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ARial1" svg:font-family="ARial" style:font-family-generic="roman"/>
    <style:font-face style:name="Liberation Sans1" svg:font-family="'Liberation Sans'" style:font-family-generic="roman"/>
    <style:font-face style:name="Arial1" svg:font-family="Arial" style:font-family-generic="swiss"/>
    <style:font-face style:name="Monospace" svg:font-family="Monospace" style:font-pitch="fixed"/>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771in" fo:margin-left="0.0042in" fo:margin-right="0.0188in" table:align="margins" style:writing-mode="lr-tb"/>
    </style:style>
    <style:style style:name="Table1.A" style:family="table-column">
      <style:table-column-properties style:column-width="0.7583in" style:rel-column-width="7121*"/>
    </style:style>
    <style:style style:name="Table1.C" style:family="table-column">
      <style:table-column-properties style:column-width="4.0542in" style:rel-column-width="38078*"/>
    </style:style>
    <style:style style:name="Table1.D" style:family="table-column">
      <style:table-column-properties style:column-width="1.4069in" style:rel-column-width="13215*"/>
    </style:style>
    <style:style style:name="Table1.1" style:family="table-row">
      <style:table-row-properties style:min-row-height="0.409in" style:keep-together="false" fo:keep-together="always"/>
    </style:style>
    <style:style style:name="Table1.A1" style:family="table-cell">
      <style:table-cell-properties style:vertical-align="top" fo:padding="0in" fo:border-left="0.0139in solid #000000" fo:border-right="0.0139in solid #000000" fo:border-top="0.0139in solid #000000" fo:border-bottom="0.0069in solid #000000" style:writing-mode="lr-tb"/>
    </style:style>
    <style:style style:name="Table1.A2" style:family="table-cell">
      <style:table-cell-properties style:vertical-align="top" fo:padding="0in" fo:border-left="0.0139in solid #000000" fo:border-right="none" fo:border-top="0.0069in solid #000000" fo:border-bottom="0.0069in solid #000000" style:writing-mode="lr-tb"/>
    </style:style>
    <style:style style:name="Table1.B2" style:family="table-cell">
      <style:table-cell-properties style:vertical-align="top" fo:padding="0in" fo:border-left="0.0069in solid #000000" fo:border-right="none" fo:border-top="0.0069in solid #000000" fo:border-bottom="0.0069in solid #000000" style:writing-mode="lr-tb"/>
    </style:style>
    <style:style style:name="Table1.D2" style:family="table-cell">
      <style:table-cell-properties style:vertical-align="top" fo:padding="0in" fo:border-left="0.0069in solid #000000" fo:border-right="0.0139in solid #000000" fo:border-top="0.0069in solid #000000" fo:border-bottom="0.0069in solid #000000" style:writing-mode="lr-tb"/>
    </style:style>
    <style:style style:name="Table1.3" style:family="table-row">
      <style:table-row-properties style:keep-together="false" fo:keep-together="always"/>
    </style:style>
    <style:style style:name="Table1.A3" style:family="table-cell" style:data-style-name="N0">
      <style:table-cell-properties style:vertical-align="top" fo:padding="0in" fo:border-left="0.0139in solid #000000" fo:border-right="none" fo:border-top="0.0069in solid #000000" fo:border-bottom="0.0069in solid #000000" style:writing-mode="lr-tb"/>
    </style:style>
    <style:style style:name="Table1.B3" style:family="table-cell" style:data-style-name="N37">
      <style:table-cell-properties style:vertical-align="top" fo:padding="0in" fo:border-left="0.0069in solid #000000" fo:border-right="none" fo:border-top="0.0069in solid #000000" fo:border-bottom="0.0069in solid #000000" style:writing-mode="lr-tb"/>
    </style:style>
    <style:style style:name="Table1.A8" style:family="table-cell">
      <style:table-cell-properties style:vertical-align="top" fo:padding="0in" fo:border-left="0.0139in solid #000000" fo:border-right="none" fo:border-top="none" fo:border-bottom="0.0069in solid #000000" style:writing-mode="lr-tb"/>
    </style:style>
    <style:style style:name="Table1.B8" style:family="table-cell">
      <style:table-cell-properties style:vertical-align="top" fo:padding="0in" fo:border-left="0.0069in solid #000000" fo:border-right="none" fo:border-top="none" fo:border-bottom="0.0069in solid #000000" style:writing-mode="lr-tb"/>
    </style:style>
    <style:style style:name="Table1.D8" style:family="table-cell">
      <style:table-cell-properties style:vertical-align="top" fo:padding="0in" fo:border-left="0.0069in solid #000000" fo:border-right="0.0139in solid #000000" fo:border-top="none" fo:border-bottom="0.0069in solid #000000" style:writing-mode="lr-tb"/>
    </style:style>
    <style:style style:name="Table2" style:family="table">
      <style:table-properties style:width="5.5in" table:align="center"/>
    </style:style>
    <style:style style:name="Table2.A" style:family="table-column">
      <style:table-column-properties style:column-width="2.7493in"/>
    </style:style>
    <style:style style:name="Table2.B" style:family="table-column">
      <style:table-column-properties style:column-width="2.7507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data-style-name="N0">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0.0007in solid #000000" fo:border-top="none" fo:border-bottom="0.0007in solid #000000"/>
    </style:style>
    <style:style style:name="Table5" style:family="table">
      <style:table-properties style:width="5.5in" table:align="center"/>
    </style:style>
    <style:style style:name="Table5.A" style:family="table-column">
      <style:table-column-properties style:column-width="2.75in"/>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B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B2" style:family="table-cell">
      <style:table-cell-properties style:vertical-align="middle" fo:padding="0.0382in" fo:border-left="0.0007in solid #000000" fo:border-right="0.0007in solid #000000" fo:border-top="none" fo:border-bottom="0.0007in solid #000000"/>
    </style:style>
    <style:style style:name="Table6" style:family="table">
      <style:table-properties style:width="7in" table:align="margins"/>
    </style:style>
    <style:style style:name="Table6.A" style:family="table-column">
      <style:table-column-properties style:column-width="2.5in" style:rel-column-width="3600*"/>
    </style:style>
    <style:style style:name="Table6.B" style:family="table-column">
      <style:table-column-properties style:column-width="1in" style:rel-column-width="1440*"/>
    </style:style>
    <style:style style:name="Table6.C" style:family="table-column">
      <style:table-column-properties style:column-width="1.25in" style:rel-column-width="1800*"/>
    </style:style>
    <style:style style:name="Table6.E" style:family="table-column">
      <style:table-column-properties style:column-width="0.5in" style:rel-column-width="720*"/>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B2"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able6.F2" style:family="table-cell" style:data-style-name="N0">
      <style:table-cell-properties fo:background-color="#e6e6e6" fo:padding="0.0382in" fo:border-left="0.0007in solid #000000" fo:border-right="0.0007in solid #000000" fo:border-top="none" fo:border-bottom="0.0007in solid #000000">
        <style:background-image/>
      </style:table-cell-properties>
    </style:style>
    <style:style style:name="Table6.A3" style:family="table-cell">
      <style:table-cell-properties fo:background-color="#ffffff" fo:padding="0.0382in" fo:border-left="0.0007in solid #000000" fo:border-right="none" fo:border-top="none" fo:border-bottom="0.0007in solid #000000">
        <style:background-image/>
      </style:table-cell-properties>
    </style:style>
    <style:style style:name="Table6.F3" style:family="table-cell" style:data-style-name="N0">
      <style:table-cell-properties fo:background-color="#ffffff" fo:padding="0.0382in" fo:border-left="0.0007in solid #000000" fo:border-right="0.0007in solid #000000" fo:border-top="none" fo:border-bottom="0.0007in solid #000000">
        <style:background-image/>
      </style:table-cell-properties>
    </style:style>
    <style:style style:name="Table6.B19" style:family="table-cell" style:data-style-name="N0">
      <style:table-cell-properties fo:background-color="#ffffff" fo:padding="0.0382in" fo:border-left="0.0007in solid #000000" fo:border-right="none" fo:border-top="none" fo:border-bottom="0.0007in solid #000000">
        <style:background-image/>
      </style:table-cell-properties>
    </style:style>
    <style:style style:name="Table6.A22" style:family="table-cell">
      <style:table-cell-properties fo:padding="0.0382in" fo:border-left="0.0007in solid #000000" fo:border-right="none" fo:border-top="none" fo:border-bottom="0.0007in solid #000000"/>
    </style:style>
    <style:style style:name="Table6.F22" style:family="table-cell" style:data-style-name="N0">
      <style:table-cell-properties fo:padding="0.0382in" fo:border-left="0.0007in solid #000000" fo:border-right="0.0007in solid #000000" fo:border-top="none" fo:border-bottom="0.0007in solid #000000"/>
    </style:style>
    <style:style style:name="Table6.F36"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6.F39" style:family="table-cell">
      <style:table-cell-properties fo:padding="0.0382in" fo:border-left="0.0007in solid #000000" fo:border-right="0.0007in solid #000000" fo:border-top="none" fo:border-bottom="0.0007in solid #000000"/>
    </style:style>
    <style:style style:name="Table7" style:family="table">
      <style:table-properties style:width="7.0056in" fo:margin-left="0in" fo:margin-right="-0.0056in" table:align="margins"/>
    </style:style>
    <style:style style:name="Table7.A" style:family="table-column">
      <style:table-column-properties style:column-width="2.7868in" style:rel-column-width="4013*"/>
    </style:style>
    <style:style style:name="Table7.B" style:family="table-column">
      <style:table-column-properties style:column-width="1.4125in" style:rel-column-width="2034*"/>
    </style:style>
    <style:style style:name="Table7.C" style:family="table-column">
      <style:table-column-properties style:column-width="1.1667in" style:rel-column-width="1680*"/>
    </style:style>
    <style:style style:name="Table7.E" style:family="table-column">
      <style:table-column-properties style:column-width="0.4729in" style:rel-column-width="681*"/>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E2" style:family="table-cell" style:data-style-name="N0">
      <style:table-cell-properties fo:background-color="#e6e6e6" fo:padding="0.0382in" fo:border-left="0.0007in solid #000000" fo:border-right="0.0007in solid #000000" fo:border-top="none" fo:border-bottom="0.0007in solid #000000">
        <style:background-image/>
      </style:table-cell-properties>
    </style:style>
    <style:style style:name="Table7.A3" style:family="table-cell">
      <style:table-cell-properties fo:background-color="#ffffff" fo:padding="0.0382in" fo:border-left="0.0007in solid #000000" fo:border-right="none" fo:border-top="none" fo:border-bottom="0.0007in solid #000000">
        <style:background-image/>
      </style:table-cell-properties>
    </style:style>
    <style:style style:name="Table7.E3" style:family="table-cell" style:data-style-name="N0">
      <style:table-cell-properties fo:background-color="#ffffff" fo:padding="0.0382in" fo:border-left="0.0007in solid #000000" fo:border-right="0.0007in solid #000000" fo:border-top="none" fo:border-bottom="0.0007in solid #000000">
        <style:background-image/>
      </style:table-cell-properties>
    </style:style>
    <style:style style:name="Table7.A23" style:family="table-cell">
      <style:table-cell-properties fo:padding="0.0382in" fo:border-left="0.0007in solid #000000" fo:border-right="none" fo:border-top="none" fo:border-bottom="0.0007in solid #000000"/>
    </style:style>
    <style:style style:name="Table7.E23" style:family="table-cell" style:data-style-name="N0">
      <style:table-cell-properties fo:padding="0.0382in" fo:border-left="0.0007in solid #000000" fo:border-right="0.0007in solid #000000" fo:border-top="none" fo:border-bottom="0.0007in solid #000000"/>
    </style:style>
    <style:style style:name="Table7.E24" style:family="table-cell">
      <style:table-cell-properties fo:padding="0.0382in" fo:border-left="0.0007in solid #000000" fo:border-right="0.0007in solid #000000" fo:border-top="none" fo:border-bottom="0.0007in solid #000000"/>
    </style:style>
    <style:style style:name="Table4" style:family="table">
      <style:table-properties style:width="5.5in" table:align="center"/>
    </style:style>
    <style:style style:name="Table4.A" style:family="table-column">
      <style:table-column-properties style:column-width="2.75in"/>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5.5in" fo:margin-left="0.75in" fo:margin-right="0.75in" table:align="margins"/>
    </style:style>
    <style:style style:name="Table3.A" style:family="table-column">
      <style:table-column-properties style:column-width="2.75in" style:rel-column-width="32767*"/>
    </style:style>
    <style:style style:name="Table3.B" style:family="table-column">
      <style:table-column-properties style:column-width="2.7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ab-stops>
          <style:tab-stop style:position="4.5in"/>
          <style:tab-stop style:position="6in" style:type="right"/>
        </style:tab-stops>
      </style:paragraph-properties>
      <style:text-properties fo:font-style="italic" style:font-style-asian="italic" style:font-style-complex="italic"/>
    </style:style>
    <style:style style:name="P2" style:family="paragraph" style:parent-style-name="Header">
      <style:paragraph-properties>
        <style:tab-stops>
          <style:tab-stop style:position="6in" style:type="right"/>
        </style:tab-stops>
      </style:paragraph-properties>
      <style:text-properties fo:font-size="10pt" style:font-size-asian="10pt"/>
    </style:style>
    <style:style style:name="P3" style:family="paragraph" style:parent-style-name="Header">
      <style:paragraph-properties fo:text-align="center" style:justify-single-word="false">
        <style:tab-stops>
          <style:tab-stop style:position="6in" style:type="right"/>
        </style:tab-stops>
      </style:paragraph-properties>
      <style:text-properties style:font-name="Times New Roman" fo:font-weight="bold" style:font-weight-asian="bold" style:font-weight-complex="bold"/>
    </style:style>
    <style:style style:name="P4" style:family="paragraph" style:parent-style-name="Title">
      <style:text-properties style:font-name="Times New Roman" fo:font-size="10pt" fo:font-weight="normal" style:font-size-asian="10pt" style:font-weight-asian="normal"/>
    </style:style>
    <style:style style:name="P5" style:family="paragraph" style:parent-style-name="Title">
      <style:text-properties style:font-name="Times New Roman" fo:font-size="10pt" fo:language="zxx" fo:country="none" fo:font-weight="normal" style:font-size-asian="10pt" style:language-asian="zxx" style:country-asian="none" style:font-weight-asian="normal"/>
    </style:style>
    <style:style style:name="P6" style:family="paragraph" style:parent-style-name="table_20_mid_20_category">
      <style:paragraph-properties fo:margin-top="0in" fo:margin-bottom="0in" fo:keep-together="auto"/>
      <style:text-properties style:font-name="Times New Roman" fo:font-size="10pt" style:font-size-asian="10pt"/>
    </style:style>
    <style:style style:name="P7" style:family="paragraph" style:parent-style-name="Standard">
      <style:paragraph-properties fo:margin-top="0in" fo:margin-bottom="0in" fo:text-align="center" style:justify-single-word="false"/>
      <style:text-properties style:font-name="Times New Roman" fo:font-size="10pt" fo:font-weight="bold" style:font-size-asian="10pt" style:font-weight-asian="bold"/>
    </style:style>
    <style:style style:name="P8" style:family="paragraph" style:parent-style-name="Standard">
      <style:paragraph-properties fo:margin-top="0in" fo:margin-bottom="0in" fo:text-align="start" style:justify-single-word="false"/>
      <style:text-properties style:font-name="Arial1" fo:font-size="10pt" fo:font-weight="bold" style:font-size-asian="10pt" style:font-weight-asian="bold"/>
    </style:style>
    <style:style style:name="P9" style:family="paragraph" style:parent-style-name="Standard">
      <style:paragraph-properties fo:margin-top="0in" fo:margin-bottom="0in" fo:text-align="justify" style:justify-single-word="false"/>
      <style:text-properties style:font-name="Arial1" fo:font-size="10pt" fo:font-weight="normal" style:font-size-asian="10pt" style:font-weight-asian="normal" style:font-weight-complex="normal"/>
    </style:style>
    <style:style style:name="P10" style:family="paragraph" style:parent-style-name="Standard">
      <style:paragraph-properties fo:margin-top="0in" fo:margin-bottom="0in" fo:text-align="justify" style:justify-single-word="false"/>
      <style:text-properties style:font-name="Arial1" fo:font-size="12pt" fo:font-weight="normal" style:font-size-asian="12pt" style:font-weight-asian="normal" style:font-size-complex="12pt" style:font-weight-complex="normal"/>
    </style:style>
    <style:style style:name="P11" style:family="paragraph" style:parent-style-name="Index_20_Heading">
      <style:paragraph-properties fo:orphans="2" fo:widows="2" style:snap-to-layout-grid="false"/>
    </style:style>
    <style:style style:name="P12" style:family="paragraph" style:parent-style-name="Text_20_body">
      <style:text-properties style:font-name="Times New Roman" fo:font-size="10pt" fo:font-weight="normal" style:font-size-asian="10pt" style:font-weight-asian="normal"/>
    </style:style>
    <style:style style:name="P13" style:family="paragraph" style:parent-style-name="Standard">
      <style:paragraph-properties fo:text-align="center" style:justify-single-word="false"/>
      <style:text-properties fo:font-size="26pt" fo:font-style="italic" fo:font-weight="bold" style:font-size-asian="26pt" style:font-style-asian="italic" style:font-weight-asian="bold"/>
    </style:style>
    <style:style style:name="P14" style:family="paragraph" style:parent-style-name="Standard">
      <style:paragraph-properties fo:text-align="center" style:justify-single-word="false"/>
      <style:text-properties fo:font-size="16pt" fo:font-style="italic" fo:font-weight="bold" style:font-size-asian="16pt" style:font-style-asian="italic" style:font-weight-asian="bold"/>
    </style:style>
    <style:style style:name="P15" style:family="paragraph" style:parent-style-name="Standard">
      <style:paragraph-properties fo:text-align="center" style:justify-single-word="false" fo:orphans="0" fo:widows="0"/>
      <style:text-properties fo:font-size="16pt" fo:font-style="italic" fo:font-weight="bold" style:font-size-asian="16pt" style:font-style-asian="italic" style:font-weight-asian="bold"/>
    </style:style>
    <style:style style:name="P16" style:family="paragraph" style:parent-style-name="Standard">
      <style:paragraph-properties fo:text-align="center" style:justify-single-word="false"/>
      <style:text-properties fo:font-size="16pt" fo:font-weight="bold" style:font-size-asian="16pt" style:font-weight-asian="bold"/>
    </style:style>
    <style:style style:name="P17" style:family="paragraph" style:parent-style-name="Standard">
      <style:paragraph-properties fo:text-align="center" style:justify-single-word="false" fo:orphans="0" fo:widows="0"/>
      <style:text-properties fo:font-size="16pt" fo:font-weight="bold" style:font-size-asian="16pt" style:font-weight-asian="bold"/>
    </style:style>
    <style:style style:name="P18" style:family="paragraph" style:parent-style-name="Standard">
      <style:paragraph-properties fo:text-align="center" style:justify-single-word="false" fo:orphans="0" fo:widows="0"/>
      <style:text-properties fo:font-size="16pt" style:font-size-asian="16pt"/>
    </style:style>
    <style:style style:name="P19" style:family="paragraph" style:parent-style-name="Standard">
      <style:paragraph-properties fo:text-align="center" style:justify-single-word="false" style:snap-to-layout-grid="false"/>
      <style:text-properties fo:font-size="10pt" style:font-size-asian="10pt"/>
    </style:style>
    <style:style style:name="P20" style:family="paragraph" style:parent-style-name="Standard">
      <style:text-properties style:font-name="Monospace"/>
    </style:style>
    <style:style style:name="P21" style:family="paragraph" style:parent-style-name="Standard">
      <style:text-properties style:font-name="Monospace" fo:font-size="10pt" style:font-name-asian="Monospace" style:font-size-asian="10pt" style:font-name-complex="Monospace" style:font-size-complex="10pt"/>
    </style:style>
    <style:style style:name="P22" style:family="paragraph" style:parent-style-name="Standard">
      <style:text-properties style:font-name="Monospace" fo:font-size="10pt" style:font-size-asian="10pt" style:font-size-complex="10pt"/>
    </style:style>
    <style:style style:name="P23" style:family="paragraph" style:parent-style-name="Standard">
      <style:text-properties style:font-name="Arial1"/>
    </style:style>
    <style:style style:name="P24" style:family="paragraph" style:parent-style-name="Standard">
      <style:text-properties style:font-name="Arial1" fo:font-size="10pt" style:font-size-asian="10pt" style:font-size-complex="10pt"/>
    </style:style>
    <style:style style:name="P25" style:family="paragraph" style:parent-style-name="Standard">
      <style:paragraph-properties fo:text-align="justify" style:justify-single-word="false"/>
      <style:text-properties style:font-name="Arial1"/>
    </style:style>
    <style:style style:name="P26" style:family="paragraph" style:parent-style-name="Standard">
      <style:text-properties style:font-name="Arial1" fo:font-weight="bold" style:font-weight-asian="bold" style:font-weight-complex="bold"/>
    </style:style>
    <style:style style:name="P27" style:family="paragraph" style:parent-style-name="Standard">
      <style:paragraph-properties fo:text-align="center" style:justify-single-word="false"/>
      <style:text-properties style:font-name="Arial1" fo:font-style="italic" style:font-style-asian="italic" style:font-style-complex="italic"/>
    </style:style>
    <style:style style:name="P28" style:family="paragraph" style:parent-style-name="Standard">
      <style:paragraph-properties fo:text-align="justify" style:justify-single-word="false"/>
      <style:text-properties style:font-name="Arial1" fo:font-weight="normal" style:font-weight-asian="normal" style:font-weight-complex="normal"/>
    </style:style>
    <style:style style:name="P29" style:family="paragraph" style:parent-style-name="Standard">
      <style:paragraph-properties fo:text-align="center" style:justify-single-word="false"/>
      <style:text-properties style:font-name="Arial1"/>
    </style:style>
    <style:style style:name="P30" style:family="paragraph" style:parent-style-name="Standard">
      <style:paragraph-properties fo:text-align="start" style:justify-single-word="false"/>
      <style:text-properties style:font-name="Arial1"/>
    </style:style>
    <style:style style:name="P31" style:family="paragraph" style:parent-style-name="Standard">
      <style:text-properties fo:color="#000000" style:font-name="Arial1" fo:font-size="12pt" fo:font-style="normal" style:font-size-asian="12pt" style:font-style-asian="normal" style:font-size-complex="12pt" style:font-style-complex="normal"/>
    </style:style>
    <style:style style:name="P32" style:family="paragraph" style:parent-style-name="Standard">
      <style:paragraph-properties fo:margin-top="0.0835in" fo:margin-bottom="0.0835in" fo:text-align="center" style:justify-single-word="false" style:snap-to-layout-grid="false"/>
      <style:text-properties fo:font-size="10pt" fo:font-weight="bold" style:font-size-asian="10pt" style:font-weight-asian="bold"/>
    </style:style>
    <style:style style:name="P33" style:family="paragraph" style:parent-style-name="Table_20_Contents">
      <style:text-properties style:font-name="Arial1"/>
    </style:style>
    <style:style style:name="P34" style:family="paragraph" style:parent-style-name="Table_20_Contents">
      <style:paragraph-properties fo:text-align="start" style:justify-single-word="false"/>
      <style:text-properties style:font-name="Arial1" fo:font-size="12pt" style:font-size-asian="12pt" style:font-size-complex="12pt"/>
    </style:style>
    <style:style style:name="P35" style:family="paragraph" style:parent-style-name="Table_20_Contents">
      <style:paragraph-properties fo:text-align="start" style:justify-single-word="false"/>
      <style:text-properties style:font-name="Arial1" fo:font-size="12pt" fo:font-style="italic" style:font-size-asian="12pt" style:font-style-asian="italic" style:font-size-complex="12pt" style:font-style-complex="italic"/>
    </style:style>
    <style:style style:name="P36"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style:font-name="Arial1" fo:font-weight="bold" style:font-weight-asian="bold" style:font-weight-complex="bold"/>
    </style:style>
    <style:style style:name="P38" style:family="paragraph" style:parent-style-name="Table_20_Contents">
      <style:text-properties fo:color="#000000" style:font-name="Arial1" fo:font-size="12pt" style:font-name-asian="Monospace" style:font-size-asian="12pt" style:font-name-complex="Monospace" style:font-size-complex="12pt"/>
    </style:style>
    <style:style style:name="P39"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40"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4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text-underline-style="none" style:font-name-asian="Monospace" style:font-size-asian="10pt" style:font-name-complex="Monospace" style:font-size-complex="10pt"/>
    </style:style>
    <style:style style:name="P4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43"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8pt" style:font-name-asian="Monospace" style:font-size-asian="8pt" style:font-name-complex="Monospace" style:font-size-complex="8pt"/>
    </style:style>
    <style:style style:name="P44"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10pt" style:font-name-asian="Monospace" style:font-size-asian="10pt" style:font-name-complex="Monospace" style:font-size-complex="10pt"/>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1" fo:font-size="12pt" fo:font-style="normal" style:font-name-asian="Monospace" style:font-size-asian="12pt" style:font-style-asian="normal" style:font-name-complex="Monospace" style:font-size-complex="12pt" style:font-style-complex="normal"/>
    </style:style>
    <style:style style:name="P46"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fo:font-style="normal" style:font-name-asian="Monospace" style:font-size-asian="10pt" style:font-style-asian="normal" style:font-name-complex="Monospace" style:font-size-complex="10pt" style:font-style-complex="normal"/>
    </style:style>
    <style:style style:name="P47" style:family="paragraph" style:parent-style-name="Standard">
      <style:paragraph-properties fo:margin-left="0in" fo:margin-right="0in" fo:text-align="start" style:justify-single-word="false" fo:text-indent="0in" style:auto-text-indent="false" style:text-autospace="none"/>
      <style:text-properties fo:font-size="10pt" style:font-size-asian="10pt" style:font-size-complex="10pt"/>
    </style:style>
    <style:style style:name="P48" style:family="paragraph" style:parent-style-name="Subtitle">
      <style:text-properties style:font-name="Times New Roman" fo:font-size="10pt" fo:font-weight="normal" style:font-size-asian="10pt" style:font-weight-asian="normal"/>
    </style:style>
    <style:style style:name="P49" style:family="paragraph" style:parent-style-name="Text_20_body">
      <style:text-properties fo:color="#000000" fo:font-size="10pt" style:font-size-asian="10pt" style:font-size-complex="10pt"/>
    </style:style>
    <style:style style:name="P50" style:family="paragraph" style:parent-style-name="Text_20_body">
      <style:text-properties fo:color="#000000" fo:font-size="12pt" style:font-size-asian="12pt" style:font-size-complex="12pt"/>
    </style:style>
    <style:style style:name="P51" style:family="paragraph" style:parent-style-name="Text_20_body">
      <style:text-properties style:font-name="Times New Roman" fo:font-size="10pt" fo:font-weight="normal" style:font-size-asian="10pt" style:font-weight-asian="normal"/>
    </style:style>
    <style:style style:name="P52" style:family="paragraph" style:parent-style-name="Index_20_Heading" style:master-page-name="First_20_Page">
      <style:paragraph-properties style:page-number="1"/>
    </style:style>
    <style:style style:name="P53" style:family="paragraph" style:parent-style-name="Header">
      <style:text-properties fo:font-style="italic" style:font-style-asian="italic" style:font-style-complex="italic"/>
    </style:style>
    <style:style style:name="P54" style:family="paragraph" style:parent-style-name="Contents_20_1">
      <style:paragraph-properties>
        <style:tab-stops>
          <style:tab-stop style:position="7in" style:type="right" style:leader-style="dotted" style:leader-text="."/>
        </style:tab-stops>
      </style:paragraph-properties>
    </style:style>
    <style:style style:name="P55" style:family="paragraph" style:parent-style-name="Heading_20_1">
      <style:text-properties style:font-name="Arial1"/>
    </style:style>
    <style:style style:name="P56" style:family="paragraph" style:parent-style-name="Heading_20_1">
      <style:paragraph-properties fo:text-align="justify" style:justify-single-word="false"/>
      <style:text-properties style:font-name="Arial1"/>
    </style:style>
    <style:style style:name="P57" style:family="paragraph" style:parent-style-name="Table_20_Contents">
      <style:text-properties style:font-name="Arial1"/>
    </style:style>
    <style:style style:name="P58" style:family="paragraph" style:parent-style-name="Table_20_Contents">
      <style:paragraph-properties fo:text-align="center" style:justify-single-word="false"/>
      <style:text-properties style:font-name="Arial1" fo:font-weight="bold" style:font-weight-asian="bold" style:font-weight-complex="bold"/>
    </style:style>
    <style:style style:name="P59" style:family="paragraph" style:parent-style-name="Table_20_Contents">
      <style:paragraph-properties fo:text-align="justify" style:justify-single-word="false"/>
      <style:text-properties style:font-name="Arial1" fo:font-size="12pt" style:font-name-asian="Monospace" style:font-size-asian="12pt" style:font-name-complex="Monospace" style:font-size-complex="12pt"/>
    </style:style>
    <style:style style:name="P60" style:family="paragraph" style:parent-style-name="Table_20_Contents">
      <style:paragraph-properties fo:text-align="center" style:justify-single-word="false"/>
      <style:text-properties style:font-name="Arial1" fo:font-size="12pt" style:font-name-asian="Monospace" style:font-size-asian="12pt" style:font-name-complex="Monospace" style:font-size-complex="12pt"/>
    </style:style>
    <style:style style:name="P61" style:family="paragraph" style:parent-style-name="Table_20_Contents">
      <style:paragraph-properties fo:text-align="center" style:justify-single-word="false"/>
      <style:text-properties style:font-name="Arial1" fo:font-size="12pt" fo:font-weight="bold" style:font-name-asian="Monospace" style:font-size-asian="12pt" style:font-weight-asian="bold" style:font-name-complex="Monospace" style:font-size-complex="12pt" style:font-weight-complex="bold"/>
    </style:style>
    <style:style style:name="P62" style:family="paragraph" style:parent-style-name="Table_20_Contents">
      <style:paragraph-properties fo:text-align="center" style:justify-single-word="false"/>
      <style:text-properties style:font-name="Arial1"/>
    </style:style>
    <style:style style:name="P63" style:family="paragraph" style:parent-style-name="Table_20_Contents">
      <style:text-properties fo:color="#000000" style:font-name="Arial1" fo:font-size="12pt" style:font-name-asian="Monospace" style:font-size-asian="12pt" style:font-name-complex="Monospace" style:font-size-complex="12pt"/>
    </style:style>
    <style:style style:name="P64" style:family="paragraph" style:parent-style-name="Table_20_Contents">
      <style:text-properties fo:font-weight="bold" style:font-weight-asian="bold" style:font-weight-complex="bold"/>
    </style:style>
    <style:style style:name="P65" style:family="paragraph" style:parent-style-name="Table_20_Contents">
      <style:paragraph-properties fo:text-align="start" style:justify-single-word="false"/>
      <style:text-properties fo:font-weight="bold" style:font-weight-asian="bold" style:font-weight-complex="bold"/>
    </style:style>
    <style:style style:name="P66" style:family="paragraph" style:parent-style-name="Heading_20_2">
      <style:text-properties style:font-name="Arial1"/>
    </style:style>
    <style:style style:name="P67" style:family="paragraph" style:parent-style-name="Heading_20_2">
      <style:paragraph-properties fo:text-align="justify" style:justify-single-word="false"/>
    </style:style>
    <style:style style:name="P68" style:family="paragraph" style:parent-style-name="Contents_20_2">
      <style:paragraph-properties>
        <style:tab-stops>
          <style:tab-stop style:position="6.8035in" style:type="right" style:leader-style="dotted" style:leader-text="."/>
        </style:tab-stops>
      </style:paragraph-properties>
    </style:style>
    <style:style style:name="P69" style:family="paragraph" style:parent-style-name="Standard">
      <style:text-properties style:font-name="Arial1"/>
    </style:style>
    <style:style style:name="P70" style:family="paragraph" style:parent-style-name="Standard">
      <style:paragraph-properties fo:text-align="justify" style:justify-single-word="false"/>
      <style:text-properties style:font-name="Arial1" fo:font-weight="normal" style:font-weight-asian="normal" style:font-weight-complex="normal"/>
    </style:style>
    <style:style style:name="P71"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Arial1" fo:font-size="12pt" style:font-size-asian="12pt" style:font-size-complex="12pt"/>
    </style:style>
    <style:style style:name="P74" style:family="paragraph" style:parent-style-name="Standard">
      <style:paragraph-properties fo:text-align="justify" style:justify-single-word="false"/>
      <style:text-properties style:font-name="Arial1"/>
    </style:style>
    <style:style style:name="P75" style:family="paragraph" style:parent-style-name="Standard">
      <style:paragraph-properties fo:text-align="start" style:justify-single-word="false"/>
      <style:text-properties style:font-name="Arial1"/>
    </style:style>
    <style:style style:name="P76" style:family="paragraph" style:parent-style-name="Standard">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77" style:family="paragraph" style:parent-style-name="Standard">
      <style:paragraph-properties fo:text-align="justify"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78" style:family="paragraph" style:parent-style-name="Standard">
      <style:paragraph-properties fo:text-align="center"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79" style:family="paragraph" style:parent-style-name="Standard">
      <style:text-properties fo:color="#000000" style:font-name="Arial1" fo:font-size="12pt" fo:font-style="normal" style:font-size-asian="12pt" style:font-style-asian="normal" style:font-size-complex="12pt" style:font-style-complex="normal"/>
    </style:style>
    <style:style style:name="P80" style:family="paragraph" style:parent-style-name="Standard">
      <style:paragraph-properties fo:text-align="center" style:justify-single-word="false"/>
      <style:text-properties fo:color="#000000" style:font-name="Arial1" fo:font-size="12pt" fo:font-style="normal" style:font-size-asian="12pt" style:font-style-asian="normal" style:font-size-complex="12pt" style:font-style-complex="normal"/>
    </style:style>
    <style:style style:name="P81" style:family="paragraph" style:parent-style-name="Standard">
      <style:paragraph-properties fo:text-align="justify" style:justify-single-word="false"/>
      <style:text-properties fo:color="#000000" style:font-name="Arial1" fo:font-size="12pt" style:font-name-asian="Monospace" style:font-size-asian="12pt" style:font-name-complex="Monospace" style:font-size-complex="12pt"/>
    </style:style>
    <style:style style:name="P82" style:family="paragraph" style:parent-style-name="Standard">
      <style:paragraph-properties fo:text-align="start" style:justify-single-word="fals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83" style:family="paragraph" style:parent-style-name="Standard">
      <style:text-properties fo:color="#0000c0" style:font-name="Arial1" fo:font-size="8pt" fo:font-style="normal" style:font-name-asian="Monospace" style:font-size-asian="8pt" style:font-style-asian="normal" style:font-name-complex="Monospace" style:font-size-complex="8pt" style:font-style-complex="normal"/>
    </style:style>
    <style:style style:name="P84" style:family="paragraph" style:parent-style-name="Standard">
      <style:text-properties fo:color="#0000c0" style:font-name="Arial1" fo:font-size="8pt" fo:font-style="normal" style:text-underline-style="solid" style:text-underline-width="auto" style:text-underline-color="font-color" style:font-name-asian="Monospace" style:font-size-asian="8pt" style:font-style-asian="normal" style:font-name-complex="Monospace" style:font-size-complex="8pt" style:font-style-complex="normal"/>
    </style:style>
    <style:style style:name="P85" style:family="paragraph" style:parent-style-name="Standard">
      <style:text-properties style:font-name="Monospace"/>
    </style:style>
    <style:style style:name="P86" style:family="paragraph" style:parent-style-name="Standard">
      <style:paragraph-properties fo:text-align="justify" style:justify-single-word="false"/>
    </style:style>
    <style:style style:name="P87" style:family="paragraph" style:parent-style-name="Standard">
      <style:paragraph-properties fo:text-align="justify" style:justify-single-word="false"/>
      <style:text-properties style:font-name="Monospace" fo:font-size="10pt" style:font-size-asian="10pt" style:font-size-complex="10pt"/>
    </style:style>
    <style:style style:name="P88" style:family="paragraph" style:parent-style-name="Standard">
      <style:paragraph-properties fo:text-align="center" style:justify-single-word="false"/>
      <style:text-properties fo:font-size="16pt" fo:font-weight="bold" style:font-size-asian="16pt" style:font-weight-asian="bold"/>
    </style:style>
    <style:style style:name="P89" style:family="paragraph" style:parent-style-name="Standard">
      <style:paragraph-properties fo:margin-left="0in" fo:margin-right="0in" fo:text-align="justify"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9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text-underline-style="none" style:font-name-asian="Monospace" style:font-size-asian="10pt" style:font-name-complex="Monospace" style:font-size-complex="10pt"/>
    </style:style>
    <style:style style:name="P91"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92" style:family="paragraph" style:parent-style-name="Standard">
      <style:paragraph-properties fo:margin-left="0in" fo:margin-right="0in" fo:text-align="justify" style:justify-single-word="false" fo:text-indent="0in" style:auto-text-indent="false" style:text-autospace="non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93"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10pt" fo:font-style="normal" style:font-name-asian="Monospace" style:font-size-asian="10pt" style:font-style-asian="normal" style:font-name-complex="Monospace" style:font-size-complex="10pt" style:font-style-complex="normal"/>
    </style:style>
    <style:style style:name="P9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9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96"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9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9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text-underline-style="none" style:font-name-asian="Monospace" style:font-size-asian="10pt" style:font-name-complex="Monospace" style:font-size-complex="10pt"/>
    </style:style>
    <style:style style:name="P99"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00" style:family="paragraph" style:parent-style-name="Standard">
      <style:paragraph-properties fo:margin-left="0in" fo:margin-right="0in" fo:text-align="justify"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0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text-underline-style="none" style:font-name-asian="Monospace" style:font-size-asian="10pt" style:font-name-complex="Monospace" style:font-size-complex="10pt"/>
    </style:style>
    <style:style style:name="P102"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1" fo:font-size="12pt" fo:font-style="normal" style:font-name-asian="Monospace" style:font-size-asian="12pt" style:font-style-asian="normal" style:font-name-complex="Monospace" style:font-size-complex="12pt" style:font-style-complex="normal"/>
    </style:style>
    <style:style style:name="P103"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fo:font-style="normal" style:text-underline-style="none" style:font-name-asian="Monospace" style:font-size-asian="10pt" style:font-style-asian="normal" style:font-name-complex="Monospace" style:font-size-complex="10pt" style:font-style-complex="normal"/>
    </style:style>
    <style:style style:name="P104" style:family="paragraph" style:parent-style-name="Standard">
      <style:paragraph-properties fo:margin-left="0in" fo:margin-right="0in" fo:text-align="justify" style:justify-single-word="false" fo:text-indent="0in" style:auto-text-indent="false" style:text-autospace="none"/>
      <style:text-properties fo:color="#0000c0" style:font-name="Arial1" fo:font-size="12pt" fo:font-style="normal" style:font-name-asian="Monospace" style:font-size-asian="12pt" style:font-style-asian="normal" style:font-name-complex="Monospace" style:font-size-complex="12pt" style:font-style-complex="normal"/>
    </style:style>
    <style:style style:name="P105" style:family="paragraph" style:parent-style-name="Standard">
      <style:paragraph-properties fo:margin-top="0in" fo:margin-bottom="0in" fo:text-align="center" style:justify-single-word="false"/>
      <style:text-properties style:font-name="Times New Roman" fo:font-size="10pt" fo:font-weight="bold" style:font-size-asian="10pt" style:font-weight-asian="bold"/>
    </style:style>
    <style:style style:name="P106" style:family="paragraph" style:parent-style-name="Standard">
      <style:paragraph-properties fo:margin-top="0in" fo:margin-bottom="0in" fo:text-align="justify" style:justify-single-word="false"/>
      <style:text-properties style:font-name="Arial1" fo:font-size="12pt" fo:font-weight="normal" style:font-size-asian="12pt" style:font-weight-asian="normal" style:font-size-complex="12pt" style:font-weight-complex="normal"/>
    </style:style>
    <style:style style:name="P107" style:family="paragraph">
      <style:paragraph-properties fo:margin-left="0in" fo:margin-right="0in" fo:margin-top="0in" fo:margin-bottom="0in" fo:line-height="100%" fo:text-align="center" fo:text-indent="0in"/>
    </style:style>
    <style:style style:name="P10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size="8pt" style:font-size-asian="8pt" style:font-size-complex="8pt"/>
    </style:style>
    <style:style style:name="T5" style:family="text">
      <style:text-properties fo:color="#000000" style:font-name-asian="Monospace" style:font-name-complex="Monospace"/>
    </style:style>
    <style:style style:name="T6" style:family="text">
      <style:text-properties fo:color="#000000" style:font-name="Monospace" style:font-name-asian="Monospace" style:font-name-complex="Monospace"/>
    </style:style>
    <style:style style:name="T7" style:family="text">
      <style:text-properties fo:color="#000000" fo:font-style="italic" style:font-style-asian="italic" style:font-style-complex="italic"/>
    </style:style>
    <style:style style:name="T8" style:family="text">
      <style:text-properties fo:color="#000000" style:text-underline-style="none"/>
    </style:style>
    <style:style style:name="T9" style:family="text">
      <style:text-properties fo:color="#000000" fo:font-style="normal" style:font-style-asian="normal" style:font-style-complex="normal"/>
    </style:style>
    <style:style style:name="T10" style:family="text">
      <style:text-properties fo:color="#000000" fo:font-weight="bold" style:font-weight-asian="bold" style:font-weight-complex="bold"/>
    </style:style>
    <style:style style:name="T11" style:family="text">
      <style:text-properties fo:color="#000000" style:font-name="Arial1" fo:font-size="12pt" fo:font-style="normal" style:font-name-asian="Monospace" style:font-size-asian="12pt" style:font-style-asian="normal" style:font-name-complex="Monospace" style:font-size-complex="12pt" style:font-style-complex="normal"/>
    </style:style>
    <style:style style:name="T12" style:family="text">
      <style:text-properties fo:color="#000000" style:font-name="Arial1" fo:font-size="8pt" style:font-name-asian="Monospace" style:font-size-asian="8pt" style:font-name-complex="Monospace" style:font-size-complex="8pt"/>
    </style:style>
    <style:style style:name="T13" style:family="text">
      <style:text-properties fo:color="#7f0055" fo:font-weight="bold" style:font-weight-asian="bold" style:font-weight-complex="bold"/>
    </style:style>
    <style:style style:name="T14" style:family="text">
      <style:text-properties fo:color="#7f0055" fo:font-style="normal" fo:font-weight="bold" style:font-style-asian="normal" style:font-weight-asian="bold" style:font-style-complex="normal" style:font-weight-complex="bold"/>
    </style:style>
    <style:style style:name="T15" style:family="text">
      <style:text-properties fo:color="#0000c0"/>
    </style:style>
    <style:style style:name="T16" style:family="text">
      <style:text-properties fo:color="#0000c0" fo:font-style="italic" style:font-style-asian="italic" style:font-style-complex="italic"/>
    </style:style>
    <style:style style:name="T17" style:family="text">
      <style:text-properties fo:color="#0000c0" style:text-underline-style="none"/>
    </style:style>
    <style:style style:name="T18" style:family="text">
      <style:text-properties fo:color="#005032"/>
    </style:style>
    <style:style style:name="T19" style:family="text">
      <style:text-properties fo:color="#005032" style:font-name-asian="Monospace" style:font-name-complex="Monospace"/>
    </style:style>
    <style:style style:name="T20" style:family="text">
      <style:text-properties fo:color="#005032" style:font-name="Monospace" style:font-name-asian="Monospace" style:font-name-complex="Monospace"/>
    </style:style>
    <style:style style:name="T21" style:family="text">
      <style:text-properties fo:color="#005032" fo:font-style="normal" style:font-style-asian="normal" style:font-style-complex="normal"/>
    </style:style>
    <style:style style:name="T22" style:family="text">
      <style:text-properties fo:color="#3f7f5f"/>
    </style:style>
    <style:style style:name="T23" style:family="text">
      <style:text-properties fo:color="#3f7f5f" style:text-underline-style="none"/>
    </style:style>
    <style:style style:name="T24" style:family="text">
      <style:text-properties fo:color="#3f7f5f" style:text-underline-style="solid" style:text-underline-width="auto" style:text-underline-color="font-color"/>
    </style:style>
    <style:style style:name="T25" style:family="text">
      <style:text-properties fo:color="#3f7f5f" style:text-underline-style="solid" style:text-underline-width="auto" style:text-underline-color="font-color" style:font-name-asian="Monospace" style:font-name-complex="Monospace"/>
    </style:style>
    <style:style style:name="T26" style:family="text">
      <style:text-properties fo:color="#3f7f5f" fo:font-size="8pt" style:font-name-asian="Monospace" style:font-size-asian="8pt" style:font-name-complex="Monospace" style:font-size-complex="8pt"/>
    </style:style>
    <style:style style:name="T27" style:family="text">
      <style:text-properties fo:color="#3f7f5f" style:font-name-asian="Monospace" style:font-name-complex="Monospace"/>
    </style:style>
    <style:style style:name="T28" style:family="text">
      <style:text-properties fo:font-style="normal" style:font-style-asian="normal" style:font-style-complex="normal"/>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style:text-underline-style="none"/>
    </style:style>
    <style:style style:name="T31" style:family="text">
      <style:text-properties style:use-window-font-color="true" style:text-outline="false" style:text-line-through-style="none" style:font-name="Liberation Sans"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99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4"/>
      <text:p text:style-name="P5"/>
      <text:p text:style-name="P4"/>
      <text:p text:style-name="P4"/>
      <text:p text:style-name="P48"/>
      <text:p text:style-name="P12"/>
      <text:p text:style-name="P12"/>
      <text:p text:style-name="P12"/>
      <text:p text:style-name="P12"/>
      <text:p text:style-name="P13">GPS-SDR</text:p>
      <text:p text:style-name="P14"/>
      <text:p text:style-name="P14"/>
      <text:p text:style-name="P14"/>
      <text:p text:style-name="P16"/>
      <text:p text:style-name="P16">Interface Specification</text:p>
      <text:p text:style-name="P16"/>
      <text:p text:style-name="P16"/>
      <text:p text:style-name="P16"/>
      <text:p text:style-name="P16"/>
      <text:p text:style-name="P16"/>
      <text:p text:style-name="P15">Revision 1.0</text:p>
      <text:p text:style-name="P15"/>
      <text:p text:style-name="P15"/>
      <text:p text:style-name="P15"/>
      <text:p text:style-name="P15"/>
      <text:p text:style-name="P17"/>
      <text:p text:style-name="P18">October 9, 2008</text:p>
      <text:p text:style-name="P18"/>
      <text:p text:style-name="P2"/>
      <text:p text:style-name="P3"/>
      <text:p text:style-name="P3"/>
      <text:p text:style-name="P3"/>
      <text:p text:style-name="P3"/>
      <text:p text:style-name="P3"/>
      <text:p text:style-name="P3"/>
      <text:p text:style-name="Title"><text:soft-page-break/>Revision History</text:p>
      <text:p text:style-name="P6"/>
      <table:table table:name="Table1" table:style-name="Table1">
        <table:table-column table:style-name="Table1.A" table:number-columns-repeated="2"/>
        <table:table-column table:style-name="Table1.C"/>
        <table:table-column table:style-name="Table1.D"/>
        <table:table-row table:style-name="Table1.1">
          <table:table-cell table:style-name="Table1.A1" table:number-columns-spanned="4" office:value-type="string">
            <text:p text:style-name="P32">Revision/Change Record</text:p>
          </table:table-cell>
          <table:covered-table-cell/>
          <table:covered-table-cell/>
          <table:covered-table-cell/>
        </table:table-row>
        <table:table-row table:style-name="Table1.1">
          <table:table-cell table:style-name="Table1.A2" office:value-type="string">
            <text:p text:style-name="P32">Revision</text:p>
          </table:table-cell>
          <table:table-cell table:style-name="Table1.B2" office:value-type="string">
            <text:p text:style-name="P32">Date</text:p>
          </table:table-cell>
          <table:table-cell table:style-name="Table1.B2" office:value-type="string">
            <text:p text:style-name="P32">Description</text:p>
          </table:table-cell>
          <table:table-cell table:style-name="Table1.D2" office:value-type="string">
            <text:p text:style-name="P32">Pages Affected</text:p>
          </table:table-cell>
        </table:table-row>
        <table:table-row table:style-name="Table1.3">
          <table:table-cell table:style-name="Table1.A3" office:value-type="float" office:value="1">
            <text:p text:style-name="P19">1</text:p>
          </table:table-cell>
          <table:table-cell table:style-name="Table1.B3" office:value-type="date" office:date-value="2008-10-27">
            <text:p text:style-name="P19">10/27/08</text:p>
          </table:table-cell>
          <table:table-cell table:style-name="Table1.B2" office:value-type="string">
            <text:p text:style-name="P11">Initial Release</text:p>
          </table:table-cell>
          <table:table-cell table:style-name="Table1.D2" office:value-type="string">
            <text:p text:style-name="P19">All</text:p>
          </table:table-cell>
        </table:table-row>
        <table:table-row table:style-name="Table1.3">
          <table:table-cell table:style-name="Table1.A2" office:value-type="string">
            <text:p text:style-name="P19"/>
          </table:table-cell>
          <table:table-cell table:style-name="Table1.B2" office:value-type="string">
            <text:p text:style-name="P19"/>
          </table:table-cell>
          <table:table-cell table:style-name="Table1.B2" office:value-type="string">
            <text:p text:style-name="P11"/>
          </table:table-cell>
          <table:table-cell table:style-name="Table1.D2" office:value-type="string">
            <text:p text:style-name="P19"/>
          </table:table-cell>
        </table:table-row>
        <table:table-row table:style-name="Table1.3">
          <table:table-cell table:style-name="Table1.A2" office:value-type="string">
            <text:p text:style-name="P19"/>
          </table:table-cell>
          <table:table-cell table:style-name="Table1.B2" office:value-type="string">
            <text:p text:style-name="P19"/>
          </table:table-cell>
          <table:table-cell table:style-name="Table1.B2" office:value-type="string">
            <text:p text:style-name="P11"/>
          </table:table-cell>
          <table:table-cell table:style-name="Table1.D2" office:value-type="string">
            <text:p text:style-name="P19"/>
          </table:table-cell>
        </table:table-row>
        <table:table-row table:style-name="Table1.3">
          <table:table-cell table:style-name="Table1.A2" office:value-type="string">
            <text:p text:style-name="P19"/>
          </table:table-cell>
          <table:table-cell table:style-name="Table1.B2" office:value-type="string">
            <text:p text:style-name="P19"/>
          </table:table-cell>
          <table:table-cell table:style-name="Table1.B2" office:value-type="string">
            <text:p text:style-name="P11"/>
          </table:table-cell>
          <table:table-cell table:style-name="Table1.D2" office:value-type="string">
            <text:p text:style-name="P19"/>
          </table:table-cell>
        </table:table-row>
        <table:table-row table:style-name="Table1.3">
          <table:table-cell table:style-name="Table1.A2" office:value-type="string">
            <text:p text:style-name="P19"/>
          </table:table-cell>
          <table:table-cell table:style-name="Table1.B2" office:value-type="string">
            <text:p text:style-name="P19"/>
          </table:table-cell>
          <table:table-cell table:style-name="Table1.B2" office:value-type="string">
            <text:p text:style-name="P11"/>
          </table:table-cell>
          <table:table-cell table:style-name="Table1.D2"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row table:style-name="Table1.3">
          <table:table-cell table:style-name="Table1.A8" office:value-type="string">
            <text:p text:style-name="P19"/>
          </table:table-cell>
          <table:table-cell table:style-name="Table1.B8" office:value-type="string">
            <text:p text:style-name="P19"/>
          </table:table-cell>
          <table:table-cell table:style-name="Table1.B8" office:value-type="string">
            <text:p text:style-name="P11"/>
          </table:table-cell>
          <table:table-cell table:style-name="Table1.D8" office:value-type="string">
            <text:p text:style-name="P19"/>
          </table:table-cell>
        </table:table-row>
      </table:table>
      <text:p text:style-name="P7"><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Introduction<text:tab/>4</text:p>
          <text:p text:style-name="P54">GPS-SDR Command Arguments<text:tab/>4</text:p>
          <text:p text:style-name="P54">GPS-SDR Physical Interfaces<text:tab/>5</text:p>
          <text:p text:style-name="P54">Packets<text:tab/>6</text:p>
          <text:p text:style-name="P54">Commands<text:tab/>8</text:p>
          <text:p text:style-name="P68">RESET_PVT_C_ID<text:tab/>8</text:p>
          <text:p text:style-name="P68">RESET_EKF_C_ID<text:tab/>8</text:p>
          <text:p text:style-name="P68">RESET_CHANNEL_C_ID<text:tab/>8</text:p>
          <text:p text:style-name="P68">RESET_EPHEMERIS_C_ID<text:tab/>8</text:p>
          <text:p text:style-name="P68">RESET_ALMANAC_C_ID<text:tab/>9</text:p>
          <text:p text:style-name="P68">GET_MEASUREMENT_C_ID<text:tab/>9</text:p>
          <text:p text:style-name="P68">GET_PSEUDORANGE_C_ID<text:tab/>9</text:p>
          <text:p text:style-name="P68">GET_EPHEMERIS_C_ID<text:tab/>9</text:p>
          <text:p text:style-name="P68">GET_ALMANAC_C_ID<text:tab/>10</text:p>
          <text:p text:style-name="P68">SET_ALMANAC_C_ID<text:tab/>10</text:p>
          <text:p text:style-name="P68">SET_EPHEMERIS_C_ID<text:tab/>10</text:p>
          <text:p text:style-name="P68">COMMAND BYTEWISE TABLE<text:tab/>11</text:p>
          <text:p text:style-name="P54">Messages<text:tab/>13</text:p>
          <text:p text:style-name="P68">BOARD_HEALTH_M_ID<text:tab/>14</text:p>
          <text:p text:style-name="P68">TASK_HEALTH_M_ID<text:tab/>14</text:p>
          <text:p text:style-name="P68">CHANNEL_HEALTH_M_ID<text:tab/>15</text:p>
          <text:p text:style-name="P68">SPS_M_ID<text:tab/>16</text:p>
          <text:p text:style-name="P68">CLOCK_M_ID<text:tab/>17</text:p>
          <text:p text:style-name="P68">SV_POSITION_M_ID<text:tab/>17</text:p>
          <text:p text:style-name="P68">EKF_M_ID<text:tab/>18</text:p>
          <text:p text:style-name="P68">MEASUREMENT_M_ID<text:tab/>19</text:p>
          <text:p text:style-name="P68">PSEUDORANGE_M_ID<text:tab/>19</text:p>
          <text:p text:style-name="P68">EPHEMERIS_M_ID<text:tab/>20</text:p>
          <text:p text:style-name="P68">ALMANAC_M_ID<text:tab/>21</text:p>
          <text:p text:style-name="P68">EPHEMERIS_VALID_M_ID<text:tab/>21</text:p>
          <text:p text:style-name="P68">COMMAND_ACK_M_ID<text:tab/>21</text:p>
          <text:p text:style-name="P68">SV_PREDICTION_M_ID<text:tab/>22</text:p>
          <text:p text:style-name="P68">ACQ_COMMAND_M_ID<text:tab/>22</text:p>
          <text:p text:style-name="P68">MESSAGE BYTEWISE TABLE<text:tab/>23</text:p>
        </text:index-body>
      </text:table-of-content>
      <text:p text:style-name="P7"/>
      <text:p text:style-name="P7"/>
      <text:p text:style-name="P7"/>
      <text:p text:style-name="P7"/>
      <text:p text:style-name="P7"/>
      <text:p text:style-name="P7"/>
      <text:p text:style-name="P7"/>
      <text:p text:style-name="P7"/>
      <text:p text:style-name="P7"/>
      <text:h text:style-name="P55" text:outline-level="1"><text:soft-page-break/>Introduction</text:h>
      <text:p text:style-name="P8"/>
      <text:p text:style-name="P10">This document describes the command and telemetry interface for the gps-sdr receiver. Users may use the provided GUI (gps-gui) to control the receiver in an interactive manner, or can use the information in this document to directly apply commands to the receiver over the named pipe or RS-232 interface.</text:p>
      <text:p text:style-name="P9"/>
      <text:h text:style-name="P55" text:outline-level="1">GPS-SDR Command Arguments</text:h>
      <text:p text:style-name="P9"/>
      <text:p text:style-name="P10">The following descriptions can be accessed by typing “gps-sdr –help” at the command line:</text:p>
      <text:p text:style-name="P10"/>
      <text:p text:style-name="P10">usage: [-p] [-c] [-l] [-d] [-g] [-v] [-n] [-gui] [-ser] [-w] [-u]</text:p>
      <text:p text:style-name="P10">[-p] &lt;filename&gt; use prerecorded data</text:p>
      <text:p text:style-name="P10">[-c] log high rate channel data</text:p>
      <text:p text:style-name="P10">[-l] log navigation data</text:p>
      <text:p text:style-name="P10">[-d] &lt;N&gt; decimate logged nav data by this N factor</text:p>
      <text:p text:style-name="P10">[-g] log google earth data</text:p>
      <text:p text:style-name="P10">[-v] be verbose</text:p>
      <text:p text:style-name="P10">[-n] ncurses OFF</text:p>
      <text:p text:style-name="P10">[-gui] run receiver with the GUI app over a named pipe</text:p>
      <text:p text:style-name="P10">[-ser] run receiver with the GUI app over a serial port</text:p>
      <text:p text:style-name="P10">[-w] start receiver in warm start, using almanac and last good position</text:p>
      <text:p text:style-name="P10">[-u] run receiver with usrp-gps as child proces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56" text:outline-level="1"><text:soft-page-break/>GPS-SDR Physical Interfaces</text:h>
      <text:p text:style-name="P25"/>
      <text:p text:style-name="P25">The gps-sdr is able to utilize two interfaces, a named pipe interface for control on the same computer that the receiver is running, or over a RS-232 serial connection. Only one may be used at any given time. The named pipe (NP) interface provides more flexibility, mainly because it is not bandwidth limited. The RS-232 connection operates at 115200 bps, limiting the telemetry bandwidth to ~14 KB/s.</text:p>
      <text:p text:style-name="P28"/>
      <text:p text:style-name="P25">The named pipe interface is composed of two Linux named pipes, one for sending commands to the receiver, and the other for telemetry output:</text:p>
      <text:p text:style-name="P25"/>
      <text:p text:style-name="P25">Receiver input: <text:s/><text:tab/>/tmp/GUI2GPS</text:p>
      <text:p text:style-name="P25">Receiver output: <text:tab/>/tmp/GPS2GUI</text:p>
      <text:p text:style-name="P25"/>
      <text:p text:style-name="P25">To start the receiver using this interface run the following command:</text:p>
      <text:p text:style-name="P25"/>
      <text:p text:style-name="P27">gps-sdr -gui</text:p>
      <text:p text:style-name="P25"/>
      <text:p text:style-name="P25">The receiver, by default, will send data out at a rate of 10 Hz. This can be lowered by using the “-d” command argument on startup. Use “-d” command in the following manner:</text:p>
      <text:p text:style-name="P25"/>
      <text:p text:style-name="P25">[-d] &lt;N&gt; decimate logged nav data by this N factor</text:p>
      <text:p text:style-name="P25"/>
      <text:p text:style-name="P25">Note N should be a factor of <text:span text:style-name="T5">TICS_PER_SECOND found in config.h. By default <text:s/>TICS_PER_SECOND == 10, hence N can be 1, 2, 4, 5, or 10. </text:span></text:p>
      <text:p text:style-name="P25"/>
      <text:p text:style-name="P25">The RS-232 interface will use /dev/ttyS0 configured in the following manner:</text:p>
      <text:p text:style-name="P23"/>
      <table:table table:name="Table2" table:style-name="Table2">
        <table:table-column table:style-name="Table2.A"/>
        <table:table-column table:style-name="Table2.B"/>
        <table:table-row>
          <table:table-cell table:style-name="Table2.A1" office:value-type="string">
            <text:p text:style-name="P26">Baud</text:p>
          </table:table-cell>
          <table:table-cell table:style-name="Table2.B1" office:value-type="float" office:value="115200">
            <text:p text:style-name="P23">115200</text:p>
          </table:table-cell>
        </table:table-row>
        <table:table-row>
          <table:table-cell table:style-name="Table2.A2" office:value-type="string">
            <text:p text:style-name="P26">Parity</text:p>
          </table:table-cell>
          <table:table-cell table:style-name="Table2.B2" office:value-type="string">
            <text:p text:style-name="P23">None</text:p>
          </table:table-cell>
        </table:table-row>
        <table:table-row>
          <table:table-cell table:style-name="Table2.A2" office:value-type="string">
            <text:p text:style-name="P26">Stop Bits</text:p>
          </table:table-cell>
          <table:table-cell table:style-name="Table2.B3" office:value-type="float" office:value="1">
            <text:p text:style-name="P23">1</text:p>
          </table:table-cell>
        </table:table-row>
        <table:table-row>
          <table:table-cell table:style-name="Table2.A2" office:value-type="string">
            <text:p text:style-name="P26">Data Bits</text:p>
          </table:table-cell>
          <table:table-cell table:style-name="Table2.B3" office:value-type="float" office:value="8">
            <text:p text:style-name="P23">8</text:p>
          </table:table-cell>
        </table:table-row>
        <table:table-row>
          <table:table-cell table:style-name="Table2.A2" office:value-type="string">
            <text:p text:style-name="P26">Flow Control</text:p>
          </table:table-cell>
          <table:table-cell table:style-name="Table2.B2" office:value-type="string">
            <text:p text:style-name="P23">None</text:p>
          </table:table-cell>
        </table:table-row>
      </table:table>
      <text:p text:style-name="P23"/>
      <text:p text:style-name="P25">Note that the user should limit the telemetry to 1 Hz, so the flag “-d 10” should be used in conjunction with “-ser”. To start the receiver in serial mode, use the command:</text:p>
      <text:p text:style-name="P25"/>
      <text:p text:style-name="P27">gps-sdr -ser -d 10</text:p>
      <text:p text:style-name="P27"/>
      <text:p text:style-name="P27"/>
      <text:p text:style-name="P27"/>
      <text:p text:style-name="P27"/>
      <text:h text:style-name="P55" text:outline-level="1"><text:soft-page-break/>Packets</text:h>
      <text:p text:style-name="P23"/>
      <text:p text:style-name="P25">GPS-SDR uses packet headers, defined by the Consultative Committee for Space Data Systems (CCSDS), for both the command and telemetry packets. Each packet, composed of the preamble, header, and payload, will be limited to 512 bytes TOTAL. Larger messages and commands will be broken into subpackets, with the appropriate CCSDS header configuration. The CCSDS packet header description can be found at:</text:p>
      <text:p text:style-name="P25"/>
      <text:p text:style-name="P29"><text:a xlink:type="simple" xlink:href="http://public.ccsds.org/publications/archive/133x0b1.pdf">http://public.ccsds.org/publications/archive/133x0b1.pdf</text:a></text:p>
      <text:p text:style-name="P29"/>
      <text:p text:style-name="P30">The packet format is illustrated below:</text:p>
      <text:p text:style-name="P30"/>
      <text:p text:style-name="P30"/>
      <text:p text:style-name="P29"><draw:g text:anchor-type="as-char" svg:y="0in" draw:z-index="0" draw:style-name="gr1"><draw:rect draw:style-name="gr2" draw:text-style-name="P108" svg:width="0.6469in" svg:height="1.7268in" svg:x="0in" svg:y="0in"><text:p text:style-name="P107"><text:span text:style-name="T31">Preamble</text:span></text:p><text:p text:style-name="P107"><text:span text:style-name="T31"/></text:p><text:p text:style-name="P107"><text:span text:style-name="T31">0xAAAA</text:span></text:p><text:p text:style-name="P107"><text:span text:style-name="T31">0xAAAA</text:span></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32 bits</text:span></text:p></draw:rect><draw:rect draw:style-name="gr3" draw:text-style-name="P108" svg:width="0.6496in" svg:height="1.7268in" svg:x="0.6465in" svg:y="0in"><text:p text:style-name="P107"><text:span text:style-name="T31">Packet</text:span></text:p><text:p text:style-name="P107"><text:span text:style-name="T31">Version</text:span></text:p><text:p text:style-name="P107"><text:span text:style-name="T31">Number</text:span></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3 bits</text:span></text:p></draw:rect><draw:rect draw:style-name="gr3" draw:text-style-name="P108" svg:width="0.6469in" svg:height="1.0803in" svg:x="1.2957in" svg:y="0.6465in"><text:p text:style-name="P107"><text:span text:style-name="T31">Packet</text:span></text:p><text:p text:style-name="P107"><text:span text:style-name="T31">Type</text:span></text:p><text:p text:style-name="P107"><text:span text:style-name="T31"/></text:p><text:p text:style-name="P107"><text:span text:style-name="T31"/></text:p><text:p text:style-name="P107"><text:span text:style-name="T31"/></text:p><text:p text:style-name="P107"><text:span text:style-name="T31"/></text:p><text:p text:style-name="P107"><text:span text:style-name="T31">1 bit</text:span></text:p></draw:rect><draw:rect draw:style-name="gr3" draw:text-style-name="P108" svg:width="0.648in" svg:height="1.0803in" svg:x="1.9425in" svg:y="0.6465in"><text:p text:style-name="P107"><text:span text:style-name="T31">Sec.</text:span></text:p><text:p text:style-name="P107"><text:span text:style-name="T31">Hdr.</text:span></text:p><text:p text:style-name="P107"><text:span text:style-name="T31">Flag</text:span></text:p><text:p text:style-name="P107"><text:span text:style-name="T31"/></text:p><text:p text:style-name="P107"><text:span text:style-name="T31"/></text:p><text:p text:style-name="P107"><text:span text:style-name="T31"/></text:p><text:p text:style-name="P107"><text:span text:style-name="T31">1 bit</text:span></text:p></draw:rect><draw:rect draw:style-name="gr3" draw:text-style-name="P108" svg:width="0.6476in" svg:height="1.0803in" svg:x="2.5902in" svg:y="0.6465in"><text:p text:style-name="P107"><text:span text:style-name="T31">Application</text:span></text:p><text:p text:style-name="P107"><text:span text:style-name="T31">Process</text:span></text:p><text:p text:style-name="P107"><text:span text:style-name="T31">Identifier</text:span></text:p><text:p text:style-name="P107"><text:span text:style-name="T31"/></text:p><text:p text:style-name="P107"><text:span text:style-name="T31"/></text:p><text:p text:style-name="P107"><text:span text:style-name="T31"/></text:p><text:p text:style-name="P107"><text:span text:style-name="T31">11 bits</text:span></text:p></draw:rect><draw:rect draw:style-name="gr3" draw:text-style-name="P108" svg:width="1.9421in" svg:height="0.6469in" svg:x="1.2957in" svg:y="0in"><text:p text:style-name="P107"><text:span text:style-name="T31">Packet Identification</text:span></text:p></draw:rect><draw:rect draw:style-name="gr3" draw:text-style-name="P108" svg:width="0.6488in" svg:height="1.0803in" svg:x="3.2374in" svg:y="0.6465in"><text:p text:style-name="P107"><text:span text:style-name="T31">Sequence</text:span></text:p><text:p text:style-name="P107"><text:span text:style-name="T31">Flags</text:span></text:p><text:p text:style-name="P107"><text:span text:style-name="T31"/></text:p><text:p text:style-name="P107"><text:span text:style-name="T31"/></text:p><text:p text:style-name="P107"><text:span text:style-name="T31"/></text:p><text:p text:style-name="P107"><text:span text:style-name="T31"/></text:p><text:p text:style-name="P107"><text:span text:style-name="T31">2 bits</text:span></text:p></draw:rect><draw:rect draw:style-name="gr3" draw:text-style-name="P108" svg:width="0.6476in" svg:height="1.0803in" svg:x="3.8862in" svg:y="0.6465in"><text:p text:style-name="P107"><text:span text:style-name="T31">Packet</text:span></text:p><text:p text:style-name="P107"><text:span text:style-name="T31">Sequence</text:span></text:p><text:p text:style-name="P107"><text:span text:style-name="T31">Count</text:span></text:p><text:p text:style-name="P107"><text:span text:style-name="T31"/></text:p><text:p text:style-name="P107"><text:span text:style-name="T31"/></text:p><text:p text:style-name="P107"><text:span text:style-name="T31"/></text:p><text:p text:style-name="P107"><text:span text:style-name="T31">14 bits</text:span></text:p></draw:rect><draw:rect draw:style-name="gr3" draw:text-style-name="P108" svg:width="0.6476in" svg:height="1.7268in" svg:x="4.5335in" svg:y="0in"><text:p text:style-name="P107"><text:span text:style-name="T31">Packet</text:span></text:p><text:p text:style-name="P107"><text:span text:style-name="T31">Data</text:span></text:p><text:p text:style-name="P107"><text:span text:style-name="T31">Length</text:span></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16 bits</text:span></text:p></draw:rect><draw:rect draw:style-name="gr3" draw:text-style-name="P108" svg:width="1.2961in" svg:height="0.6469in" svg:x="3.2374in" svg:y="0in"><text:p text:style-name="P107"><text:span text:style-name="T31">Packet Sequence Control</text:span></text:p></draw:rect><draw:rect draw:style-name="gr4" draw:text-style-name="P108" svg:width="1.8189in" svg:height="1.7268in" svg:x="5.1807in" svg:y="0in"><text:p text:style-name="P107"><text:span text:style-name="T31"/></text:p><text:p text:style-name="P107"><text:span text:style-name="T31">Payload</text:span></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text:p><text:p text:style-name="P107"><text:span text:style-name="T31">Up to 496 bytes</text:span></text:p><text:p text:style-name="P107"><text:span text:style-name="T31"/></text:p></draw:rect></draw:g></text:p>
      <text:p text:style-name="P30"/>
      <text:p text:style-name="P30"/>
      <text:p text:style-name="P25">The preamble will always be 0xAAAAAAAA (alternating 1's and 0's). The packet version number, as recommended in CCSDS 133.0-B-1, will be '000'. The packet type will be '0' for messages, and '1' for commands. The secondary header flag will always be '0', given that the secondary CCSDS header will NOT be used. </text:p>
      <text:p text:style-name="P73"><text:span text:style-name="T2"/></text:p>
      <text:p text:style-name="P71">The sequence flag will follow the format described in CCSDS 133.0-B-1 to indicate messages broken over multiple packets. The sequence count will contain the least significant 14 bits of the receiver's internal count of the number of packets it has emitted. Finally the packet length will contain the number of bytes in the payload. Given the packet's size limit of 512 bytes, this value can be as large as 496 bytes. The payload will be filled by the structure corresponding to the APID. The mnemonics <text:s/>linking APID, <text:span text:style-name="T30">enum</text:span>, structure, and variable are as follows:</text:p>
      <text:p text:style-name="P72"/>
      <text:p text:style-name="P72"/>
      <text:p text:style-name="P72"/>
      <text:p text:style-name="P72"/>
      <text:p text:style-name="P72"/>
      <text:p text:style-name="P72"/>
      <text:p text:style-name="P72"/>
      <text:p text:style-name="P72"/>
      <text:p text:style-name="P72"/>
      <table:table table:name="Table5" table:style-name="Table5">
        <table:table-column table:style-name="Table5.A" table:number-columns-repeated="2"/>
        <text:soft-page-break/>
        <table:table-row>
          <table:table-cell table:style-name="Table5.A1" office:value-type="string">
            <text:p text:style-name="P36">Enum</text:p>
          </table:table-cell>
          <table:table-cell table:style-name="Table5.B1" office:value-type="string">
            <text:p text:style-name="P35">NAME<text:span text:style-name="T28">_M_ID or </text:span>NAME<text:span text:style-name="T28">_C_ID</text:span></text:p>
          </table:table-cell>
        </table:table-row>
        <table:table-row>
          <table:table-cell table:style-name="Table5.A2" office:value-type="string">
            <text:p text:style-name="P36">Structure</text:p>
          </table:table-cell>
          <table:table-cell table:style-name="Table5.B2" office:value-type="string">
            <text:p text:style-name="P34"><text:span text:style-name="T1">Name</text:span>_M or <text:span text:style-name="T1">NAME</text:span>_C</text:p>
          </table:table-cell>
        </table:table-row>
        <table:table-row>
          <table:table-cell table:style-name="Table5.A2" office:value-type="string">
            <text:p text:style-name="P36">Variable</text:p>
          </table:table-cell>
          <table:table-cell table:style-name="Table5.B2" office:value-type="string">
            <text:p text:style-name="P35">name</text:p>
          </table:table-cell>
        </table:table-row>
      </table:table>
      <text:p text:style-name="P72"/>
      <text:p text:style-name="P86"/>
      <text:p text:style-name="P86">All commands and structures must be 4 byte aligned. Note, as a rule, command and telemetry structures will only use the following types for data members:</text:p>
      <text:p text:style-name="P86"/>
      <text:p text:style-name="P86"/>
      <table:table table:name="Table3" table:style-name="Table3">
        <table:table-column table:style-name="Table3.A"/>
        <table:table-column table:style-name="Table3.B"/>
        <table:table-row>
          <table:table-cell table:style-name="Table3.A1" office:value-type="string">
            <text:p text:style-name="P64">Type</text:p>
          </table:table-cell>
          <table:table-cell table:style-name="Table3.B1" office:value-type="string">
            <text:p text:style-name="P65">Description</text:p>
          </table:table-cell>
        </table:table-row>
        <table:table-row>
          <table:table-cell table:style-name="Table3.A2" office:value-type="string">
            <text:p text:style-name="Table_20_Contents">int32</text:p>
          </table:table-cell>
          <table:table-cell table:style-name="Table3.B2" office:value-type="string">
            <text:p text:style-name="Table_20_Contents">32 bit signed integer</text:p>
          </table:table-cell>
        </table:table-row>
        <table:table-row>
          <table:table-cell table:style-name="Table3.A2" office:value-type="string">
            <text:p text:style-name="Table_20_Contents">uint32</text:p>
          </table:table-cell>
          <table:table-cell table:style-name="Table3.B2" office:value-type="string">
            <text:p text:style-name="Table_20_Contents">32 bit unsigned integer</text:p>
          </table:table-cell>
        </table:table-row>
        <table:table-row>
          <table:table-cell table:style-name="Table3.A2" office:value-type="string">
            <text:p text:style-name="Table_20_Contents">float</text:p>
          </table:table-cell>
          <table:table-cell table:style-name="Table3.B2" office:value-type="string">
            <text:p text:style-name="Table_20_Contents">32 bit floating point</text:p>
          </table:table-cell>
        </table:table-row>
        <table:table-row>
          <table:table-cell table:style-name="Table3.A2" office:value-type="string">
            <text:p text:style-name="Table_20_Contents">double</text:p>
          </table:table-cell>
          <table:table-cell table:style-name="Table3.B2" office:value-type="string">
            <text:p text:style-name="Table_20_Contents">64 bit floating point</text:p>
          </table:table-cell>
        </table:table-row>
      </table:table>
      <text:p text:style-name="P82"/>
      <text:p text:style-name="P72"/>
      <text:p text:style-name="P71">Smaller values (16 bit or 8 bit) may be accessed by explicit packing of the data members. Any data members that are packed will be described thouroughly in this document.</text:p>
      <text:p text:style-name="P71"/>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30"><text:span text:style-name="T29"/></text:p>
      <text:p text:style-name="P30"><text:span text:style-name="T29"/></text:p>
      <text:p text:style-name="P30"><text:span text:style-name="T29"/></text:p>
      <text:h text:style-name="P56" text:outline-level="1"><text:soft-page-break/>Commands</text:h>
      <text:h text:style-name="P66" text:outline-level="2">RESET_PVT_C_ID</text:h>
      <text:p text:style-name="P22">typedef<text:span text:style-name="T5"> </text:span>struct<text:span text:style-name="T5"> </text:span><text:span text:style-name="T19">Reset_PVT_C</text:span></text:p>
      <text:p text:style-name="P42">{</text:p>
      <text:p text:style-name="P39"><text:span text:style-name="T3"><text:tab/>uint32 </text:span><text:span text:style-name="T15">flag</text:span><text:span text:style-name="T3">;<text:tab/></text:span><text:span text:style-name="T22">//!&lt; Flag for no reason</text:span></text:p>
      <text:p text:style-name="P40"><text:span text:style-name="T5">} </text:span><text:span text:style-name="T19">Reset_PVT_C</text:span><text:span text:style-name="T5">;</text:span></text:p>
      <text:p text:style-name="P43"/>
      <text:p text:style-name="P23">This command resets the receiver's single point position (PVT) to the center of the earth, and erases all knowledge of GPS time. The argument flag is not used.</text:p>
      <text:p text:style-name="P23"/>
      <text:h text:style-name="P66" text:outline-level="2">RESET_EKF_C_ID</text:h>
      <text:p text:style-name="P39"><text:span text:style-name="T13">typedef</text:span><text:span text:style-name="T3"> </text:span><text:span text:style-name="T13">struct</text:span><text:span text:style-name="T3"> </text:span><text:span text:style-name="T18">Reset_EKF_C</text:span></text:p>
      <text:p text:style-name="P42">{</text:p>
      <text:p text:style-name="P39"><text:span text:style-name="T3"><text:tab/>uint32 </text:span><text:span text:style-name="T15">flag</text:span><text:span text:style-name="T3">;<text:tab/></text:span><text:span text:style-name="T22">//!&lt; Flag for no reason</text:span></text:p>
      <text:p text:style-name="P40"><text:span text:style-name="T5">} </text:span><text:span text:style-name="T19">Reset_EKF_C</text:span><text:span text:style-name="T5">;</text:span></text:p>
      <text:p text:style-name="P22"/>
      <text:p text:style-name="P25">This command resets the receiver's extend Kalman filter state to the center of the earth, and erases all knowledge of GPS time within the EKF. Note the EKF will not reinitialize until the receiver produces 60 consecutive valid PVT solutions.</text:p>
      <text:p text:style-name="P25"/>
      <text:h text:style-name="P66" text:outline-level="2">RESET_CHANNEL_C_ID</text:h>
      <text:p text:style-name="P39"><text:span text:style-name="T13">typedef</text:span><text:span text:style-name="T3"> </text:span><text:span text:style-name="T13">struct</text:span><text:span text:style-name="T3"> </text:span><text:span text:style-name="T18">Reset_Channel_C</text:span></text:p>
      <text:p text:style-name="P42">{</text:p>
      <text:p text:style-name="P39"><text:span text:style-name="T3"><text:tab/>int32 </text:span><text:span text:style-name="T15">chan</text:span><text:span text:style-name="T3">;<text:tab/><text:tab/></text:span><text:span text:style-name="T22">//!&lt; Channel #, or all if </text:span><text:span text:style-name="T23">chan</text:span><text:span text:style-name="T22"> &gt; MAX_CHANNELS</text:span></text:p>
      <text:p text:style-name="P40"><text:span text:style-name="T5">} </text:span><text:span text:style-name="T19">Reset_Channel_C</text:span><text:span text:style-name="T5">;</text:span></text:p>
      <text:p text:style-name="P22"/>
      <text:p text:style-name="P25">This command has the receiver dump the given tracking channel. This command can be useful if a cross correlation is detected by the user but the receiver has not rejected it. Note that the argument <text:span text:style-name="T1">chan</text:span> is ZERO indexed, hence valid values range from 0 to the #define MAX_CHANNELS found in config.h. If<text:span text:style-name="T1"> chan</text:span><text:span text:style-name="T28"> is a non-valid value the receiver will reset ALL the channels.</text:span></text:p>
      <text:p text:style-name="P25"/>
      <text:h text:style-name="Heading_20_2" text:outline-level="2">RESET_EPHEMERIS_C_ID</text:h>
      <text:p text:style-name="P21"><text:span text:style-name="T13">typedef</text:span><text:span text:style-name="T3"> </text:span><text:span text:style-name="T13">struct</text:span><text:span text:style-name="T3"> </text:span><text:span text:style-name="T18">Reset_Ephemeris_C</text:span></text:p>
      <text:p text:style-name="P42">{</text:p>
      <text:p text:style-name="P39"><text:span text:style-name="T3"><text:tab/>int32 </text:span><text:span text:style-name="T15">sv</text:span><text:span text:style-name="T3">;<text:tab/><text:tab/></text:span><text:span text:style-name="T22">//!&lt; SV #, or all if </text:span><text:span text:style-name="T23">sv</text:span><text:span text:style-name="T22"> &gt; NUM_CODES</text:span></text:p>
      <text:p text:style-name="P40"><text:span text:style-name="T5">} </text:span><text:span text:style-name="T19">Reset_Ephemeris_C</text:span><text:span text:style-name="T5">;</text:span></text:p>
      <text:p text:style-name="P23"/>
      <text:p text:style-name="P25">The command will cause the receiver to erase knowledge of the given SV's decoded ephemeris. If <text:span text:style-name="T1">sv</text:span> &gt; NUM_CODES or &lt; 0, then ALL ephemerides will be erased.</text:p>
      <text:p text:style-name="P25"/>
      <text:h text:style-name="Heading_20_2" text:outline-level="2"><text:soft-page-break/>RESET_ALMANAC_C_ID</text:h>
      <text:p text:style-name="P22">typedef struct Reset_Almanac_C</text:p>
      <text:p text:style-name="P42">{</text:p>
      <text:p text:style-name="P39"><text:span text:style-name="T3"><text:tab/>int32 </text:span><text:span text:style-name="T15">sv</text:span><text:span text:style-name="T3">;<text:tab/><text:tab/></text:span><text:span text:style-name="T22">//!&lt; SV #, or all if </text:span><text:span text:style-name="T23">sv</text:span><text:span text:style-name="T22"> &gt; NUM_CODES</text:span></text:p>
      <text:p text:style-name="P40"><text:span text:style-name="T5">} </text:span><text:span text:style-name="T19">Reset_Almanac_C</text:span><text:span text:style-name="T5">;</text:span></text:p>
      <text:p text:style-name="P23"/>
      <text:p text:style-name="P25">The command will cause the receiver to erase knowledge of the given SV's decoded almanac. If <text:span text:style-name="T1">sv</text:span> &gt; NUM_CODES or &lt; 0, then ALL almanacs will be erased.</text:p>
      <text:p text:style-name="P25"/>
      <text:h text:style-name="Heading_20_2" text:outline-level="2">GET_MEASUREMENT_C_ID</text:h>
      <text:p text:style-name="P21"><text:span text:style-name="T13">typedef</text:span><text:span text:style-name="T3"> </text:span><text:span text:style-name="T13">struct</text:span><text:span text:style-name="T3"> </text:span><text:span text:style-name="T18">Get_Measurement_C</text:span></text:p>
      <text:p text:style-name="P42">{</text:p>
      <text:p text:style-name="P39"><text:span text:style-name="T3"><text:tab/>int32 </text:span><text:span text:style-name="T15">chan</text:span><text:span text:style-name="T3">;<text:tab/><text:tab/></text:span><text:span text:style-name="T22">//!&lt; Channel #, or all if </text:span><text:span text:style-name="T23">chan</text:span><text:span text:style-name="T22"> &gt; MAX_CHANNELS</text:span></text:p>
      <text:p text:style-name="P40"><text:span text:style-name="T5">} </text:span><text:span text:style-name="T19">Get_Measurement_C</text:span><text:span text:style-name="T5">;</text:span></text:p>
      <text:p text:style-name="P20"/>
      <text:p text:style-name="P25">This command will cause the receiver to continuously emit raw measurements corresponding to the given channel. Again the channel number is ZERO indexed. If <text:span text:style-name="T1">chan</text:span> &gt;= MAX_CHANNELS then ALL channels will be emitted. If <text:span text:style-name="T1">chan</text:span> &lt; 0, then the measurements will no longer be output.</text:p>
      <text:h text:style-name="Heading_20_2" text:outline-level="2">GET_PSEUDORANGE_C_ID</text:h>
      <text:p text:style-name="P21"><text:span text:style-name="T13">typedef</text:span><text:span text:style-name="T3"> </text:span><text:span text:style-name="T13">struct</text:span><text:span text:style-name="T3"> </text:span><text:span text:style-name="T18">Get_Pseudorange_C</text:span></text:p>
      <text:p text:style-name="P42">{</text:p>
      <text:p text:style-name="P39"><text:span text:style-name="T3"><text:tab/>int32 </text:span><text:span text:style-name="T15">chan</text:span><text:span text:style-name="T3">;<text:tab/><text:tab/></text:span><text:span text:style-name="T22">//!&lt; Channel #, or all if </text:span><text:span text:style-name="T23">chan</text:span><text:span text:style-name="T22"> &gt; MAX_CHANNELS</text:span></text:p>
      <text:p text:style-name="P40"><text:span text:style-name="T5">} </text:span><text:span text:style-name="T19">Get_Pseudorange_C</text:span><text:span text:style-name="T5">;</text:span></text:p>
      <text:p text:style-name="P44"/>
      <text:p text:style-name="P25">This command will cause the receiver to continuously emit pseudoranges corresponding to the given channel. Again the channel number is ZERO indexed. If <text:span text:style-name="T1">chan</text:span> &gt;= MAX_CHANNELS then ALL channels will be emitted. If <text:span text:style-name="T1">chan</text:span> &lt; 0, then the pseudoranges will no longer be output.</text:p>
      <text:p text:style-name="P25"/>
      <text:h text:style-name="Heading_20_2" text:outline-level="2">GET_EPHEMERIS_C_ID</text:h>
      <text:p text:style-name="P21"><text:span text:style-name="T13">typedef</text:span><text:span text:style-name="T3"> </text:span><text:span text:style-name="T13">struct</text:span><text:span text:style-name="T3"> </text:span><text:span text:style-name="T18">Get_Ephemeris_C</text:span></text:p>
      <text:p text:style-name="P42">{</text:p>
      <text:p text:style-name="P39"><text:span text:style-name="T3"><text:tab/>int32 </text:span><text:span text:style-name="T15">sv</text:span><text:span text:style-name="T3">;<text:tab/><text:tab/></text:span><text:span text:style-name="T22">//!&lt; SV #, or all if </text:span><text:span text:style-name="T23">sv</text:span><text:span text:style-name="T22"> &gt;= NUM_CODES || sv &lt; 0</text:span></text:p>
      <text:p text:style-name="P40"><text:span text:style-name="T5">} </text:span><text:span text:style-name="T19">Get_Ephemeris_C</text:span><text:span text:style-name="T5">;</text:span></text:p>
      <text:p text:style-name="P23"/>
      <text:p text:style-name="P23">This will cause the receiver to emit the given SV's decoded ephemeris.</text:p>
      <text:p text:style-name="P23">If <text:span text:style-name="T1">sv</text:span> &lt; 0 || <text:span text:style-name="T1">sv</text:span> &gt;= NUM_CODES then all ephemerides will be emitted.</text:p>
      <text:p text:style-name="P23"/>
      <text:p text:style-name="P23"/>
      <text:p text:style-name="P23"/>
      <text:h text:style-name="Heading_20_2" text:outline-level="2"><text:soft-page-break/>GET_ALMANAC_C_ID</text:h>
      <text:p text:style-name="P21"><text:span text:style-name="T13">typedef</text:span><text:span text:style-name="T3"> </text:span><text:span text:style-name="T13">struct</text:span><text:span text:style-name="T3"> </text:span><text:span text:style-name="T18">Get_Almanac_C</text:span></text:p>
      <text:p text:style-name="P42">{</text:p>
      <text:p text:style-name="P39"><text:span text:style-name="T3"><text:tab/>int32 </text:span><text:span text:style-name="T15">sv</text:span><text:span text:style-name="T3">;<text:tab/><text:tab/></text:span><text:span text:style-name="T22">//!&lt; SV #, or all if </text:span><text:span text:style-name="T23">sv</text:span><text:span text:style-name="T22"> &gt;= NUM_CODES || </text:span><text:span text:style-name="T23">sv</text:span><text:span text:style-name="T22"> &lt; 0</text:span></text:p>
      <text:p text:style-name="P40"><text:span text:style-name="T5">} </text:span><text:span text:style-name="T19">Get_Almanac_C</text:span><text:span text:style-name="T5">;</text:span></text:p>
      <text:p text:style-name="P24"/>
      <text:p text:style-name="P23">This will cause the receiver to emit the given SV's decoded almanac.</text:p>
      <text:p text:style-name="P23">If <text:span text:style-name="T1">sv</text:span> &lt; 0 || <text:span text:style-name="T1">sv</text:span> &gt;= NUM_CODES then all almanacs will be emitted.</text:p>
      <text:p text:style-name="P23"/>
      <text:h text:style-name="Heading_20_2" text:outline-level="2">SET_ALMANAC_C_ID</text:h>
      <text:p text:style-name="P21"><text:span text:style-name="T13">typedef</text:span><text:span text:style-name="T3"> </text:span><text:span text:style-name="T13">struct</text:span><text:span text:style-name="T3"> </text:span><text:span text:style-name="T18">Set_Almanac_C</text:span></text:p>
      <text:p text:style-name="P42">{</text:p>
      <text:p text:style-name="P39"><text:span text:style-name="T3"><text:tab/>int32 </text:span><text:span text:style-name="T15">sv</text:span><text:span text:style-name="T3">;<text:tab/><text:tab/><text:tab/></text:span><text:span text:style-name="T22">//!&lt; SV #</text:span></text:p>
      <text:p text:style-name="P39"><text:span text:style-name="T3"><text:tab/>Almanac_M </text:span><text:span text:style-name="T15">almanac</text:span><text:span text:style-name="T3">;<text:tab/></text:span><text:span text:style-name="T22">//!&lt; Data to load</text:span></text:p>
      <text:p text:style-name="P40"><text:span text:style-name="T5">} </text:span><text:span text:style-name="T19">Set_Almanac_C</text:span><text:span text:style-name="T5">;</text:span></text:p>
      <text:p text:style-name="P24"/>
      <text:p text:style-name="P23">This command allows the external loading of the almanac. The command will simply copy the Almanac_M held in <text:span text:style-name="T1">almanac</text:span> to the SV enumerated in the argument <text:span text:style-name="T1">sv</text:span>. Note that <text:span text:style-name="T1">sv</text:span> must be &gt;=0 &amp; &lt; NUM_CODES, else the command will be ignored.</text:p>
      <text:p text:style-name="P23"/>
      <text:h text:style-name="Heading_20_2" text:outline-level="2">SET_EPHEMERIS_C_ID</text:h>
      <text:p text:style-name="P21"><text:span text:style-name="T13">typedef</text:span><text:span text:style-name="T3"> </text:span><text:span text:style-name="T13">struct</text:span><text:span text:style-name="T3"> </text:span><text:span text:style-name="T18">Set_Ephemeris_C</text:span></text:p>
      <text:p text:style-name="P42">{</text:p>
      <text:p text:style-name="P39"><text:span text:style-name="T3"><text:tab/>int32 </text:span><text:span text:style-name="T15">sv</text:span><text:span text:style-name="T3">;<text:tab/><text:tab/><text:tab/></text:span><text:span text:style-name="T22">//!&lt; SV #</text:span></text:p>
      <text:p text:style-name="P39"><text:span text:style-name="T3"><text:tab/>Ephemeris_M </text:span><text:span text:style-name="T15">ephemeris</text:span><text:span text:style-name="T3">;<text:tab/></text:span><text:span text:style-name="T22">//!&lt; Data to load</text:span></text:p>
      <text:p text:style-name="P40"><text:span text:style-name="T5">} </text:span><text:span text:style-name="T19">Set_Ephemeris_C</text:span><text:span text:style-name="T5">;</text:span></text:p>
      <text:p text:style-name="P44"/>
      <text:p text:style-name="P23">This command allow the external loading of the ephemerides. The command will simply copy the Ephemeris_M held in <text:span text:style-name="T1">ephemeris</text:span> to the SV enumerated in the argument <text:span text:style-name="T1">sv</text:span>. Note that <text:span text:style-name="T1">sv</text:span> must be &gt;=0 &amp; &lt; NUM_CODES, else the command will be ignored.</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66" text:outline-level="2"><text:soft-page-break/>COMMAND BYTEWISE TABLE</text:h>
      <text:p text:style-name="P20"><text:span text:style-name="T12"/></text:p>
      <table:table table:name="Table6" table:style-name="Table6">
        <table:table-column table:style-name="Table6.A"/>
        <table:table-column table:style-name="Table6.B"/>
        <table:table-column table:style-name="Table6.C" table:number-columns-repeated="2"/>
        <table:table-column table:style-name="Table6.E" table:number-columns-repeated="2"/>
        <table:table-row>
          <table:table-cell table:style-name="Table6.A1" office:value-type="string">
            <text:p text:style-name="P37">Command</text:p>
          </table:table-cell>
          <table:table-cell table:style-name="Table6.A1" office:value-type="string">
            <text:p text:style-name="P37">Application Process Identifier</text:p>
          </table:table-cell>
          <table:table-cell table:style-name="Table6.A1" office:value-type="string">
            <text:p text:style-name="P37">Element</text:p>
            <text:p text:style-name="P37">Name</text:p>
          </table:table-cell>
          <table:table-cell table:style-name="Table6.A1" office:value-type="string">
            <text:p text:style-name="P37">Type</text:p>
          </table:table-cell>
          <table:table-cell table:style-name="Table6.A1" office:value-type="string">
            <text:p text:style-name="P37">Offset</text:p>
          </table:table-cell>
          <table:table-cell table:style-name="Table6.F1" office:value-type="string">
            <text:p text:style-name="P37">Size</text:p>
          </table:table-cell>
        </table:table-row>
        <table:table-row>
          <table:table-cell table:style-name="Table6.A2" office:value-type="string">
            <text:p text:style-name="P33">RESET_PVT_C_ID</text:p>
          </table:table-cell>
          <table:table-cell table:style-name="Table6.B2" office:value-type="float" office:value="1">
            <text:p text:style-name="P62">1</text:p>
          </table:table-cell>
          <table:table-cell table:style-name="Table6.A2" office:value-type="string">
            <text:p text:style-name="P33">flag</text:p>
          </table:table-cell>
          <table:table-cell table:style-name="Table6.A2" office:value-type="string">
            <text:p text:style-name="P33">int32</text:p>
          </table:table-cell>
          <table:table-cell table:style-name="Table6.A2" office:value-type="string">
            <text:p text:style-name="P33">0x0</text:p>
          </table:table-cell>
          <table:table-cell table:style-name="Table6.F2" office:value-type="float" office:value="4">
            <text:p text:style-name="P33">4</text:p>
          </table:table-cell>
        </table:table-row>
        <table:table-row>
          <table:table-cell table:style-name="Table6.A3" office:value-type="string">
            <text:p text:style-name="P33"/>
          </table:table-cell>
          <table:table-cell table:style-name="Table6.A3" office:value-type="string">
            <text:p text:style-name="P62"/>
          </table:table-cell>
          <table:table-cell table:style-name="Table6.A3" office:value-type="string">
            <text:p text:style-name="P33"/>
          </table:table-cell>
          <table:table-cell table:style-name="Table6.A3" office:value-type="string">
            <text:p text:style-name="P33"/>
          </table:table-cell>
          <table:table-cell table:style-name="Table6.A3" office:value-type="string">
            <text:p text:style-name="P33"/>
          </table:table-cell>
          <table:table-cell table:style-name="Table6.F3">
            <text:p text:style-name="P33"/>
          </table:table-cell>
        </table:table-row>
        <table:table-row>
          <table:table-cell table:style-name="Table6.A2" office:value-type="string">
            <text:p text:style-name="P33">RESET_EKF_C_ID</text:p>
          </table:table-cell>
          <table:table-cell table:style-name="Table6.B2" office:value-type="float" office:value="2">
            <text:p text:style-name="P62">2</text:p>
          </table:table-cell>
          <table:table-cell table:style-name="Table6.A2" office:value-type="string">
            <text:p text:style-name="P33">flag</text:p>
          </table:table-cell>
          <table:table-cell table:style-name="Table6.A2" office:value-type="string">
            <text:p text:style-name="P33">int32</text:p>
          </table:table-cell>
          <table:table-cell table:style-name="Table6.A2" office:value-type="string">
            <text:p text:style-name="P33">0x0</text:p>
          </table:table-cell>
          <table:table-cell table:style-name="Table6.F2" office:value-type="float" office:value="4">
            <text:p text:style-name="P33">4</text:p>
          </table:table-cell>
        </table:table-row>
        <table:table-row>
          <table:table-cell table:style-name="Table6.A3" office:value-type="string">
            <text:p text:style-name="P33"/>
          </table:table-cell>
          <table:table-cell table:style-name="Table6.A3" office:value-type="string">
            <text:p text:style-name="P62"/>
          </table:table-cell>
          <table:table-cell table:style-name="Table6.A3" office:value-type="string">
            <text:p text:style-name="P33"/>
          </table:table-cell>
          <table:table-cell table:style-name="Table6.A3" office:value-type="string">
            <text:p text:style-name="P33"/>
          </table:table-cell>
          <table:table-cell table:style-name="Table6.A3" office:value-type="string">
            <text:p text:style-name="P33"/>
          </table:table-cell>
          <table:table-cell table:style-name="Table6.F3">
            <text:p text:style-name="P33"/>
          </table:table-cell>
        </table:table-row>
        <table:table-row>
          <table:table-cell table:style-name="Table6.A2" office:value-type="string">
            <text:p text:style-name="P76">RESET_CHANNEL_C_ID</text:p>
          </table:table-cell>
          <table:table-cell table:style-name="Table6.B2" office:value-type="float" office:value="3">
            <text:p text:style-name="P78">3</text:p>
          </table:table-cell>
          <table:table-cell table:style-name="Table6.A2" office:value-type="string">
            <text:p text:style-name="P33">chan</text:p>
          </table:table-cell>
          <table:table-cell table:style-name="Table6.A2" office:value-type="string">
            <text:p text:style-name="P33">int32</text:p>
          </table:table-cell>
          <table:table-cell table:style-name="Table6.A2" office:value-type="string">
            <text:p text:style-name="P33">0x0</text:p>
          </table:table-cell>
          <table:table-cell table:style-name="Table6.F2" office:value-type="float" office:value="4">
            <text:p text:style-name="P33">4</text:p>
          </table:table-cell>
        </table:table-row>
        <table:table-row>
          <table:table-cell table:style-name="Table6.A3" office:value-type="string">
            <text:p text:style-name="P33"/>
          </table:table-cell>
          <table:table-cell table:style-name="Table6.A3" office:value-type="string">
            <text:p text:style-name="P62"/>
          </table:table-cell>
          <table:table-cell table:style-name="Table6.A3" office:value-type="string">
            <text:p text:style-name="P33"/>
          </table:table-cell>
          <table:table-cell table:style-name="Table6.A3" office:value-type="string">
            <text:p text:style-name="P33"/>
          </table:table-cell>
          <table:table-cell table:style-name="Table6.A3" office:value-type="string">
            <text:p text:style-name="P33"/>
          </table:table-cell>
          <table:table-cell table:style-name="Table6.F3">
            <text:p text:style-name="P33"/>
          </table:table-cell>
        </table:table-row>
        <table:table-row>
          <table:table-cell table:style-name="Table6.A2" office:value-type="string">
            <text:p text:style-name="P76">RESET_EPHEMERIS_C_ID</text:p>
          </table:table-cell>
          <table:table-cell table:style-name="Table6.B2" office:value-type="float" office:value="4">
            <text:p text:style-name="P78">4</text:p>
          </table:table-cell>
          <table:table-cell table:style-name="Table6.A2" office:value-type="string">
            <text:p text:style-name="P33">sv</text:p>
          </table:table-cell>
          <table:table-cell table:style-name="Table6.A2" office:value-type="string">
            <text:p text:style-name="P33">int32</text:p>
          </table:table-cell>
          <table:table-cell table:style-name="Table6.A2" office:value-type="string">
            <text:p text:style-name="P33">0x0</text:p>
          </table:table-cell>
          <table:table-cell table:style-name="Table6.F2" office:value-type="float" office:value="4">
            <text:p text:style-name="P33">4</text:p>
          </table:table-cell>
        </table:table-row>
        <table:table-row>
          <table:table-cell table:style-name="Table6.A3" office:value-type="string">
            <text:p text:style-name="P33"/>
          </table:table-cell>
          <table:table-cell table:style-name="Table6.A3" office:value-type="string">
            <text:p text:style-name="P62"/>
          </table:table-cell>
          <table:table-cell table:style-name="Table6.A3" office:value-type="string">
            <text:p text:style-name="P33"/>
          </table:table-cell>
          <table:table-cell table:style-name="Table6.A3" office:value-type="string">
            <text:p text:style-name="P33"/>
          </table:table-cell>
          <table:table-cell table:style-name="Table6.A3" office:value-type="string">
            <text:p text:style-name="P33"/>
          </table:table-cell>
          <table:table-cell table:style-name="Table6.F3">
            <text:p text:style-name="P33"/>
          </table:table-cell>
        </table:table-row>
        <table:table-row>
          <table:table-cell table:style-name="Table6.A2" office:value-type="string">
            <text:p text:style-name="P76">RESET_ALMANAC_C_ID</text:p>
          </table:table-cell>
          <table:table-cell table:style-name="Table6.B2" office:value-type="float" office:value="5">
            <text:p text:style-name="P78">5</text:p>
          </table:table-cell>
          <table:table-cell table:style-name="Table6.A2" office:value-type="string">
            <text:p text:style-name="P33">sv</text:p>
          </table:table-cell>
          <table:table-cell table:style-name="Table6.A2" office:value-type="string">
            <text:p text:style-name="P33">int32</text:p>
          </table:table-cell>
          <table:table-cell table:style-name="Table6.A2" office:value-type="string">
            <text:p text:style-name="P33">0x0</text:p>
          </table:table-cell>
          <table:table-cell table:style-name="Table6.F2" office:value-type="float" office:value="4">
            <text:p text:style-name="P33">4</text:p>
          </table:table-cell>
        </table:table-row>
        <table:table-row>
          <table:table-cell table:style-name="Table6.A3" office:value-type="string">
            <text:p text:style-name="P33"/>
          </table:table-cell>
          <table:table-cell table:style-name="Table6.A3" office:value-type="string">
            <text:p text:style-name="P62"/>
          </table:table-cell>
          <table:table-cell table:style-name="Table6.A3" office:value-type="string">
            <text:p text:style-name="P33"/>
          </table:table-cell>
          <table:table-cell table:style-name="Table6.A3" office:value-type="string">
            <text:p text:style-name="P33"/>
          </table:table-cell>
          <table:table-cell table:style-name="Table6.A3" office:value-type="string">
            <text:p text:style-name="P33"/>
          </table:table-cell>
          <table:table-cell table:style-name="Table6.F3">
            <text:p text:style-name="P33"/>
          </table:table-cell>
        </table:table-row>
        <table:table-row>
          <table:table-cell table:style-name="Table6.A2" office:value-type="string">
            <text:p text:style-name="P76">GET_MEASUREMENT_C_ID</text:p>
          </table:table-cell>
          <table:table-cell table:style-name="Table6.B2" office:value-type="float" office:value="6">
            <text:p text:style-name="P78">6</text:p>
          </table:table-cell>
          <table:table-cell table:style-name="Table6.A2" office:value-type="string">
            <text:p text:style-name="P33">chan</text:p>
          </table:table-cell>
          <table:table-cell table:style-name="Table6.A2" office:value-type="string">
            <text:p text:style-name="P33">int32</text:p>
          </table:table-cell>
          <table:table-cell table:style-name="Table6.A2" office:value-type="string">
            <text:p text:style-name="P33">0x0</text:p>
          </table:table-cell>
          <table:table-cell table:style-name="Table6.F2" office:value-type="float" office:value="4">
            <text:p text:style-name="P33">4</text:p>
          </table:table-cell>
        </table:table-row>
        <table:table-row>
          <table:table-cell table:style-name="Table6.A3" office:value-type="string">
            <text:p text:style-name="P33"/>
          </table:table-cell>
          <table:table-cell table:style-name="Table6.A3" office:value-type="string">
            <text:p text:style-name="P62"/>
          </table:table-cell>
          <table:table-cell table:style-name="Table6.A3" office:value-type="string">
            <text:p text:style-name="P33"/>
          </table:table-cell>
          <table:table-cell table:style-name="Table6.A3" office:value-type="string">
            <text:p text:style-name="P33"/>
          </table:table-cell>
          <table:table-cell table:style-name="Table6.A3" office:value-type="string">
            <text:p text:style-name="P33"/>
          </table:table-cell>
          <table:table-cell table:style-name="Table6.F3">
            <text:p text:style-name="P33"/>
          </table:table-cell>
        </table:table-row>
        <table:table-row>
          <table:table-cell table:style-name="Table6.A2" office:value-type="string">
            <text:p text:style-name="P76">GET_PSEUDORANGE_C_ID</text:p>
          </table:table-cell>
          <table:table-cell table:style-name="Table6.B2" office:value-type="float" office:value="7">
            <text:p text:style-name="P78">7</text:p>
          </table:table-cell>
          <table:table-cell table:style-name="Table6.A2" office:value-type="string">
            <text:p text:style-name="P33">chan</text:p>
          </table:table-cell>
          <table:table-cell table:style-name="Table6.A2" office:value-type="string">
            <text:p text:style-name="P33">int32</text:p>
          </table:table-cell>
          <table:table-cell table:style-name="Table6.A2" office:value-type="string">
            <text:p text:style-name="P33">0x0</text:p>
          </table:table-cell>
          <table:table-cell table:style-name="Table6.F2" office:value-type="float" office:value="4">
            <text:p text:style-name="P33">4</text:p>
          </table:table-cell>
        </table:table-row>
        <table:table-row>
          <table:table-cell table:style-name="Table6.A3" office:value-type="string">
            <text:p text:style-name="P76"/>
          </table:table-cell>
          <table:table-cell table:style-name="Table6.A3" office:value-type="string">
            <text:p text:style-name="P78"/>
          </table:table-cell>
          <table:table-cell table:style-name="Table6.A3" office:value-type="string">
            <text:p text:style-name="P33"/>
          </table:table-cell>
          <table:table-cell table:style-name="Table6.A3" office:value-type="string">
            <text:p text:style-name="P33"/>
          </table:table-cell>
          <table:table-cell table:style-name="Table6.A3" office:value-type="string">
            <text:p text:style-name="P33"/>
          </table:table-cell>
          <table:table-cell table:style-name="Table6.F3">
            <text:p text:style-name="P33"/>
          </table:table-cell>
        </table:table-row>
        <table:table-row>
          <table:table-cell table:style-name="Table6.A2" office:value-type="string">
            <text:p text:style-name="P76">GET_EPHEMERIS_C_ID</text:p>
          </table:table-cell>
          <table:table-cell table:style-name="Table6.B2" office:value-type="float" office:value="8">
            <text:p text:style-name="P78">8</text:p>
          </table:table-cell>
          <table:table-cell table:style-name="Table6.A2" office:value-type="string">
            <text:p text:style-name="P33">sv</text:p>
          </table:table-cell>
          <table:table-cell table:style-name="Table6.A2" office:value-type="string">
            <text:p text:style-name="P33">int32</text:p>
          </table:table-cell>
          <table:table-cell table:style-name="Table6.A2" office:value-type="string">
            <text:p text:style-name="P33">0x0</text:p>
          </table:table-cell>
          <table:table-cell table:style-name="Table6.F2" office:value-type="float" office:value="4">
            <text:p text:style-name="P33">4</text:p>
          </table:table-cell>
        </table:table-row>
        <table:table-row>
          <table:table-cell table:style-name="Table6.A3" office:value-type="string">
            <text:p text:style-name="P76"/>
          </table:table-cell>
          <table:table-cell table:style-name="Table6.A3" office:value-type="string">
            <text:p text:style-name="P78"/>
          </table:table-cell>
          <table:table-cell table:style-name="Table6.A3" office:value-type="string">
            <text:p text:style-name="P33"/>
          </table:table-cell>
          <table:table-cell table:style-name="Table6.A3" office:value-type="string">
            <text:p text:style-name="P33"/>
          </table:table-cell>
          <table:table-cell table:style-name="Table6.A3" office:value-type="string">
            <text:p text:style-name="P33"/>
          </table:table-cell>
          <table:table-cell table:style-name="Table6.F3">
            <text:p text:style-name="P33"/>
          </table:table-cell>
        </table:table-row>
        <table:table-row>
          <table:table-cell table:style-name="Table6.A2" office:value-type="string">
            <text:p text:style-name="P76">GET_ALMANAC_C_ID</text:p>
          </table:table-cell>
          <table:table-cell table:style-name="Table6.B2" office:value-type="float" office:value="9">
            <text:p text:style-name="P78">9</text:p>
          </table:table-cell>
          <table:table-cell table:style-name="Table6.A2" office:value-type="string">
            <text:p text:style-name="P33">sv</text:p>
          </table:table-cell>
          <table:table-cell table:style-name="Table6.A2" office:value-type="string">
            <text:p text:style-name="P33">int32</text:p>
          </table:table-cell>
          <table:table-cell table:style-name="Table6.A2" office:value-type="string">
            <text:p text:style-name="P33">0x0</text:p>
          </table:table-cell>
          <table:table-cell table:style-name="Table6.F2" office:value-type="float" office:value="4">
            <text:p text:style-name="P33">4</text:p>
          </table:table-cell>
        </table:table-row>
        <table:table-row>
          <table:table-cell table:style-name="Table6.A3" office:value-type="string">
            <text:p text:style-name="P76"/>
          </table:table-cell>
          <table:table-cell table:style-name="Table6.B19">
            <text:p text:style-name="P78"/>
          </table:table-cell>
          <table:table-cell table:style-name="Table6.A3" office:value-type="string">
            <text:p text:style-name="P33"/>
          </table:table-cell>
          <table:table-cell table:style-name="Table6.A3" office:value-type="string">
            <text:p text:style-name="P33"/>
          </table:table-cell>
          <table:table-cell table:style-name="Table6.A3" office:value-type="string">
            <text:p text:style-name="P33"/>
          </table:table-cell>
          <table:table-cell table:style-name="Table6.F3">
            <text:p text:style-name="P33"/>
          </table:table-cell>
        </table:table-row>
        <table:table-row>
          <table:table-cell table:style-name="Table6.A2" office:value-type="string">
            <text:p text:style-name="P76">SET_ALMANAC_C_ID</text:p>
          </table:table-cell>
          <table:table-cell table:style-name="Table6.B2" office:value-type="float" office:value="10">
            <text:p text:style-name="P78">10</text:p>
          </table:table-cell>
          <table:table-cell table:style-name="Table6.A2" office:value-type="string">
            <text:p text:style-name="P33">sv</text:p>
          </table:table-cell>
          <table:table-cell table:style-name="Table6.A2" office:value-type="string">
            <text:p text:style-name="P33">int32</text:p>
          </table:table-cell>
          <table:table-cell table:style-name="Table6.A2" office:value-type="string">
            <text:p text:style-name="P33">0x0</text:p>
          </table:table-cell>
          <table:table-cell table:style-name="Table6.F2" office:value-type="float" office:value="4">
            <text:p text:style-name="P33">4</text:p>
          </table:table-cell>
        </table:table-row>
        <table:table-row>
          <table:table-cell table:style-name="Table6.A3" office:value-type="string">
            <text:p text:style-name="P31"/>
          </table:table-cell>
          <table:table-cell table:style-name="Table6.A3" office:value-type="string">
            <text:p text:style-name="P80"/>
          </table:table-cell>
          <table:table-cell table:style-name="Table6.A3" office:value-type="string">
            <text:p text:style-name="P33">almanac</text:p>
          </table:table-cell>
          <table:table-cell table:style-name="Table6.A3" office:value-type="string">
            <text:p text:style-name="P33">Almanac_M</text:p>
          </table:table-cell>
          <table:table-cell table:style-name="Table6.A3" office:value-type="string">
            <text:p text:style-name="P33">0x4</text:p>
          </table:table-cell>
          <table:table-cell table:style-name="Table6.F3">
            <text:p text:style-name="P33"/>
          </table:table-cell>
        </table:table-row>
        <table:table-row>
          <table:table-cell table:style-name="Table6.A22" office:value-type="string">
            <text:p text:style-name="P31"/>
          </table:table-cell>
          <table:table-cell table:style-name="Table6.A22" office:value-type="string">
            <text:p text:style-name="P80"/>
          </table:table-cell>
          <table:table-cell table:style-name="Table6.A22" office:value-type="string">
            <text:p text:style-name="P33"/>
          </table:table-cell>
          <table:table-cell table:style-name="Table6.A22" office:value-type="string">
            <text:p text:style-name="P38"/>
          </table:table-cell>
          <table:table-cell table:style-name="Table6.A22" office:value-type="string">
            <text:p text:style-name="P33"/>
          </table:table-cell>
          <table:table-cell table:style-name="Table6.F22">
            <text:p text:style-name="P33"/>
          </table:table-cell>
        </table:table-row>
        <table:table-row>
          <table:table-cell table:style-name="Table6.A2" office:value-type="string">
            <text:p text:style-name="P76">SET_EPHEMERIS_C_ID</text:p>
          </table:table-cell>
          <table:table-cell table:style-name="Table6.B2" office:value-type="float" office:value="11">
            <text:p text:style-name="P78">11</text:p>
          </table:table-cell>
          <table:table-cell table:style-name="Table6.A2" office:value-type="string">
            <text:p text:style-name="P33">sv</text:p>
          </table:table-cell>
          <table:table-cell table:style-name="Table6.A2" office:value-type="string">
            <text:p text:style-name="P33">int32</text:p>
          </table:table-cell>
          <table:table-cell table:style-name="Table6.A2" office:value-type="string">
            <text:p text:style-name="P33">0x0</text:p>
          </table:table-cell>
          <table:table-cell table:style-name="Table6.F2" office:value-type="float" office:value="4">
            <text:p text:style-name="P33">4</text:p>
          </table:table-cell>
        </table:table-row>
        <table:table-row>
          <table:table-cell table:style-name="Table6.A22" office:value-type="string">
            <text:p text:style-name="P31"/>
          </table:table-cell>
          <table:table-cell table:style-name="Table6.A22" office:value-type="string">
            <text:p text:style-name="P80"/>
          </table:table-cell>
          <table:table-cell table:style-name="Table6.A22" office:value-type="string">
            <text:p text:style-name="P33">ephemeris</text:p>
          </table:table-cell>
          <table:table-cell table:style-name="Table6.A22" office:value-type="string">
            <text:p text:style-name="P38">Ephemeris_M</text:p>
          </table:table-cell>
          <table:table-cell table:style-name="Table6.A22" office:value-type="string">
            <text:p text:style-name="P33">0x4</text:p>
          </table:table-cell>
          <table:table-cell table:style-name="Table6.F22">
            <text:p text:style-name="P33"/>
          </table:table-cell>
        </table:table-row>
        <table:table-row>
          <table:table-cell table:style-name="Table6.A3" office:value-type="string">
            <text:p text:style-name="P76"/>
          </table:table-cell>
          <table:table-cell table:style-name="Table6.A3" office:value-type="string">
            <text:p text:style-name="P78"/>
          </table:table-cell>
          <table:table-cell table:style-name="Table6.A3" office:value-type="string">
            <text:p text:style-name="P33"/>
          </table:table-cell>
          <table:table-cell table:style-name="Table6.A3" office:value-type="string">
            <text:p text:style-name="P33"/>
          </table:table-cell>
          <table:table-cell table:style-name="Table6.A3" office:value-type="string">
            <text:p text:style-name="P33"/>
          </table:table-cell>
          <table:table-cell table:style-name="Table6.F3">
            <text:p text:style-name="P33"/>
          </table:table-cell>
        </table:table-row>
        <table:table-row>
          <table:table-cell table:style-name="Table6.A3" office:value-type="string">
            <text:p text:style-name="P31"/>
          </table:table-cell>
          <table:table-cell table:style-name="Table6.A3" office:value-type="string">
            <text:p text:style-name="P80"/>
          </table:table-cell>
          <table:table-cell table:style-name="Table6.A3" office:value-type="string">
            <text:p text:style-name="P33"/>
          </table:table-cell>
          <table:table-cell table:style-name="Table6.A3" office:value-type="string">
            <text:p text:style-name="P33"/>
          </table:table-cell>
          <table:table-cell table:style-name="Table6.A3" office:value-type="string">
            <text:p text:style-name="P33"/>
          </table:table-cell>
          <table:table-cell table:style-name="Table6.F3">
            <text:p text:style-name="P33"/>
          </table:table-cell>
        </table:table-row>
        <table:table-row>
          <table:table-cell table:style-name="Table6.A3" office:value-type="string">
            <text:p text:style-name="P31"/>
          </table:table-cell>
          <table:table-cell table:style-name="Table6.A3" office:value-type="string">
            <text:p text:style-name="P80"/>
          </table:table-cell>
          <table:table-cell table:style-name="Table6.A3" office:value-type="string">
            <text:p text:style-name="P33"/>
          </table:table-cell>
          <table:table-cell table:style-name="Table6.A3" office:value-type="string">
            <text:p text:style-name="P33"/>
          </table:table-cell>
          <table:table-cell table:style-name="Table6.A3" office:value-type="string">
            <text:p text:style-name="P33"/>
          </table:table-cell>
          <table:table-cell table:style-name="Table6.F3">
            <text:p text:style-name="P33"/>
          </table:table-cell>
        </table:table-row>
        <table:table-row>
          <table:table-cell table:style-name="Table6.A3" office:value-type="string">
            <text:p text:style-name="P31"/>
          </table:table-cell>
          <table:table-cell table:style-name="Table6.A3" office:value-type="string">
            <text:p text:style-name="P80"/>
          </table:table-cell>
          <table:table-cell table:style-name="Table6.A3" office:value-type="string">
            <text:p text:style-name="P33"/>
          </table:table-cell>
          <table:table-cell table:style-name="Table6.A3" office:value-type="string">
            <text:p text:style-name="P33"/>
          </table:table-cell>
          <table:table-cell table:style-name="Table6.A3" office:value-type="string">
            <text:p text:style-name="P33"/>
          </table:table-cell>
          <table:table-cell table:style-name="Table6.F3">
            <text:p text:style-name="P33"/>
          </table:table-cell>
        </table:table-row>
        <table:table-row>
          <table:table-cell table:style-name="Table6.A3" office:value-type="string">
            <text:p text:style-name="P31"/>
          </table:table-cell>
          <table:table-cell table:style-name="Table6.A3" office:value-type="string">
            <text:p text:style-name="P80"/>
          </table:table-cell>
          <table:table-cell table:style-name="Table6.A3" office:value-type="string">
            <text:p text:style-name="P33"/>
          </table:table-cell>
          <table:table-cell table:style-name="Table6.A3" office:value-type="string">
            <text:p text:style-name="P33"/>
          </table:table-cell>
          <table:table-cell table:style-name="Table6.A3" office:value-type="string">
            <text:p text:style-name="P33"/>
          </table:table-cell>
          <table:table-cell table:style-name="Table6.F3">
            <text:p text:style-name="P33"/>
          </table:table-cell>
        </table:table-row>
        <text:soft-page-break/>
        <table:table-row>
          <table:table-cell table:style-name="Table6.A2" office:value-type="string">
            <text:p text:style-name="P76">ACQ_CONFIG_C_ID</text:p>
          </table:table-cell>
          <table:table-cell table:style-name="Table6.B2" office:value-type="float" office:value="12">
            <text:p text:style-name="P78">12</text:p>
          </table:table-cell>
          <table:table-cell table:style-name="Table6.A2" office:value-type="string">
            <text:p text:style-name="P33">min_doppler</text:p>
          </table:table-cell>
          <table:table-cell table:style-name="Table6.A2" office:value-type="string">
            <text:p text:style-name="P33">int32</text:p>
          </table:table-cell>
          <table:table-cell table:style-name="Table6.A2" office:value-type="string">
            <text:p text:style-name="P33">0x0</text:p>
          </table:table-cell>
          <table:table-cell table:style-name="Table6.F2" office:value-type="float" office:value="4">
            <text:p text:style-name="P33">4</text:p>
          </table:table-cell>
        </table:table-row>
        <table:table-row>
          <table:table-cell table:style-name="Table6.A3" office:value-type="string">
            <text:p text:style-name="P31"/>
          </table:table-cell>
          <table:table-cell table:style-name="Table6.A3" office:value-type="string">
            <text:p text:style-name="P80"/>
          </table:table-cell>
          <table:table-cell table:style-name="Table6.A3" office:value-type="string">
            <text:p text:style-name="P33">max_doppler</text:p>
          </table:table-cell>
          <table:table-cell table:style-name="Table6.A3" office:value-type="string">
            <text:p text:style-name="P33">int32</text:p>
          </table:table-cell>
          <table:table-cell table:style-name="Table6.A3" office:value-type="string">
            <text:p text:style-name="P33">0x4</text:p>
          </table:table-cell>
          <table:table-cell table:style-name="Table6.F3" office:value-type="float" office:value="4">
            <text:p text:style-name="P33">4</text:p>
          </table:table-cell>
        </table:table-row>
        <table:table-row>
          <table:table-cell table:style-name="Table6.A3" office:value-type="string">
            <text:p text:style-name="P31"/>
          </table:table-cell>
          <table:table-cell table:style-name="Table6.A3" office:value-type="string">
            <text:p text:style-name="P80"/>
          </table:table-cell>
          <table:table-cell table:style-name="Table6.A3" office:value-type="string">
            <text:p text:style-name="P33">doppler_range</text:p>
          </table:table-cell>
          <table:table-cell table:style-name="Table6.A3" office:value-type="string">
            <text:p text:style-name="P33">int32</text:p>
          </table:table-cell>
          <table:table-cell table:style-name="Table6.A3" office:value-type="string">
            <text:p text:style-name="P33">0x8</text:p>
          </table:table-cell>
          <table:table-cell table:style-name="Table6.F3" office:value-type="float" office:value="4">
            <text:p text:style-name="P33">4</text:p>
          </table:table-cell>
        </table:table-row>
        <table:table-row>
          <table:table-cell table:style-name="Table6.A3" office:value-type="string">
            <text:p text:style-name="P31"/>
          </table:table-cell>
          <table:table-cell table:style-name="Table6.A3" office:value-type="string">
            <text:p text:style-name="P80"/>
          </table:table-cell>
          <table:table-cell table:style-name="Table6.A3" office:value-type="string">
            <text:p text:style-name="P33">acq_strong</text:p>
          </table:table-cell>
          <table:table-cell table:style-name="Table6.A3" office:value-type="string">
            <text:p text:style-name="P33">int32</text:p>
          </table:table-cell>
          <table:table-cell table:style-name="Table6.A3" office:value-type="string">
            <text:p text:style-name="P33">0xC</text:p>
          </table:table-cell>
          <table:table-cell table:style-name="Table6.F3" office:value-type="float" office:value="4">
            <text:p text:style-name="P33">4</text:p>
          </table:table-cell>
        </table:table-row>
        <table:table-row>
          <table:table-cell table:style-name="Table6.A3" office:value-type="string">
            <text:p text:style-name="P31"/>
          </table:table-cell>
          <table:table-cell table:style-name="Table6.A3" office:value-type="string">
            <text:p text:style-name="P80"/>
          </table:table-cell>
          <table:table-cell table:style-name="Table6.A3" office:value-type="string">
            <text:p text:style-name="P33">acq_medium</text:p>
          </table:table-cell>
          <table:table-cell table:style-name="Table6.A3" office:value-type="string">
            <text:p text:style-name="P33">int32</text:p>
          </table:table-cell>
          <table:table-cell table:style-name="Table6.A3" office:value-type="string">
            <text:p text:style-name="P33">0x10</text:p>
          </table:table-cell>
          <table:table-cell table:style-name="Table6.F3" office:value-type="float" office:value="4">
            <text:p text:style-name="P33">4</text:p>
          </table:table-cell>
        </table:table-row>
        <table:table-row>
          <table:table-cell table:style-name="Table6.A3" office:value-type="string">
            <text:p text:style-name="P31"/>
          </table:table-cell>
          <table:table-cell table:style-name="Table6.A3" office:value-type="string">
            <text:p text:style-name="P80"/>
          </table:table-cell>
          <table:table-cell table:style-name="Table6.A3" office:value-type="string">
            <text:p text:style-name="P33">acq_weak</text:p>
          </table:table-cell>
          <table:table-cell table:style-name="Table6.A3" office:value-type="string">
            <text:p text:style-name="P33">int32</text:p>
          </table:table-cell>
          <table:table-cell table:style-name="Table6.A3" office:value-type="string">
            <text:p text:style-name="P33">0x14</text:p>
          </table:table-cell>
          <table:table-cell table:style-name="Table6.F3" office:value-type="float" office:value="4">
            <text:p text:style-name="P33">4</text:p>
          </table:table-cell>
        </table:table-row>
        <table:table-row>
          <table:table-cell table:style-name="Table6.A3" office:value-type="string">
            <text:p text:style-name="P31"/>
          </table:table-cell>
          <table:table-cell table:style-name="Table6.A3" office:value-type="string">
            <text:p text:style-name="P80"/>
          </table:table-cell>
          <table:table-cell table:style-name="Table6.A3" office:value-type="string">
            <text:p text:style-name="P33"/>
          </table:table-cell>
          <table:table-cell table:style-name="Table6.A3" office:value-type="string">
            <text:p text:style-name="P33"/>
          </table:table-cell>
          <table:table-cell table:style-name="Table6.A3" office:value-type="string">
            <text:p text:style-name="P33"/>
          </table:table-cell>
          <table:table-cell table:style-name="Table6.F36" office:value-type="string">
            <text:p text:style-name="P33"/>
          </table:table-cell>
        </table:table-row>
        <table:table-row>
          <table:table-cell table:style-name="Table6.A2" office:value-type="string">
            <text:p text:style-name="P76">CLOCK_CONFIG_C_ID</text:p>
          </table:table-cell>
          <table:table-cell table:style-name="Table6.B2" office:value-type="float" office:value="13">
            <text:p text:style-name="P78">13</text:p>
          </table:table-cell>
          <table:table-cell table:style-name="Table6.A2" office:value-type="string">
            <text:p text:style-name="P33">week</text:p>
          </table:table-cell>
          <table:table-cell table:style-name="Table6.A2" office:value-type="string">
            <text:p text:style-name="P33">double</text:p>
          </table:table-cell>
          <table:table-cell table:style-name="Table6.A2" office:value-type="string">
            <text:p text:style-name="P33">0x0</text:p>
          </table:table-cell>
          <table:table-cell table:style-name="Table6.F2" office:value-type="float" office:value="8">
            <text:p text:style-name="P33">8</text:p>
          </table:table-cell>
        </table:table-row>
        <table:table-row>
          <table:table-cell table:style-name="Table6.A22" office:value-type="string">
            <text:p text:style-name="P76"/>
          </table:table-cell>
          <table:table-cell table:style-name="Table6.A22" office:value-type="string">
            <text:p text:style-name="P78"/>
          </table:table-cell>
          <table:table-cell table:style-name="Table6.A22" office:value-type="string">
            <text:p text:style-name="P33">second</text:p>
          </table:table-cell>
          <table:table-cell table:style-name="Table6.A22" office:value-type="string">
            <text:p text:style-name="P33">double</text:p>
          </table:table-cell>
          <table:table-cell table:style-name="Table6.A22" office:value-type="string">
            <text:p text:style-name="P33">0x8</text:p>
          </table:table-cell>
          <table:table-cell table:style-name="Table6.F22" office:value-type="float" office:value="8">
            <text:p text:style-name="P33">8</text:p>
          </table:table-cell>
        </table:table-row>
        <table:table-row>
          <table:table-cell table:style-name="Table6.A22" office:value-type="string">
            <text:p text:style-name="P33"/>
          </table:table-cell>
          <table:table-cell table:style-name="Table6.A22" office:value-type="string">
            <text:p text:style-name="P62"/>
          </table:table-cell>
          <table:table-cell table:style-name="Table6.A22" office:value-type="string">
            <text:p text:style-name="P33"/>
          </table:table-cell>
          <table:table-cell table:style-name="Table6.A22" office:value-type="string">
            <text:p text:style-name="P33"/>
          </table:table-cell>
          <table:table-cell table:style-name="Table6.A22" office:value-type="string">
            <text:p text:style-name="P33"/>
          </table:table-cell>
          <table:table-cell table:style-name="Table6.F39" office:value-type="string">
            <text:p text:style-name="P33"/>
          </table:table-cell>
        </table:table-row>
        <table:table-row>
          <table:table-cell table:style-name="Table6.A22" office:value-type="string">
            <text:p text:style-name="P33"/>
          </table:table-cell>
          <table:table-cell table:style-name="Table6.A22" office:value-type="string">
            <text:p text:style-name="P62"/>
          </table:table-cell>
          <table:table-cell table:style-name="Table6.A22" office:value-type="string">
            <text:p text:style-name="P33"/>
          </table:table-cell>
          <table:table-cell table:style-name="Table6.A22" office:value-type="string">
            <text:p text:style-name="P33"/>
          </table:table-cell>
          <table:table-cell table:style-name="Table6.A22" office:value-type="string">
            <text:p text:style-name="P33"/>
          </table:table-cell>
          <table:table-cell table:style-name="Table6.F39" office:value-type="string">
            <text:p text:style-name="P33"/>
          </table:table-cell>
        </table:table-row>
        <table:table-row>
          <table:table-cell table:style-name="Table6.A22" office:value-type="string">
            <text:p text:style-name="P33"/>
          </table:table-cell>
          <table:table-cell table:style-name="Table6.A22" office:value-type="string">
            <text:p text:style-name="P62"/>
          </table:table-cell>
          <table:table-cell table:style-name="Table6.A22" office:value-type="string">
            <text:p text:style-name="P33"/>
          </table:table-cell>
          <table:table-cell table:style-name="Table6.A22" office:value-type="string">
            <text:p text:style-name="P33"/>
          </table:table-cell>
          <table:table-cell table:style-name="Table6.A22" office:value-type="string">
            <text:p text:style-name="P33"/>
          </table:table-cell>
          <table:table-cell table:style-name="Table6.F39" office:value-type="string">
            <text:p text:style-name="P33"/>
          </table:table-cell>
        </table:table-row>
        <table:table-row>
          <table:table-cell table:style-name="Table6.A22" office:value-type="string">
            <text:p text:style-name="P33"/>
          </table:table-cell>
          <table:table-cell table:style-name="Table6.A22" office:value-type="string">
            <text:p text:style-name="P62"/>
          </table:table-cell>
          <table:table-cell table:style-name="Table6.A22" office:value-type="string">
            <text:p text:style-name="P33"/>
          </table:table-cell>
          <table:table-cell table:style-name="Table6.A22" office:value-type="string">
            <text:p text:style-name="P33"/>
          </table:table-cell>
          <table:table-cell table:style-name="Table6.A22" office:value-type="string">
            <text:p text:style-name="P33"/>
          </table:table-cell>
          <table:table-cell table:style-name="Table6.F39" office:value-type="string">
            <text:p text:style-name="P33"/>
          </table:table-cell>
        </table:table-row>
        <table:table-row>
          <table:table-cell table:style-name="Table6.A22" office:value-type="string">
            <text:p text:style-name="P33"/>
          </table:table-cell>
          <table:table-cell table:style-name="Table6.A22" office:value-type="string">
            <text:p text:style-name="P62"/>
          </table:table-cell>
          <table:table-cell table:style-name="Table6.A22" office:value-type="string">
            <text:p text:style-name="P33"/>
          </table:table-cell>
          <table:table-cell table:style-name="Table6.A22" office:value-type="string">
            <text:p text:style-name="P33"/>
          </table:table-cell>
          <table:table-cell table:style-name="Table6.A22" office:value-type="string">
            <text:p text:style-name="P33"/>
          </table:table-cell>
          <table:table-cell table:style-name="Table6.F39" office:value-type="string">
            <text:p text:style-name="P33"/>
          </table:table-cell>
        </table:table-row>
      </table:table>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h text:style-name="P55" text:outline-level="1"><text:soft-page-break/>Messages</text:h>
      <text:p text:style-name="P25"/>
      <text:p text:style-name="P77">Messages are one of three types: periodic, requestable, and streaming.</text:p>
      <text:p text:style-name="P77"/>
      <text:p text:style-name="P77">Periodic messages will be emitted by the receiver after each PVT solution generation, which is tied to the measurement interrupt. Periodic message CANNOT be turned off, the receiver will emit these messages as long as it is active.</text:p>
      <text:p text:style-name="P77"/>
      <text:p text:style-name="P77">Requestable messages will be emitted by the receiver only after receiver receives a command to do so. They will be emitted only once for each command received.</text:p>
      <text:p text:style-name="P77"/>
      <text:p text:style-name="P77">Streaming messsages have the ability to be turned on and off as required. These messages are typically data that can be used to debug the internal workings of the receiver. If activated, <text:s/>these messages will be emitted at the same rate as the periodic messages, namely once per measurement interrupt.</text:p>
      <text:p text:style-name="P77"/>
      <text:p text:style-name="P77"/>
      <table:table table:name="Table4" table:style-name="Table4">
        <table:table-column table:style-name="Table4.A" table:number-columns-repeated="2"/>
        <table:table-row>
          <table:table-cell table:style-name="Table4.A1" office:value-type="string">
            <text:p text:style-name="P61">Message</text:p>
          </table:table-cell>
          <table:table-cell table:style-name="Table4.B1" office:value-type="string">
            <text:p text:style-name="P61">Type</text:p>
          </table:table-cell>
        </table:table-row>
        <table:table-row>
          <table:table-cell table:style-name="Table4.A2" office:value-type="string">
            <text:p text:style-name="P81">BOARD_HEALTH_M_ID</text:p>
          </table:table-cell>
          <table:table-cell table:style-name="Table4.B2" office:value-type="string">
            <text:p text:style-name="P60">Request</text:p>
          </table:table-cell>
        </table:table-row>
        <table:table-row>
          <table:table-cell table:style-name="Table4.A2" office:value-type="string">
            <text:p text:style-name="P81">TASK_HEALTH_M_ID</text:p>
          </table:table-cell>
          <table:table-cell table:style-name="Table4.B2" office:value-type="string">
            <text:p text:style-name="P60">Periodic</text:p>
          </table:table-cell>
        </table:table-row>
        <table:table-row>
          <table:table-cell table:style-name="Table4.A2" office:value-type="string">
            <text:p text:style-name="P81">CHANNEL_HEALTH_M_ID</text:p>
          </table:table-cell>
          <table:table-cell table:style-name="Table4.B2" office:value-type="string">
            <text:p text:style-name="P60">Periodic</text:p>
          </table:table-cell>
        </table:table-row>
        <table:table-row>
          <table:table-cell table:style-name="Table4.A2" office:value-type="string">
            <text:p text:style-name="P81">SPS_M_ID</text:p>
          </table:table-cell>
          <table:table-cell table:style-name="Table4.B2" office:value-type="string">
            <text:p text:style-name="P60">Periodic</text:p>
          </table:table-cell>
        </table:table-row>
        <table:table-row>
          <table:table-cell table:style-name="Table4.A2" office:value-type="string">
            <text:p text:style-name="P81">CLOCK_M_ID</text:p>
          </table:table-cell>
          <table:table-cell table:style-name="Table4.B2" office:value-type="string">
            <text:p text:style-name="P60">Periodic</text:p>
          </table:table-cell>
        </table:table-row>
        <table:table-row>
          <table:table-cell table:style-name="Table4.A2" office:value-type="string">
            <text:p text:style-name="P81">SV_POSITION_M_ID</text:p>
          </table:table-cell>
          <table:table-cell table:style-name="Table4.B2" office:value-type="string">
            <text:p text:style-name="P60">Streaming</text:p>
          </table:table-cell>
        </table:table-row>
        <table:table-row>
          <table:table-cell table:style-name="Table4.A2" office:value-type="string">
            <text:p text:style-name="P81">EKF_M_ID</text:p>
          </table:table-cell>
          <table:table-cell table:style-name="Table4.B2" office:value-type="string">
            <text:p text:style-name="P60">Periodic</text:p>
          </table:table-cell>
        </table:table-row>
        <table:table-row>
          <table:table-cell table:style-name="Table4.A2" office:value-type="string">
            <text:p text:style-name="P81">MEASUREMENT_M_ID</text:p>
          </table:table-cell>
          <table:table-cell table:style-name="Table4.B2" office:value-type="string">
            <text:p text:style-name="P60">Streaming</text:p>
          </table:table-cell>
        </table:table-row>
        <table:table-row>
          <table:table-cell table:style-name="Table4.A2" office:value-type="string">
            <text:p text:style-name="P81">PSEUDORANGE_M_ID</text:p>
          </table:table-cell>
          <table:table-cell table:style-name="Table4.B2" office:value-type="string">
            <text:p text:style-name="P60">Streaming</text:p>
          </table:table-cell>
        </table:table-row>
        <table:table-row>
          <table:table-cell table:style-name="Table4.A2" office:value-type="string">
            <text:p text:style-name="P81">EPHEMERIS_M_ID</text:p>
          </table:table-cell>
          <table:table-cell table:style-name="Table4.B2" office:value-type="string">
            <text:p text:style-name="P60">Request</text:p>
          </table:table-cell>
        </table:table-row>
        <table:table-row>
          <table:table-cell table:style-name="Table4.A2" office:value-type="string">
            <text:p text:style-name="P81">ALMANAC_M_ID</text:p>
          </table:table-cell>
          <table:table-cell table:style-name="Table4.B2" office:value-type="string">
            <text:p text:style-name="P60">Request</text:p>
          </table:table-cell>
        </table:table-row>
        <table:table-row>
          <table:table-cell table:style-name="Table4.A2" office:value-type="string">
            <text:p text:style-name="P81">EPHEMERIS_VALID_M_ID</text:p>
          </table:table-cell>
          <table:table-cell table:style-name="Table4.B2" office:value-type="string">
            <text:p text:style-name="P60">Streaming</text:p>
          </table:table-cell>
        </table:table-row>
        <table:table-row>
          <table:table-cell table:style-name="Table4.A2" office:value-type="string">
            <text:p text:style-name="P81">COMMAND_ACK_M_ID</text:p>
          </table:table-cell>
          <table:table-cell table:style-name="Table4.B2" office:value-type="string">
            <text:p text:style-name="P60">Request</text:p>
          </table:table-cell>
        </table:table-row>
        <table:table-row>
          <table:table-cell table:style-name="Table4.A2" office:value-type="string">
            <text:p text:style-name="P81">SV_PREDICTION_M_ID</text:p>
          </table:table-cell>
          <table:table-cell table:style-name="Table4.B2" office:value-type="string">
            <text:p text:style-name="P60">Request</text:p>
          </table:table-cell>
        </table:table-row>
        <table:table-row>
          <table:table-cell table:style-name="Table4.A2" office:value-type="string">
            <text:p text:style-name="P81">ACQ_COMMAND_M_ID</text:p>
          </table:table-cell>
          <table:table-cell table:style-name="Table4.B2" office:value-type="string">
            <text:p text:style-name="P60">Streaming</text:p>
          </table:table-cell>
        </table:table-row>
        <table:table-row>
          <table:table-cell table:style-name="Table4.A2" office:value-type="string">
            <text:p text:style-name="P81"/>
          </table:table-cell>
          <table:table-cell table:style-name="Table4.B2" office:value-type="string">
            <text:p text:style-name="P59"/>
          </table:table-cell>
        </table:table-row>
        <table:table-row>
          <table:table-cell table:style-name="Table4.A2" office:value-type="string">
            <text:p text:style-name="P81"/>
          </table:table-cell>
          <table:table-cell table:style-name="Table4.B2" office:value-type="string">
            <text:p text:style-name="P59"/>
          </table:table-cell>
        </table:table-row>
        <table:table-row>
          <table:table-cell table:style-name="Table4.A2" office:value-type="string">
            <text:p text:style-name="P81"/>
          </table:table-cell>
          <table:table-cell table:style-name="Table4.B2" office:value-type="string">
            <text:p text:style-name="P59"/>
          </table:table-cell>
        </table:table-row>
      </table:table>
      <text:p text:style-name="P77"/>
      <text:h text:style-name="Heading_20_2" text:outline-level="2"><text:soft-page-break/>BOARD_HEALTH_M_ID</text:h>
      <text:p text:style-name="P103"><text:span text:style-name="T13">typedef</text:span><text:span text:style-name="T3"> </text:span><text:span text:style-name="T13">struct</text:span><text:span text:style-name="T3"> </text:span><text:span text:style-name="T18">Board_Health_M</text:span></text:p>
      <text:p text:style-name="P90">{</text:p>
      <text:p text:style-name="P41"><text:span text:style-name="T3"><text:tab/>uint32 </text:span><text:span text:style-name="T15">trk_version</text:span><text:span text:style-name="T3">;<text:tab/><text:tab/></text:span><text:span text:style-name="T22">//!&lt; Tracking FPGA version</text:span></text:p>
      <text:p text:style-name="P41"><text:span text:style-name="T3"><text:tab/>uint32 </text:span><text:span text:style-name="T15">acq_version</text:span><text:span text:style-name="T3">;<text:tab/><text:tab/></text:span><text:span text:style-name="T22">//!&lt; Acquisition FPGA version</text:span></text:p>
      <text:p text:style-name="P41"><text:span text:style-name="T3"><text:tab/>uint32 </text:span><text:span text:style-name="T15">dsa0</text:span><text:span text:style-name="T3">;<text:tab/><text:tab/><text:tab/></text:span><text:span text:style-name="T22">//!&lt; Current state of DSA 0</text:span></text:p>
      <text:p text:style-name="P41"><text:span text:style-name="T3"><text:tab/>uint32 </text:span><text:span text:style-name="T15">dsa1</text:span><text:span text:style-name="T3">;<text:tab/><text:tab/><text:tab/></text:span><text:span text:style-name="T22">//!&lt; Current state of DSA 1</text:span></text:p>
      <text:p text:style-name="P41"><text:span text:style-name="T3"><text:tab/>uint32 </text:span><text:span text:style-name="T15">dsa2</text:span><text:span text:style-name="T3">;<text:tab/><text:tab/><text:tab/></text:span><text:span text:style-name="T22">//!&lt; Current state of DSA 2</text:span></text:p>
      <text:p text:style-name="P41"><text:span text:style-name="T3"><text:tab/>uint32 </text:span><text:span text:style-name="T15">dsa3</text:span><text:span text:style-name="T3">;<text:tab/><text:tab/><text:tab/></text:span><text:span text:style-name="T22">//!&lt; Current state of DSA 3</text:span></text:p>
      <text:p text:style-name="P41"><text:span text:style-name="T3"><text:tab/>uint32 </text:span><text:span text:style-name="T15">ovrflw0</text:span><text:span text:style-name="T3">;<text:tab/><text:tab/><text:tab/></text:span><text:span text:style-name="T22">//!&lt; Overflow counter on A/D 0</text:span></text:p>
      <text:p text:style-name="P41"><text:span text:style-name="T3"><text:tab/>uint32 </text:span><text:span text:style-name="T15">ovrflw1</text:span><text:span text:style-name="T3">;<text:tab/><text:tab/><text:tab/></text:span><text:span text:style-name="T22">//!&lt; Overflow counter on A/D 1</text:span></text:p>
      <text:p text:style-name="P41"><text:span text:style-name="T3"><text:tab/>uint32 </text:span><text:span text:style-name="T15">ovrflw2</text:span><text:span text:style-name="T3">;<text:tab/><text:tab/><text:tab/></text:span><text:span text:style-name="T22">//!&lt; Overflow counter on A/D 2</text:span></text:p>
      <text:p text:style-name="P41"><text:span text:style-name="T3"><text:tab/>uint32 </text:span><text:span text:style-name="T15">ovrflw3</text:span><text:span text:style-name="T3">;<text:tab/><text:tab/><text:tab/></text:span><text:span text:style-name="T22">//!&lt; Overflow counter on A/D 3</text:span></text:p>
      <text:p text:style-name="P41"><text:span text:style-name="T3"><text:tab/>uint32 </text:span><text:span text:style-name="T15">lo_locked</text:span><text:span text:style-name="T3">;<text:tab/><text:tab/><text:tab/></text:span><text:span text:style-name="T22">//!&lt; Is the LO locked to the synthesizer</text:span></text:p>
      <text:p text:style-name="P41"><text:span text:style-name="T3"><text:tab/>uint32 </text:span><text:span text:style-name="T15">sram_bad_mem</text:span><text:span text:style-name="T3">;<text:tab/><text:tab/></text:span><text:span text:style-name="T22">//!&lt; Debug info from Steve's POST</text:span></text:p>
      <text:p text:style-name="P41"><text:span text:style-name="T3"><text:tab/>uint32 </text:span><text:span text:style-name="T15">sram_bad_hi</text:span><text:span text:style-name="T3">;<text:tab/><text:tab/></text:span><text:span text:style-name="T22">//!&lt; Debug info from Steve's POST</text:span></text:p>
      <text:p text:style-name="P41"><text:span text:style-name="T3"><text:tab/>uint32 </text:span><text:span text:style-name="T15">sram_bad_lo</text:span><text:span text:style-name="T3">;<text:tab/><text:tab/></text:span><text:span text:style-name="T22">//!&lt; Debug info from Steve's POST</text:span></text:p>
      <text:p text:style-name="P41"><text:span text:style-name="T3"><text:tab/>uint32 </text:span><text:span text:style-name="T15">missed_interrupts</text:span><text:span text:style-name="T3">;<text:tab/></text:span><text:span text:style-name="T22">//!&lt; Missed interrupts</text:span></text:p>
      <text:p text:style-name="P41"><text:span text:style-name="T3"><text:tab/>uint32 </text:span><text:span text:style-name="T15">software_major</text:span><text:span text:style-name="T3">;<text:tab/><text:tab/></text:span><text:span text:style-name="T22">//!&lt; Major version</text:span></text:p>
      <text:p text:style-name="P41"><text:span text:style-name="T3"><text:tab/>uint32 </text:span><text:span text:style-name="T15">software_minor</text:span><text:span text:style-name="T3">;<text:tab/><text:tab/></text:span><text:span text:style-name="T22">//!&lt; Minor version</text:span></text:p>
      <text:p text:style-name="P41"><text:span text:style-name="T3"><text:tab/>uint32 </text:span><text:span text:style-name="T15">software_postfix</text:span><text:span text:style-name="T3">;<text:tab/></text:span><text:span text:style-name="T22">//!&lt; Alpha, beta, or gold</text:span></text:p>
      <text:p text:style-name="P39"><text:span text:style-name="T3">} </text:span><text:span text:style-name="T18">Board_Health_M</text:span><text:span text:style-name="T3">;</text:span></text:p>
      <text:p text:style-name="P91"/>
      <text:p text:style-name="P92">This message provides status and health concerning the receiver's hardware, including portions of the RF card, power supply voltages, thermistor readings, and FPGA version registers.</text:p>
      <text:p text:style-name="P92"/>
      <text:h text:style-name="P67" text:outline-level="2">TASK_HEALTH_M_ID</text:h>
      <text:p text:style-name="P46"><text:span text:style-name="T13">typedef</text:span><text:span text:style-name="T3"> </text:span><text:span text:style-name="T13">struct</text:span><text:span text:style-name="T3"> </text:span><text:span text:style-name="T18">Task_Health_M</text:span></text:p>
      <text:p text:style-name="P42">{</text:p>
      <text:p text:style-name="P39"><text:span text:style-name="T3"><text:tab/>uint32 </text:span><text:span text:style-name="T15">execution_tic</text:span><text:span text:style-name="T3">[MAX_TASKS];<text:tab/></text:span><text:span text:style-name="T22">//!&lt; Execution counters</text:span></text:p>
      <text:p text:style-name="P39"><text:span text:style-name="T3"><text:tab/>uint32 </text:span><text:span text:style-name="T15">start_tic</text:span><text:span text:style-name="T3">[MAX_TASKS];<text:tab/><text:tab/></text:span><text:span text:style-name="T22">//!&lt; Nucleus </text:span><text:span text:style-name="T24">tic</text:span><text:span text:style-name="T22"> at function entry</text:span></text:p>
      <text:p text:style-name="P39"><text:span text:style-name="T3"><text:tab/>uint32 </text:span><text:span text:style-name="T15">stop_tic</text:span><text:span text:style-name="T3">[MAX_TASKS];<text:tab/><text:tab/></text:span><text:span text:style-name="T22">//!&lt; Nucleus </text:span><text:span text:style-name="T24">tic</text:span><text:span text:style-name="T22"> at function exit</text:span></text:p>
      <text:p text:style-name="P39"><text:span text:style-name="T3">} </text:span><text:span text:style-name="T18">Task_Health_M</text:span><text:span text:style-name="T3">;</text:span></text:p>
      <text:p text:style-name="P91"/>
      <text:p text:style-name="P91">This message contains the execution counters, OS start tic, and OS stop tic of each thread's main body of code. The least significant bit of the start and stop tics correspond to a 10 millisecond duration. The tasks will be identified by the enum TASK_IDS found in config.h.</text:p>
      <text:p text:style-name="P91"/>
      <text:p text:style-name="P91"/>
      <text:p text:style-name="P91"/>
      <text:p text:style-name="P91"/>
      <text:p text:style-name="P91"/>
      <text:p text:style-name="P91"/>
      <text:p text:style-name="P91"/>
      <text:h text:style-name="Heading_20_2" text:outline-level="2"><text:soft-page-break/>CHANNEL_HEALTH_M_ID</text:h>
      <text:p text:style-name="P46"><text:span text:style-name="T13">typedef</text:span><text:span text:style-name="T3"> </text:span><text:span text:style-name="T13">struct</text:span><text:span text:style-name="T3"> </text:span><text:span text:style-name="T18">Channel_Health_M</text:span></text:p>
      <text:p text:style-name="P42">{</text:p>
      <text:p text:style-name="P39"><text:span text:style-name="T3"><text:tab/></text:span><text:span text:style-name="T13">float</text:span><text:span text:style-name="T3"> </text:span><text:span text:style-name="T15">chan</text:span><text:span text:style-name="T3">;<text:tab/><text:tab/><text:tab/></text:span><text:span text:style-name="T22">//!&lt; The channel number</text:span></text:p>
      <text:p text:style-name="P39"><text:span text:style-name="T3"><text:tab/></text:span><text:span text:style-name="T13">float</text:span><text:span text:style-name="T3"> </text:span><text:span text:style-name="T15">state</text:span><text:span text:style-name="T3">;<text:tab/><text:tab/></text:span><text:span text:style-name="T22">//!&lt; channel's state</text:span></text:p>
      <text:p text:style-name="P39"><text:span text:style-name="T3"><text:tab/></text:span><text:span text:style-name="T13">float</text:span><text:span text:style-name="T3"> </text:span><text:span text:style-name="T15">sv</text:span><text:span text:style-name="T3">;<text:tab/><text:tab/><text:tab/></text:span><text:span text:style-name="T22">//!&lt; SV/PRN number the channel is tracking</text:span></text:p>
      <text:p text:style-name="P39"><text:span text:style-name="T3"><text:tab/></text:span><text:span text:style-name="T13">float</text:span><text:span text:style-name="T3"> </text:span><text:span text:style-name="T15">antenna</text:span><text:span text:style-name="T3">;<text:tab/><text:tab/></text:span><text:span text:style-name="T22">//!&lt; Antenna channel is tracking off of</text:span></text:p>
      <text:p text:style-name="P39"><text:span text:style-name="T3"><text:tab/></text:span><text:span text:style-name="T13">float</text:span><text:span text:style-name="T3"> </text:span><text:span text:style-name="T15">len</text:span><text:span text:style-name="T3">;<text:tab/><text:tab/><text:tab/></text:span><text:span text:style-name="T22">//!&lt; </text:span><text:span text:style-name="T24">acummulation</text:span><text:span text:style-name="T22"> length (1 or 20 </text:span><text:span text:style-name="T24">ms</text:span><text:span text:style-name="T22">)</text:span></text:p>
      <text:p text:style-name="P39"><text:span text:style-name="T3"><text:tab/></text:span><text:span text:style-name="T13">float</text:span><text:span text:style-name="T3"> </text:span><text:span text:style-name="T15">w</text:span><text:span text:style-name="T3">;<text:tab/><text:tab/><text:tab/></text:span><text:span text:style-name="T22">//!&lt; 3rd order PLL state</text:span></text:p>
      <text:p text:style-name="P39"><text:span text:style-name="T3"><text:tab/></text:span><text:span text:style-name="T13">float</text:span><text:span text:style-name="T3"> </text:span><text:span text:style-name="T15">x</text:span><text:span text:style-name="T3">;<text:tab/><text:tab/><text:tab/></text:span><text:span text:style-name="T22">//!&lt; 3rd order PLL state</text:span></text:p>
      <text:p text:style-name="P39"><text:span text:style-name="T3"><text:tab/></text:span><text:span text:style-name="T13">float</text:span><text:span text:style-name="T3"> </text:span><text:span text:style-name="T15">z</text:span><text:span text:style-name="T3">;<text:tab/><text:tab/><text:tab/></text:span><text:span text:style-name="T22">//!&lt; 3rd order PLL state</text:span></text:p>
      <text:p text:style-name="P39"><text:span text:style-name="T3"><text:tab/></text:span><text:span text:style-name="T13">float</text:span><text:span text:style-name="T3"> </text:span><text:span text:style-name="T15">code_nco</text:span><text:span text:style-name="T3">;<text:tab/><text:tab/></text:span><text:span text:style-name="T22">//!&lt; State of code_nco</text:span></text:p>
      <text:p text:style-name="P39"><text:span text:style-name="T3"><text:tab/></text:span><text:span text:style-name="T13">float</text:span><text:span text:style-name="T3"> </text:span><text:span text:style-name="T15">carrier_nco</text:span><text:span text:style-name="T3">;<text:tab/></text:span><text:span text:style-name="T22">//!&lt; State of carrier_nco</text:span></text:p>
      <text:p text:style-name="P39"><text:span text:style-name="T3"><text:tab/></text:span><text:span text:style-name="T13">float</text:span><text:span text:style-name="T3"> </text:span><text:span text:style-name="T15">CN0</text:span><text:span text:style-name="T3">;<text:tab/><text:tab/><text:tab/></text:span><text:span text:style-name="T22">//!&lt; CN0 estimate</text:span></text:p>
      <text:p text:style-name="P39"><text:span text:style-name="T3"><text:tab/></text:span><text:span text:style-name="T13">float</text:span><text:span text:style-name="T3"> </text:span><text:span text:style-name="T15">p_avg</text:span><text:span text:style-name="T3">;<text:tab/><text:tab/></text:span><text:span text:style-name="T22">//!&lt; Filtered version of I^2+Q^2</text:span></text:p>
      <text:p text:style-name="P39"><text:span text:style-name="T3"><text:tab/></text:span><text:span text:style-name="T13">float</text:span><text:span text:style-name="T3"> </text:span><text:span text:style-name="T15">bit_lock</text:span><text:span text:style-name="T3">;<text:tab/><text:tab/></text:span><text:span text:style-name="T22">//!&lt; Bit lock?</text:span></text:p>
      <text:p text:style-name="P39"><text:span text:style-name="T3"><text:tab/></text:span><text:span text:style-name="T13">float</text:span><text:span text:style-name="T3"> </text:span><text:span text:style-name="T15">frame_lock</text:span><text:span text:style-name="T3">;<text:tab/><text:tab/></text:span><text:span text:style-name="T22">//!&lt; Frame lock?</text:span></text:p>
      <text:p text:style-name="P39"><text:span text:style-name="T3"><text:tab/></text:span><text:span text:style-name="T13">float</text:span><text:span text:style-name="T3"> </text:span><text:span text:style-name="T15">navigate</text:span><text:span text:style-name="T3">;<text:tab/><text:tab/></text:span><text:span text:style-name="T22">//!&lt; Navigate on this channel flag</text:span></text:p>
      <text:p text:style-name="P39"><text:span text:style-name="T3"><text:tab/></text:span><text:span text:style-name="T13">float</text:span><text:span text:style-name="T3"> </text:span><text:span text:style-name="T15">count</text:span><text:span text:style-name="T3">;<text:tab/><text:tab/></text:span><text:span text:style-name="T22">//!&lt; Number of accumulations that have been processed</text:span></text:p>
      <text:p text:style-name="P39"><text:span text:style-name="T3"><text:tab/></text:span><text:span text:style-name="T13">float</text:span><text:span text:style-name="T3"> </text:span><text:span text:style-name="T15">subframe</text:span><text:span text:style-name="T3">;<text:tab/><text:tab/></text:span><text:span text:style-name="T22">//!&lt; Current </text:span><text:span text:style-name="T24">subframe</text:span><text:span text:style-name="T22"> number</text:span></text:p>
      <text:p text:style-name="P39"><text:span text:style-name="T3"><text:tab/></text:span><text:span text:style-name="T13">float</text:span><text:span text:style-name="T3"> </text:span><text:span text:style-name="T15">best_epoch</text:span><text:span text:style-name="T3">;<text:tab/><text:tab/></text:span><text:span text:style-name="T22">//!&lt; Best estimate of bit edge position</text:span></text:p>
      <text:p text:style-name="P39"><text:span text:style-name="T3">} </text:span><text:span text:style-name="T18">Channel_Health_M</text:span><text:span text:style-name="T3">;</text:span></text:p>
      <text:p text:style-name="P91"/>
      <text:p text:style-name="P91">The channel health message gives insight into the status of each tracking channel.</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Heading_20_2" text:outline-level="2"><text:soft-page-break/>SPS_M_ID</text:h>
      <text:p text:style-name="P21"><text:span text:style-name="T13">typedef</text:span><text:span text:style-name="T3"> </text:span><text:span text:style-name="T13">struct</text:span><text:span text:style-name="T3"> </text:span><text:span text:style-name="T18">SPS_M</text:span></text:p>
      <text:p text:style-name="P42"><text:s/>{</text:p>
      <text:p text:style-name="P39"><text:span text:style-name="T8"><text:tab/></text:span>double<text:span text:style-name="T8"> </text:span><text:span text:style-name="T17">x</text:span><text:span text:style-name="T8">;<text:tab/><text:tab/><text:tab/></text:span><text:span text:style-name="T23">//!&lt; ECEF x coordinate (meters)</text:span></text:p>
      <text:p text:style-name="P41"><text:span text:style-name="T3"><text:tab/></text:span><text:span text:style-name="T13">double</text:span><text:span text:style-name="T3"> </text:span><text:span text:style-name="T15">y</text:span><text:span text:style-name="T3">;<text:tab/><text:tab/><text:tab/></text:span><text:span text:style-name="T22">//!&lt; ECEF y coordinate (meters)</text:span></text:p>
      <text:p text:style-name="P41"><text:span text:style-name="T3"><text:tab/></text:span><text:span text:style-name="T13">double</text:span><text:span text:style-name="T3"> </text:span><text:span text:style-name="T15">z</text:span><text:span text:style-name="T3">;<text:tab/><text:tab/><text:tab/></text:span><text:span text:style-name="T22">//!&lt; ECEF z coordinate (meters)</text:span></text:p>
      <text:p text:style-name="P41"><text:span text:style-name="T3"><text:tab/></text:span><text:span text:style-name="T13">double</text:span><text:span text:style-name="T3"> </text:span><text:span text:style-name="T15">vx</text:span><text:span text:style-name="T3">;<text:tab/><text:tab/><text:tab/></text:span><text:span text:style-name="T22">//!&lt; ECEF x velocity (meters/</text:span><text:span text:style-name="T22">sec</text:span><text:span text:style-name="T22">)</text:span></text:p>
      <text:p text:style-name="P41"><text:span text:style-name="T3"><text:tab/></text:span><text:span text:style-name="T13">double</text:span><text:span text:style-name="T3"> </text:span><text:span text:style-name="T15">vy</text:span><text:span text:style-name="T3">;<text:tab/><text:tab/><text:tab/></text:span><text:span text:style-name="T22">//!&lt; ECEF x velocity (meters/</text:span><text:span text:style-name="T22">sec</text:span><text:span text:style-name="T22">)</text:span></text:p>
      <text:p text:style-name="P41"><text:span text:style-name="T3"><text:tab/></text:span><text:span text:style-name="T13">double</text:span><text:span text:style-name="T3"> </text:span><text:span text:style-name="T15">vz</text:span><text:span text:style-name="T3">;<text:tab/><text:tab/><text:tab/></text:span><text:span text:style-name="T22">//!&lt; ECEF x velocity (meters/</text:span><text:span text:style-name="T22">sec</text:span><text:span text:style-name="T22">)</text:span></text:p>
      <text:p text:style-name="P41"><text:span text:style-name="T3"><text:tab/></text:span><text:span text:style-name="T13">double</text:span><text:span text:style-name="T3"> </text:span><text:span text:style-name="T15">ax</text:span><text:span text:style-name="T3">;<text:tab/><text:tab/><text:tab/></text:span><text:span text:style-name="T22">//!&lt; ECEF x acceleration (meters/</text:span><text:span text:style-name="T22">sec</text:span><text:span text:style-name="T22">/</text:span><text:span text:style-name="T22">sec</text:span><text:span text:style-name="T22">)</text:span></text:p>
      <text:p text:style-name="P41"><text:span text:style-name="T3"><text:tab/></text:span><text:span text:style-name="T13">double</text:span><text:span text:style-name="T3"> </text:span><text:span text:style-name="T15">ay</text:span><text:span text:style-name="T3">;<text:tab/><text:tab/><text:tab/></text:span><text:span text:style-name="T22">//!&lt; ECEF x acceleration (meters/</text:span><text:span text:style-name="T22">sec</text:span><text:span text:style-name="T22">/</text:span><text:span text:style-name="T22">sec</text:span><text:span text:style-name="T22">)</text:span></text:p>
      <text:p text:style-name="P41"><text:span text:style-name="T3"><text:tab/></text:span><text:span text:style-name="T13">double</text:span><text:span text:style-name="T3"> </text:span><text:span text:style-name="T15">az</text:span><text:span text:style-name="T3">;<text:tab/><text:tab/><text:tab/></text:span><text:span text:style-name="T22">//!&lt; ECEF x acceleration (meters/</text:span><text:span text:style-name="T22">sec</text:span><text:span text:style-name="T22">/</text:span><text:span text:style-name="T22">sec</text:span><text:span text:style-name="T22">)</text:span></text:p>
      <text:p text:style-name="P41"><text:span text:style-name="T3"><text:tab/></text:span><text:span text:style-name="T13">double</text:span><text:span text:style-name="T3"> </text:span><text:span text:style-name="T15">time</text:span><text:span text:style-name="T3">;<text:tab/><text:tab/></text:span><text:span text:style-name="T22">//!&lt; time in seconds</text:span></text:p>
      <text:p text:style-name="P41"><text:span text:style-name="T3"><text:tab/></text:span><text:span text:style-name="T13">double</text:span><text:span text:style-name="T3"> </text:span><text:span text:style-name="T15">clock_bias</text:span><text:span text:style-name="T3">;<text:tab/></text:span><text:span text:style-name="T22">//!&lt; clock bias in seconds</text:span></text:p>
      <text:p text:style-name="P41"><text:span text:style-name="T3"><text:tab/></text:span><text:span text:style-name="T13">double</text:span><text:span text:style-name="T3"> </text:span><text:span text:style-name="T15">clock_rate</text:span><text:span text:style-name="T3">; <text:s/><text:tab/></text:span><text:span text:style-name="T22">//!&lt; clock rate in meters/second</text:span></text:p>
      <text:p text:style-name="P41"><text:span text:style-name="T3"><text:tab/></text:span><text:span text:style-name="T13">double</text:span><text:span text:style-name="T3"> </text:span><text:span text:style-name="T15">latitude</text:span><text:span text:style-name="T3">;<text:tab/><text:tab/></text:span><text:span text:style-name="T22">//!&lt; latitude in decimal </text:span><text:span text:style-name="T22">radians</text:span></text:p>
      <text:p text:style-name="P41"><text:span text:style-name="T3"><text:tab/></text:span><text:span text:style-name="T13">double</text:span><text:span text:style-name="T3"> </text:span><text:span text:style-name="T15">longitude</text:span><text:span text:style-name="T3">;<text:tab/><text:tab/></text:span><text:span text:style-name="T22">//!&lt; longitude in decimal </text:span><text:span text:style-name="T22">radians</text:span></text:p>
      <text:p text:style-name="P41"><text:span text:style-name="T3"><text:tab/></text:span><text:span text:style-name="T13">double</text:span><text:span text:style-name="T3"> </text:span><text:span text:style-name="T15">altitude</text:span><text:span text:style-name="T3">;<text:tab/><text:tab/></text:span><text:span text:style-name="T22">//!&lt; height in meters</text:span></text:p>
      <text:p text:style-name="P41"><text:span text:style-name="T3"><text:tab/></text:span><text:span text:style-name="T13">double</text:span><text:span text:style-name="T3"> </text:span><text:span text:style-name="T15">gdop</text:span><text:span text:style-name="T3">;<text:tab/><text:tab/></text:span><text:span text:style-name="T22">//!&lt; geometric dilution of precision</text:span></text:p>
      <text:p text:style-name="P41"><text:span text:style-name="T3"><text:tab/></text:span><text:span text:style-name="T13">double</text:span><text:span text:style-name="T3"> </text:span><text:span text:style-name="T15">pdop</text:span><text:span text:style-name="T3">;<text:tab/><text:tab/></text:span><text:span text:style-name="T22">//!&lt; position dilution of precision</text:span></text:p>
      <text:p text:style-name="P41"><text:span text:style-name="T3"><text:tab/></text:span><text:span text:style-name="T13">double</text:span><text:span text:style-name="T3"> </text:span><text:span text:style-name="T15">tdop</text:span><text:span text:style-name="T3">;<text:tab/><text:tab/></text:span><text:span text:style-name="T22">//!&lt; time dilution of precision</text:span></text:p>
      <text:p text:style-name="P41"><text:span text:style-name="T3"><text:tab/></text:span><text:span text:style-name="T13">double</text:span><text:span text:style-name="T3"> </text:span><text:span text:style-name="T15">hdop</text:span><text:span text:style-name="T3">;<text:tab/><text:tab/></text:span><text:span text:style-name="T22">//!&lt; </text:span><text:span text:style-name="T22">horizontal dilution</text:span><text:span text:style-name="T22"> of precision</text:span></text:p>
      <text:p text:style-name="P41"><text:span text:style-name="T3"><text:tab/></text:span><text:span text:style-name="T13">double</text:span><text:span text:style-name="T3"> </text:span><text:span text:style-name="T15">vdop</text:span><text:span text:style-name="T3">;<text:tab/><text:tab/></text:span><text:span text:style-name="T22">//!&lt; vertical dilution of precision</text:span></text:p>
      <text:p text:style-name="P41"><text:span text:style-name="T3"><text:tab/>uint32 </text:span><text:span text:style-name="T15">nsvs</text:span><text:span text:style-name="T3">;<text:tab/><text:tab/></text:span><text:span text:style-name="T22">//!&lt; This is a mask, not a number</text:span></text:p>
      <text:p text:style-name="P41"><text:span text:style-name="T3"><text:tab/>uint32 </text:span><text:span text:style-name="T15">converged</text:span><text:span text:style-name="T3">;<text:tab/><text:tab/></text:span><text:span text:style-name="T22">//!&lt; declare convergence</text:span></text:p>
      <text:p text:style-name="P41"><text:span text:style-name="T3"><text:tab/>uint32 </text:span><text:span text:style-name="T15">tic</text:span><text:span text:style-name="T3">;<text:tab/><text:tab/><text:tab/></text:span><text:span text:style-name="T22">//!&lt; global_tic associated with this solution</text:span></text:p>
      <text:p text:style-name="P41"><text:span text:style-name="T3"><text:tab/>uint32 </text:span><text:span text:style-name="T15">stale_ticks</text:span><text:span text:style-name="T3">;</text:span><text:span text:style-name="T22">//!&lt; count the number of ticks since the last good sltn</text:span></text:p>
      <text:p text:style-name="P41"><text:span text:style-name="T3"><text:tab/>uint32 </text:span><text:span text:style-name="T15">converged_ticks</text:span><text:span text:style-name="T3">;<text:tab/><text:tab/></text:span><text:span text:style-name="T22">//!&lt; count number of converged ticks</text:span></text:p>
      <text:p text:style-name="P41"><text:span text:style-name="T3"><text:tab/>uint32 </text:span><text:span text:style-name="T15">nav_channels</text:span><text:span text:style-name="T3">;<text:tab/></text:span><text:span text:style-name="T22">//!&lt; count number of SVs used in last PVT estimation</text:span></text:p>
      <text:p text:style-name="P41"><text:span text:style-name="T3"><text:tab/>uint32 </text:span><text:span text:style-name="T15">initial_convergence</text:span><text:span text:style-name="T3">;<text:tab/></text:span><text:span text:style-name="T22">//!&lt; Flag set ONCE if the first convergence has </text:span><text:span text:style-name="T22">occured</text:span></text:p>
      <text:p text:style-name="P41"/>
      <text:p text:style-name="P39"><text:span text:style-name="T8"><text:tab/>uint32 </text:span><text:span text:style-name="T17">chanmap</text:span><text:span text:style-name="T8">[MAX_CHANNELS];</text:span><text:span text:style-name="T4"> </text:span><text:span text:style-name="T22">//!&lt; Map of channels-&gt;</text:span><text:span text:style-name="T24">sv</text:span></text:p>
      <text:p text:style-name="P47"><text:span text:style-name="T6">} </text:span><text:span text:style-name="T20">SPS_M</text:span><text:span text:style-name="T6">;</text:span></text:p>
      <text:p text:style-name="P91"/>
      <text:p text:style-name="P45"><text:span text:style-name="T3">The single point solution (SPS) message is the main output of the receiver. It gives the receiver's estimated position, velocity, acceleration, and time based on the least squares algorithm. The SPS will be updated only when &gt;4 SVs are being concurrently tracked, else the position will remain static apart from the variables </text:span><text:span text:style-name="T7">tic, stale_ticks, chanmap, </text:span><text:span text:style-name="T3">and</text:span><text:span text:style-name="T7"> nav_channels.</text:span></text:p>
      <text:p text:style-name="P92"/>
      <text:p text:style-name="P92"/>
      <text:p text:style-name="P92"/>
      <text:p text:style-name="P92"/>
      <text:p text:style-name="P92"/>
      <text:p text:style-name="P92"/>
      <text:p text:style-name="P92"/>
      <text:h text:style-name="P67" text:outline-level="2"><text:soft-page-break/>CLOCK_M_ID</text:h>
      <text:p text:style-name="P21"><text:span text:style-name="T13">typedef</text:span><text:span text:style-name="T3"> </text:span><text:span text:style-name="T13">struct</text:span><text:span text:style-name="T3"> </text:span><text:span text:style-name="T18">Clock_M</text:span></text:p>
      <text:p text:style-name="P42">{</text:p>
      <text:p text:style-name="P39"><text:span text:style-name="T3"><text:tab/></text:span><text:span text:style-name="T13">double</text:span><text:span text:style-name="T3"> </text:span><text:span text:style-name="T15">receiver_time</text:span><text:span text:style-name="T3">;<text:tab/><text:tab/></text:span><text:span text:style-name="T22">//!&lt; Elapsed receiver time</text:span></text:p>
      <text:p text:style-name="P39"><text:span text:style-name="T3"><text:tab/></text:span><text:span text:style-name="T13">double</text:span><text:span text:style-name="T3"> </text:span><text:span text:style-name="T15">rate</text:span><text:span text:style-name="T3">;<text:tab/> <text:tab/><text:tab/></text:span><text:span text:style-name="T22">//!&lt; Clock rate</text:span></text:p>
      <text:p text:style-name="P39"><text:span text:style-name="T3"><text:tab/></text:span><text:span text:style-name="T13">double</text:span><text:span text:style-name="T3"> </text:span><text:span text:style-name="T15">bias</text:span><text:span text:style-name="T3">; <text:tab/><text:tab/><text:tab/></text:span><text:span text:style-name="T22">//!&lt; Clock bias</text:span></text:p>
      <text:p text:style-name="P39"><text:span text:style-name="T3"><text:tab/></text:span><text:span text:style-name="T13">double</text:span><text:span text:style-name="T3"> </text:span><text:span text:style-name="T15">time0</text:span><text:span text:style-name="T3">;<text:tab/><text:tab/><text:tab/></text:span><text:span text:style-name="T22">//!&lt; Guess of </text:span><text:span text:style-name="T24">gps</text:span><text:span text:style-name="T22"> second at initialization</text:span></text:p>
      <text:p text:style-name="P39"><text:span text:style-name="T3"><text:tab/></text:span><text:span text:style-name="T13">double</text:span><text:span text:style-name="T3"> </text:span><text:span text:style-name="T15">time</text:span><text:span text:style-name="T3">;<text:tab/><text:tab/><text:tab/></text:span><text:span text:style-name="T22">//!&lt; Best estimate of GPStime</text:span></text:p>
      <text:p text:style-name="P39"><text:span text:style-name="T3"><text:tab/></text:span><text:span text:style-name="T13">double</text:span><text:span text:style-name="T3"> </text:span><text:span text:style-name="T15">time_raw</text:span><text:span text:style-name="T3">;<text:tab/><text:tab/><text:tab/></text:span><text:span text:style-name="T22">//!&lt; Uncorrected time</text:span></text:p>
      <text:p text:style-name="P39"><text:span text:style-name="T3"><text:tab/></text:span><text:span text:style-name="T13">double</text:span><text:span text:style-name="T3"> </text:span><text:span text:style-name="T15">week</text:span><text:span text:style-name="T3">;<text:tab/><text:tab/><text:tab/></text:span><text:span text:style-name="T22">//!&lt; GPS week</text:span></text:p>
      <text:p text:style-name="P39"><text:span text:style-name="T3"><text:tab/>uint32 </text:span><text:span text:style-name="T15">state</text:span><text:span text:style-name="T3">;<text:tab/><text:tab/><text:tab/></text:span><text:span text:style-name="T22">//!&lt; Clock state</text:span></text:p>
      <text:p text:style-name="P39"><text:span text:style-name="T3">} </text:span><text:span text:style-name="T18">Clock_M</text:span><text:span text:style-name="T3">;</text:span></text:p>
      <text:p text:style-name="P49"/>
      <text:p text:style-name="P50">The clock message gives more detailed information concerning the receiver's estimate of time, based on the least squares PVT.</text:p>
      <text:p text:style-name="P91"/>
      <text:h text:style-name="Heading_20_2" text:outline-level="2">SV_POSITION_M_ID</text:h>
      <text:p text:style-name="P46"><text:span text:style-name="T13">typedef</text:span><text:span text:style-name="T3"> </text:span><text:span text:style-name="T13">struct</text:span><text:span text:style-name="T3"> </text:span><text:span text:style-name="T18">SV_Position_M</text:span></text:p>
      <text:p text:style-name="P42">{</text:p>
      <text:p text:style-name="P39"><text:span text:style-name="T3"><text:tab/></text:span><text:span text:style-name="T13">double</text:span><text:span text:style-name="T3"> </text:span><text:span text:style-name="T15">x</text:span><text:span text:style-name="T3">;<text:tab/><text:tab/><text:tab/></text:span><text:span text:style-name="T22">//!&lt; ECEF x coordinate (meters)</text:span></text:p>
      <text:p text:style-name="P39"><text:span text:style-name="T3"><text:tab/></text:span><text:span text:style-name="T13">double</text:span><text:span text:style-name="T3"> </text:span><text:span text:style-name="T15">y</text:span><text:span text:style-name="T3">;<text:tab/><text:tab/><text:tab/></text:span><text:span text:style-name="T22">//!&lt; ECEF y coordinate (meters)</text:span></text:p>
      <text:p text:style-name="P39"><text:span text:style-name="T3"><text:tab/></text:span><text:span text:style-name="T13">double</text:span><text:span text:style-name="T3"> </text:span><text:span text:style-name="T15">z</text:span><text:span text:style-name="T3">;<text:tab/><text:tab/><text:tab/></text:span><text:span text:style-name="T22">//!&lt; ECEF z coordinate (meters)</text:span></text:p>
      <text:p text:style-name="P39"><text:span text:style-name="T3"><text:tab/></text:span><text:span text:style-name="T13">double</text:span><text:span text:style-name="T3"> </text:span><text:span text:style-name="T15">vx</text:span><text:span text:style-name="T3">;<text:tab/><text:tab/><text:tab/></text:span><text:span text:style-name="T22">//!&lt; ECEF x velocity (meters/</text:span><text:span text:style-name="T24">sec</text:span><text:span text:style-name="T22">)</text:span></text:p>
      <text:p text:style-name="P39"><text:span text:style-name="T3"><text:tab/></text:span><text:span text:style-name="T13">double</text:span><text:span text:style-name="T3"> </text:span><text:span text:style-name="T15">vy</text:span><text:span text:style-name="T3">;<text:tab/><text:tab/><text:tab/></text:span><text:span text:style-name="T22">//!&lt; ECEF x velocity (meters/</text:span><text:span text:style-name="T24">sec</text:span><text:span text:style-name="T22">)</text:span></text:p>
      <text:p text:style-name="P39"><text:span text:style-name="T3"><text:tab/></text:span><text:span text:style-name="T13">double</text:span><text:span text:style-name="T3"> </text:span><text:span text:style-name="T15">vz</text:span><text:span text:style-name="T3">;<text:tab/><text:tab/><text:tab/></text:span><text:span text:style-name="T22">//!&lt; ECEF x velocity (meters/</text:span><text:span text:style-name="T24">sec</text:span><text:span text:style-name="T22">)</text:span></text:p>
      <text:p text:style-name="P39"><text:span text:style-name="T3"><text:tab/></text:span><text:span text:style-name="T13">double</text:span><text:span text:style-name="T3"> </text:span><text:span text:style-name="T15">ax</text:span><text:span text:style-name="T3">;<text:tab/><text:tab/><text:tab/></text:span><text:span text:style-name="T22">//!&lt; ECEF x acceleration (meters/</text:span><text:span text:style-name="T24">sec</text:span><text:span text:style-name="T22">/</text:span><text:span text:style-name="T24">sec</text:span><text:span text:style-name="T22">)</text:span></text:p>
      <text:p text:style-name="P39"><text:span text:style-name="T3"><text:tab/></text:span><text:span text:style-name="T13">double</text:span><text:span text:style-name="T3"> </text:span><text:span text:style-name="T15">ay</text:span><text:span text:style-name="T3">;<text:tab/><text:tab/><text:tab/></text:span><text:span text:style-name="T22">//!&lt; ECEF x acceleration (meters/</text:span><text:span text:style-name="T24">sec</text:span><text:span text:style-name="T22">/</text:span><text:span text:style-name="T24">sec</text:span><text:span text:style-name="T22">)</text:span></text:p>
      <text:p text:style-name="P39"><text:span text:style-name="T3"><text:tab/></text:span><text:span text:style-name="T13">double</text:span><text:span text:style-name="T3"> </text:span><text:span text:style-name="T15">az</text:span><text:span text:style-name="T3">;<text:tab/><text:tab/><text:tab/></text:span><text:span text:style-name="T22">//!&lt; ECEF x acceleration (meters/</text:span><text:span text:style-name="T24">sec</text:span><text:span text:style-name="T22">/</text:span><text:span text:style-name="T24">sec</text:span><text:span text:style-name="T22">)</text:span></text:p>
      <text:p text:style-name="P39"><text:span text:style-name="T3"><text:tab/></text:span><text:span text:style-name="T13">double</text:span><text:span text:style-name="T3"> </text:span><text:span text:style-name="T15">elev</text:span><text:span text:style-name="T3">;<text:tab/><text:tab/></text:span><text:span text:style-name="T22">//!&lt; Satellite elevation (</text:span><text:span text:style-name="T24">radians</text:span><text:span text:style-name="T22">)</text:span></text:p>
      <text:p text:style-name="P39"><text:span text:style-name="T3"><text:tab/></text:span><text:span text:style-name="T13">double</text:span><text:span text:style-name="T3"> </text:span><text:span text:style-name="T15">azim</text:span><text:span text:style-name="T3">;<text:tab/><text:tab/></text:span><text:span text:style-name="T22">//!&lt; Satellite azimuth (</text:span><text:span text:style-name="T24">radians</text:span><text:span text:style-name="T22">)</text:span></text:p>
      <text:p text:style-name="P39"><text:span text:style-name="T3"><text:tab/></text:span><text:span text:style-name="T13">double</text:span><text:span text:style-name="T3"> </text:span><text:span text:style-name="T15">clock_bias</text:span><text:span text:style-name="T3">;<text:tab/></text:span><text:span text:style-name="T22">//!&lt; SV clock bias (seconds)</text:span></text:p>
      <text:p text:style-name="P39"><text:span text:style-name="T3"><text:tab/></text:span><text:span text:style-name="T13">double</text:span><text:span text:style-name="T3"> </text:span><text:span text:style-name="T15">frequency_bias</text:span><text:span text:style-name="T3">;<text:tab/></text:span><text:span text:style-name="T22">//!&lt; SV clock rate bias (seconds/second)</text:span></text:p>
      <text:p text:style-name="P39"><text:span text:style-name="T3"><text:tab/></text:span><text:span text:style-name="T13">double</text:span><text:span text:style-name="T3"> </text:span><text:span text:style-name="T15">transit_time</text:span><text:span text:style-name="T3">;<text:tab/></text:span><text:span text:style-name="T22">//!&lt; Time of flight from SV to receiver (seconds)</text:span></text:p>
      <text:p text:style-name="P39"><text:span text:style-name="T3"><text:tab/></text:span><text:span text:style-name="T13">double</text:span><text:span text:style-name="T3"> </text:span><text:span text:style-name="T15">time</text:span><text:span text:style-name="T3">;<text:tab/><text:tab/></text:span><text:span text:style-name="T22">//!&lt; Time used in SV position calculation (seconds)</text:span></text:p>
      <text:p text:style-name="P39"><text:span text:style-name="T3"><text:tab/></text:span><text:span text:style-name="T13">double</text:span><text:span text:style-name="T3"> </text:span><text:span text:style-name="T15">latitude</text:span><text:span text:style-name="T3">;<text:tab/></text:span><text:span text:style-name="T22">//!&lt; Latitude using WGS-84 ellipsoid in decimal (</text:span><text:span text:style-name="T24">radians</text:span><text:span text:style-name="T22">)</text:span></text:p>
      <text:p text:style-name="P39"><text:span text:style-name="T3"><text:tab/></text:span><text:span text:style-name="T13">double</text:span><text:span text:style-name="T3"> </text:span><text:span text:style-name="T15">longitude</text:span><text:span text:style-name="T3">;<text:tab/></text:span><text:span text:style-name="T22">//!&lt; Longitude using WGS-84 ellipsoid in decimal (</text:span><text:span text:style-name="T24">radians</text:span><text:span text:style-name="T22">)</text:span></text:p>
      <text:p text:style-name="P39"><text:span text:style-name="T3"><text:tab/></text:span><text:span text:style-name="T13">double</text:span><text:span text:style-name="T3"> </text:span><text:span text:style-name="T15">altitude</text:span><text:span text:style-name="T3">;<text:tab/></text:span><text:span text:style-name="T22">//!&lt; height (meters)</text:span></text:p>
      <text:p text:style-name="P39"><text:span text:style-name="T3"><text:tab/>uint32 </text:span><text:span text:style-name="T15">chan</text:span><text:span text:style-name="T3">;<text:tab/><text:tab/></text:span><text:span text:style-name="T22">//!&lt; Corresponding channel</text:span></text:p>
      <text:p text:style-name="P39"><text:span text:style-name="T3">} </text:span><text:span text:style-name="T18">SV_Position_M</text:span><text:span text:style-name="T3">;</text:span></text:p>
      <text:p text:style-name="P91"/>
      <text:p text:style-name="P92">The SV position message gives information on the calculated SV position based on the GPS ephemeris. This position will correspond to the time of transmission, per IS-GPS-200D. The SV position will be updated each time the receiver computes a least squares PVT solution.</text:p>
      <text:p text:style-name="P92"/>
      <text:p text:style-name="P92"/>
      <text:h text:style-name="P67" text:outline-level="2"><text:soft-page-break/>EKF_M_ID</text:h>
      <text:p text:style-name="P46"><text:span text:style-name="T13">typedef</text:span><text:span text:style-name="T3"> </text:span><text:span text:style-name="T13">struct</text:span><text:span text:style-name="T3"> </text:span><text:span text:style-name="T18">EKF_M</text:span></text:p>
      <text:p text:style-name="P42">{</text:p>
      <text:p text:style-name="P39"><text:span text:style-name="T3"><text:tab/></text:span><text:span text:style-name="T13">double</text:span><text:span text:style-name="T3"> </text:span><text:span text:style-name="T15">x</text:span><text:span text:style-name="T3">;<text:tab/><text:tab/><text:tab/></text:span><text:span text:style-name="T22">//!&lt; ECEF x coordinate (meters)</text:span></text:p>
      <text:p text:style-name="P39"><text:span text:style-name="T3"><text:tab/></text:span><text:span text:style-name="T13">double</text:span><text:span text:style-name="T3"> </text:span><text:span text:style-name="T15">y</text:span><text:span text:style-name="T3">;<text:tab/><text:tab/><text:tab/></text:span><text:span text:style-name="T22">//!&lt; ECEF y coordinate (meters)</text:span></text:p>
      <text:p text:style-name="P39"><text:span text:style-name="T3"><text:tab/></text:span><text:span text:style-name="T13">double</text:span><text:span text:style-name="T3"> </text:span><text:span text:style-name="T15">z</text:span><text:span text:style-name="T3">;<text:tab/><text:tab/><text:tab/></text:span><text:span text:style-name="T22">//!&lt; ECEF z coordinate (meters)</text:span></text:p>
      <text:p text:style-name="P39"><text:span text:style-name="T3"><text:tab/></text:span><text:span text:style-name="T13">double</text:span><text:span text:style-name="T3"> </text:span><text:span text:style-name="T15">vx</text:span><text:span text:style-name="T3">;<text:tab/><text:tab/><text:tab/></text:span><text:span text:style-name="T22">//!&lt; ECEF x velocity (meters/</text:span><text:span text:style-name="T24">sec</text:span><text:span text:style-name="T22">)</text:span></text:p>
      <text:p text:style-name="P39"><text:span text:style-name="T3"><text:tab/></text:span><text:span text:style-name="T13">double</text:span><text:span text:style-name="T3"> </text:span><text:span text:style-name="T15">vy</text:span><text:span text:style-name="T3">;<text:tab/><text:tab/><text:tab/></text:span><text:span text:style-name="T22">//!&lt; ECEF x velocity (meters/</text:span><text:span text:style-name="T24">sec</text:span><text:span text:style-name="T22">)</text:span></text:p>
      <text:p text:style-name="P39"><text:span text:style-name="T3"><text:tab/></text:span><text:span text:style-name="T13">double</text:span><text:span text:style-name="T3"> </text:span><text:span text:style-name="T15">vz</text:span><text:span text:style-name="T3">;<text:tab/><text:tab/><text:tab/></text:span><text:span text:style-name="T22">//!&lt; ECEF x velocity (meters/</text:span><text:span text:style-name="T24">sec</text:span><text:span text:style-name="T22">)</text:span></text:p>
      <text:p text:style-name="P39"><text:span text:style-name="T3"><text:tab/></text:span><text:span text:style-name="T13">double</text:span><text:span text:style-name="T3"> </text:span><text:span text:style-name="T15">ax</text:span><text:span text:style-name="T3">;<text:tab/><text:tab/><text:tab/></text:span><text:span text:style-name="T22">//!&lt; ECEF x acceleration (meters/</text:span><text:span text:style-name="T24">sec</text:span><text:span text:style-name="T22">/</text:span><text:span text:style-name="T24">sec</text:span><text:span text:style-name="T22">)</text:span></text:p>
      <text:p text:style-name="P39"><text:span text:style-name="T3"><text:tab/></text:span><text:span text:style-name="T13">double</text:span><text:span text:style-name="T3"> </text:span><text:span text:style-name="T15">ay</text:span><text:span text:style-name="T3">;<text:tab/><text:tab/><text:tab/></text:span><text:span text:style-name="T22">//!&lt; ECEF x acceleration (meters/</text:span><text:span text:style-name="T24">sec</text:span><text:span text:style-name="T22">/</text:span><text:span text:style-name="T24">sec</text:span><text:span text:style-name="T22">)</text:span></text:p>
      <text:p text:style-name="P39"><text:span text:style-name="T3"><text:tab/></text:span><text:span text:style-name="T13">double</text:span><text:span text:style-name="T3"> </text:span><text:span text:style-name="T15">az</text:span><text:span text:style-name="T3">;<text:tab/><text:tab/><text:tab/></text:span><text:span text:style-name="T22">//!&lt; ECEF x acceleration (meters/</text:span><text:span text:style-name="T24">sec</text:span><text:span text:style-name="T22">/</text:span><text:span text:style-name="T24">sec</text:span><text:span text:style-name="T22">)</text:span></text:p>
      <text:p text:style-name="P39"><text:span text:style-name="T3"><text:tab/></text:span><text:span text:style-name="T13">double</text:span><text:span text:style-name="T3"> </text:span><text:span text:style-name="T15">time</text:span><text:span text:style-name="T3">;<text:tab/><text:tab/></text:span><text:span text:style-name="T22">//!&lt; time in seconds</text:span></text:p>
      <text:p text:style-name="P39"><text:span text:style-name="T3"><text:tab/></text:span><text:span text:style-name="T13">double</text:span><text:span text:style-name="T3"> </text:span><text:span text:style-name="T15">clock_bias</text:span><text:span text:style-name="T3">;<text:tab/></text:span><text:span text:style-name="T22">//!&lt; clock bias in seconds</text:span></text:p>
      <text:p text:style-name="P39"><text:span text:style-name="T3"><text:tab/></text:span><text:span text:style-name="T13">double</text:span><text:span text:style-name="T3"> </text:span><text:span text:style-name="T15">clock_rate</text:span><text:span text:style-name="T3">; <text:s/><text:tab/></text:span><text:span text:style-name="T22">//!&lt; clock rate in meters/second</text:span></text:p>
      <text:p text:style-name="P39"><text:span text:style-name="T3"><text:tab/></text:span><text:span text:style-name="T13">double</text:span><text:span text:style-name="T3"> </text:span><text:span text:style-name="T15">latitude</text:span><text:span text:style-name="T3">;<text:tab/><text:tab/></text:span><text:span text:style-name="T22">//!&lt; latitude in decimal </text:span><text:span text:style-name="T24">radians</text:span></text:p>
      <text:p text:style-name="P39"><text:span text:style-name="T3"><text:tab/></text:span><text:span text:style-name="T13">double</text:span><text:span text:style-name="T3"> </text:span><text:span text:style-name="T15">longitude</text:span><text:span text:style-name="T3">;<text:tab/><text:tab/></text:span><text:span text:style-name="T22">//!&lt; longitude in decimal </text:span><text:span text:style-name="T24">radians</text:span></text:p>
      <text:p text:style-name="P39"><text:span text:style-name="T3"><text:tab/></text:span><text:span text:style-name="T13">double</text:span><text:span text:style-name="T3"> </text:span><text:span text:style-name="T15">altitude</text:span><text:span text:style-name="T3">;<text:tab/><text:tab/></text:span><text:span text:style-name="T22">//!&lt; height in meters</text:span></text:p>
      <text:p text:style-name="P39"><text:span text:style-name="T3"><text:tab/></text:span><text:span text:style-name="T13">double</text:span><text:span text:style-name="T3"> </text:span><text:span text:style-name="T15">gdop</text:span><text:span text:style-name="T3">;<text:tab/><text:tab/></text:span><text:span text:style-name="T22">//!&lt; geometric dilution of precision</text:span></text:p>
      <text:p text:style-name="P39"><text:span text:style-name="T3"><text:tab/></text:span><text:span text:style-name="T13">double</text:span><text:span text:style-name="T3"> </text:span><text:span text:style-name="T15">pdop</text:span><text:span text:style-name="T3">;<text:tab/><text:tab/></text:span><text:span text:style-name="T22">//!&lt; position dilution of precision</text:span></text:p>
      <text:p text:style-name="P39"><text:span text:style-name="T3"><text:tab/></text:span><text:span text:style-name="T13">double</text:span><text:span text:style-name="T3"> </text:span><text:span text:style-name="T15">tdop</text:span><text:span text:style-name="T3">;<text:tab/><text:tab/></text:span><text:span text:style-name="T22">//!&lt; time dilution of precision</text:span></text:p>
      <text:p text:style-name="P39"><text:span text:style-name="T3"><text:tab/></text:span><text:span text:style-name="T13">double</text:span><text:span text:style-name="T3"> </text:span><text:span text:style-name="T15">hdop</text:span><text:span text:style-name="T3">;<text:tab/><text:tab/></text:span><text:span text:style-name="T22">//!&lt; </text:span><text:span text:style-name="T24">hdop</text:span><text:span text:style-name="T22"> </text:span><text:span text:style-name="T24">diultion</text:span><text:span text:style-name="T22"> of precision</text:span></text:p>
      <text:p text:style-name="P39"><text:span text:style-name="T3"><text:tab/></text:span><text:span text:style-name="T13">double</text:span><text:span text:style-name="T3"> </text:span><text:span text:style-name="T15">vdop</text:span><text:span text:style-name="T3">;<text:tab/><text:tab/></text:span><text:span text:style-name="T22">//!&lt; vertical dilution of precision</text:span></text:p>
      <text:p text:style-name="P39"><text:span text:style-name="T3"><text:tab/>uint32 </text:span><text:span text:style-name="T15">nsvs</text:span><text:span text:style-name="T3">;<text:tab/><text:tab/></text:span><text:span text:style-name="T22">//!&lt; This is a mask, not a number</text:span></text:p>
      <text:p text:style-name="P39"><text:span text:style-name="T3"><text:tab/>uint32 </text:span><text:span text:style-name="T15">converged</text:span><text:span text:style-name="T3">;<text:tab/><text:tab/></text:span><text:span text:style-name="T22">//!&lt; declare convergence</text:span></text:p>
      <text:p text:style-name="P39"><text:span text:style-name="T3"><text:tab/>uint32 </text:span><text:span text:style-name="T15">tic</text:span><text:span text:style-name="T3">;<text:tab/><text:tab/><text:tab/></text:span><text:span text:style-name="T22">//!&lt; global_tic associated with this solution</text:span></text:p>
      <text:p text:style-name="P39"><text:span text:style-name="T3"><text:tab/>uint32 </text:span><text:span text:style-name="T15">stale_ticks</text:span><text:span text:style-name="T3">;<text:tab/></text:span><text:span text:style-name="T22">//!&lt; count the number of </text:span><text:span text:style-name="T24">tics</text:span><text:span text:style-name="T22"> since the last good </text:span><text:span text:style-name="T24">sltn</text:span></text:p>
      <text:p text:style-name="P39"><text:span text:style-name="T3"><text:tab/>uint32 </text:span><text:span text:style-name="T15">converged_ticks</text:span><text:span text:style-name="T3">;<text:tab/></text:span><text:span text:style-name="T22">//!&lt; count number of converged </text:span><text:span text:style-name="T24">tics</text:span></text:p>
      <text:p text:style-name="P39"><text:span text:style-name="T3"><text:tab/>uint32 </text:span><text:span text:style-name="T15">nav_channels</text:span><text:span text:style-name="T3">;<text:tab/></text:span><text:span text:style-name="T22">//!&lt; count number of SVs used in last PVT estimation</text:span></text:p>
      <text:p text:style-name="P39"><text:span text:style-name="T3"><text:tab/>uint32 </text:span><text:span text:style-name="T15">initial_convergence</text:span><text:span text:style-name="T3">;<text:tab/></text:span><text:span text:style-name="T22">//!&lt; Flag set ONCE if the first convergence has </text:span><text:span text:style-name="T24">occured</text:span></text:p>
      <text:p text:style-name="P39"/>
      <text:p text:style-name="P39"><text:span text:style-name="T3"><text:tab/>uint32 </text:span><text:span text:style-name="T15">chanmap</text:span><text:span text:style-name="T3">[MAX_CHANNELS];</text:span></text:p>
      <text:p text:style-name="P39"><text:span text:style-name="T3">} </text:span><text:span text:style-name="T18">EKF_M</text:span><text:span text:style-name="T3">;</text:span></text:p>
      <text:p text:style-name="P93"/>
      <text:p text:style-name="P86">Currently the extended Kalman filter does not exist in the receiver, this structure will change when it is added.</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Heading_20_2" text:outline-level="2"><text:soft-page-break/>MEASUREMENT_M_ID</text:h>
      <text:p text:style-name="P46"><text:span text:style-name="T13">typedef</text:span><text:span text:style-name="T3"> </text:span><text:span text:style-name="T13">struct</text:span><text:span text:style-name="T3"> </text:span><text:span text:style-name="T18">Measurement_M</text:span></text:p>
      <text:p text:style-name="P42">{</text:p>
      <text:p text:style-name="P39"><text:span text:style-name="T3"><text:tab/></text:span><text:span text:style-name="T13">double c</text:span><text:span text:style-name="T15">ode_time</text:span><text:span text:style-name="T3">;<text:tab/><text:tab/><text:tab/></text:span><text:span text:style-name="T22">//!&lt; The code time</text:span></text:p>
      <text:p text:style-name="P39"><text:span text:style-name="T3"><text:tab/></text:span><text:span text:style-name="T13">double</text:span><text:span text:style-name="T10"> </text:span><text:span text:style-name="T15">code_phase</text:span><text:span text:style-name="T3">; <text:tab/><text:tab/></text:span><text:span text:style-name="T22">//!&lt; Code phase (chips)</text:span></text:p>
      <text:p text:style-name="P39"><text:span text:style-name="T3"><text:tab/></text:span><text:span text:style-name="T13">double</text:span><text:span text:style-name="T10"> </text:span><text:span text:style-name="T15">carrier_phase</text:span><text:span text:style-name="T3">;<text:tab/><text:tab/></text:span><text:span text:style-name="T22">//!&lt; Carrier phase (cycles)</text:span></text:p>
      <text:p text:style-name="P39"><text:span text:style-name="T3"><text:tab/></text:span><text:span text:style-name="T13">double</text:span><text:span text:style-name="T10"> </text:span><text:span text:style-name="T15">carrier_phase_prev</text:span><text:span text:style-name="T3">;<text:tab/></text:span><text:span text:style-name="T22">//!&lt; Carrier phase </text:span><text:span text:style-name="T24">prev</text:span><text:span text:style-name="T22"> (cycles)</text:span></text:p>
      <text:p text:style-name="P39"><text:span text:style-name="T3"><text:tab/></text:span><text:span text:style-name="T13">double</text:span><text:span text:style-name="T10"> </text:span><text:span text:style-name="T15">carrier_phase_prev_prev</text:span><text:span text:style-name="T3">;</text:span><text:span text:style-name="T22">//!&lt; Carrier phase </text:span><text:span text:style-name="T24">prev</text:span><text:span text:style-name="T22"> </text:span><text:span text:style-name="T24">prev</text:span><text:span text:style-name="T22"> (cycles)</text:span></text:p>
      <text:p text:style-name="P39"><text:span text:style-name="T3"><text:tab/></text:span><text:span text:style-name="T13">double</text:span><text:span text:style-name="T10"> </text:span><text:span text:style-name="T15">code_phase_mod</text:span><text:span text:style-name="T3">;<text:tab/><text:tab/></text:span><text:span text:style-name="T22">//!&lt; Code phase (chips), </text:span><text:span text:style-name="T24">mod</text:span><text:span text:style-name="T22"> 1023</text:span></text:p>
      <text:p text:style-name="P39"><text:span text:style-name="T3"><text:tab/></text:span><text:span text:style-name="T13">double</text:span><text:span text:style-name="T10"> </text:span><text:span text:style-name="T15">carrier_phase_mod</text:span><text:span text:style-name="T3">;<text:tab/></text:span><text:span text:style-name="T22">//!&lt; Carrier phase (cycles), </text:span><text:span text:style-name="T24">mod</text:span><text:span text:style-name="T22"> 1</text:span></text:p>
      <text:p text:style-name="P39"><text:span text:style-name="T3"><text:tab/></text:span><text:span text:style-name="T13">double</text:span><text:span text:style-name="T10"> </text:span><text:span text:style-name="T15">code_nco</text:span><text:span text:style-name="T3">;<text:tab/><text:tab/><text:tab/></text:span><text:span text:style-name="T22">//!&lt; Code NCO</text:span></text:p>
      <text:p text:style-name="P39"><text:span text:style-name="T3"><text:tab/></text:span><text:span text:style-name="T13">double c</text:span><text:span text:style-name="T15">arrier_nco</text:span><text:span text:style-name="T3">;<text:tab/><text:tab/></text:span><text:span text:style-name="T22">//!&lt; Carrier NCO</text:span></text:p>
      <text:p text:style-name="P39"><text:span text:style-name="T3"><text:tab/>uint32 </text:span><text:span text:style-name="T15">_1ms_epoch</text:span><text:span text:style-name="T3">;<text:tab/><text:tab/></text:span><text:span text:style-name="T22">//!&lt; _1ms_epoch</text:span></text:p>
      <text:p text:style-name="P39"><text:span text:style-name="T3"><text:tab/>uint32 </text:span><text:span text:style-name="T15">_20ms_epoch</text:span><text:span text:style-name="T3">;<text:tab/><text:tab/></text:span><text:span text:style-name="T22">//!&lt; _20ms_epoch</text:span></text:p>
      <text:p text:style-name="P39"><text:span text:style-name="T3"><text:tab/>uint32 </text:span><text:span text:style-name="T15">_z_count</text:span><text:span text:style-name="T3">;<text:tab/><text:tab/><text:tab/>/</text:span><text:span text:style-name="T22">/!&lt; The z count</text:span></text:p>
      <text:p text:style-name="P39"><text:span text:style-name="T3"><text:tab/>uint32 </text:span><text:span text:style-name="T15">navigate</text:span><text:span text:style-name="T3">;<text:tab/><text:tab/><text:tab/></text:span><text:span text:style-name="T22">//!&lt; This has been tagged as a good measurement</text:span><text:span text:style-name="T3"><text:tab/></text:span></text:p>
      <text:p text:style-name="P39"><text:span text:style-name="T3"><text:tab/>uint32 </text:span><text:span text:style-name="T15">sv</text:span><text:span text:style-name="T3">;<text:tab/><text:tab/><text:tab/><text:tab/></text:span><text:span text:style-name="T22">//!&lt; For this </text:span><text:span text:style-name="T24">sv</text:span></text:p>
      <text:p text:style-name="P39"><text:span text:style-name="T3"><text:tab/>uint32 </text:span><text:span text:style-name="T15">chan</text:span><text:span text:style-name="T3">;<text:tab/><text:tab/><text:tab/></text:span><text:span text:style-name="T22">//!&lt; For this channel</text:span></text:p>
      <text:p text:style-name="P39"><text:span text:style-name="T3"><text:tab/>uint32 </text:span><text:span text:style-name="T15">count</text:span><text:span text:style-name="T3">;<text:tab/><text:tab/><text:tab/></text:span><text:span text:style-name="T22">//!&lt; Corresponds to this </text:span><text:span text:style-name="T24">tic</text:span></text:p>
      <text:p text:style-name="P39"><text:span text:style-name="T3">} </text:span><text:span text:style-name="T18">Measurement_M</text:span><text:span text:style-name="T3">;</text:span></text:p>
      <text:p text:style-name="P91"/>
      <text:p text:style-name="P91">The measurement message gives the raw correlator state taken at each measurement tic. This measurement is turned into a pseudorange in the PVT thread.</text:p>
      <text:p text:style-name="P91"/>
      <text:h text:style-name="Heading_20_2" text:outline-level="2">PSEUDORANGE_M_ID</text:h>
      <text:p text:style-name="P46"><text:span text:style-name="T13">typedef</text:span><text:span text:style-name="T3"> </text:span><text:span text:style-name="T13">struct</text:span><text:span text:style-name="T3"> </text:span><text:span text:style-name="T18">Pseudorange_M</text:span></text:p>
      <text:p text:style-name="P42">{</text:p>
      <text:p text:style-name="P39"><text:span text:style-name="T8"><text:tab/></text:span>double<text:span text:style-name="T8"> </text:span><text:span text:style-name="T17">gpstime</text:span><text:span text:style-name="T8">;<text:tab/><text:tab/><text:tab/></text:span><text:span text:style-name="T23">//!&lt; Time tag associated with pseudorange</text:span></text:p>
      <text:p text:style-name="P41"><text:span text:style-name="T3"><text:tab/></text:span><text:span text:style-name="T13">double</text:span><text:span text:style-name="T3"> </text:span><text:span text:style-name="T15">time</text:span><text:span text:style-name="T3">;<text:tab/><text:tab/><text:tab/></text:span><text:span text:style-name="T22">//!&lt; </text:span><text:span text:style-name="T22">pseudorange</text:span><text:span text:style-name="T22"> in seconds</text:span></text:p>
      <text:p text:style-name="P41"><text:span text:style-name="T3"><text:tab/></text:span><text:span text:style-name="T13">double</text:span><text:span text:style-name="T3"> </text:span><text:span text:style-name="T15">time_rate</text:span><text:span text:style-name="T3">;<text:tab/><text:tab/><text:tab/></text:span><text:span text:style-name="T22">//!&lt; </text:span><text:span text:style-name="T22">pseudorange</text:span><text:span text:style-name="T22"> rate in </text:span><text:span text:style-name="T22">sec</text:span><text:span text:style-name="T22">/</text:span><text:span text:style-name="T22">sec</text:span></text:p>
      <text:p text:style-name="P41"><text:span text:style-name="T3"><text:tab/></text:span><text:span text:style-name="T13">double</text:span><text:span text:style-name="T3"> </text:span><text:span text:style-name="T15">meters</text:span><text:span text:style-name="T3">;<text:tab/><text:tab/><text:tab/></text:span><text:span text:style-name="T22">//!&lt; </text:span><text:span text:style-name="T22">pseudorange</text:span><text:span text:style-name="T22"> in meters</text:span></text:p>
      <text:p text:style-name="P41"><text:span text:style-name="T3"><text:tab/></text:span><text:span text:style-name="T13">double</text:span><text:span text:style-name="T3"> </text:span><text:span text:style-name="T15">meters_rate</text:span><text:span text:style-name="T3">;<text:tab/><text:tab/></text:span><text:span text:style-name="T22">//!&lt; </text:span><text:span text:style-name="T22">pseudorange</text:span><text:span text:style-name="T22"> rate in meters/</text:span><text:span text:style-name="T22">sec</text:span></text:p>
      <text:p text:style-name="P41"><text:span text:style-name="T3"><text:tab/></text:span><text:span text:style-name="T13">double</text:span><text:span text:style-name="T3"> </text:span><text:span text:style-name="T15">residual</text:span><text:span text:style-name="T3">;<text:tab/><text:tab/><text:tab/></text:span><text:span text:style-name="T22">//!&lt; </text:span><text:span text:style-name="T22">residual</text:span><text:span text:style-name="T22"> in meters</text:span></text:p>
      <text:p text:style-name="P41"><text:span text:style-name="T3"><text:tab/></text:span><text:span text:style-name="T13">double</text:span><text:span text:style-name="T3"> </text:span><text:span text:style-name="T15">rate_residual</text:span><text:span text:style-name="T3">;<text:tab/><text:tab/></text:span><text:span text:style-name="T22">//!&lt; rate </text:span><text:span text:style-name="T22">residual</text:span><text:span text:style-name="T22"> (m/s)</text:span></text:p>
      <text:p text:style-name="P41"><text:span text:style-name="T3"><text:tab/></text:span><text:span text:style-name="T13">double</text:span><text:span text:style-name="T3"> </text:span><text:span text:style-name="T15">time_uncorrected</text:span><text:span text:style-name="T3">;<text:tab/></text:span><text:span text:style-name="T22">//!&lt; raw </text:span><text:span text:style-name="T22">pseudorange</text:span><text:span text:style-name="T22"> measurements</text:span></text:p>
      <text:p text:style-name="P41"><text:span text:style-name="T3"><text:tab/></text:span><text:span text:style-name="T13">double</text:span><text:span text:style-name="T3"> </text:span><text:span text:style-name="T15">previous</text:span><text:span text:style-name="T3">;<text:tab/><text:tab/><text:tab/></text:span><text:span text:style-name="T22">//!&lt; from previous step, used for err check</text:span></text:p>
      <text:p text:style-name="P41"><text:span text:style-name="T3"><text:tab/>uint32 </text:span><text:span text:style-name="T15">chan</text:span><text:span text:style-name="T3">;<text:tab/><text:tab/><text:tab/></text:span><text:span text:style-name="T22">//!&lt; For this channel</text:span></text:p>
      <text:p text:style-name="P41"><text:span text:style-name="T3"><text:tab/>uint32 </text:span><text:span text:style-name="T15">count</text:span><text:span text:style-name="T3">;<text:tab/><text:tab/><text:tab/></text:span><text:span text:style-name="T22">//!&lt; Corresponds to this </text:span><text:span text:style-name="T22">tic</text:span></text:p>
      <text:p text:style-name="P39"><text:span text:style-name="T3">} </text:span><text:span text:style-name="T18">Pseudorange_M</text:span><text:span text:style-name="T3">;</text:span></text:p>
      <text:p text:style-name="P91"/>
      <text:p text:style-name="P92">The pseudorange message contains the raw pseudorange calculated by the receiver when forming the PVT solution.</text:p>
      <text:p text:style-name="P92"/>
      <text:p text:style-name="P92"/>
      <text:p text:style-name="P92"/>
      <text:p text:style-name="P91"/>
      <text:h text:style-name="Heading_20_2" text:outline-level="2"><text:soft-page-break/>EPHEMERIS_M_ID</text:h>
      <text:p text:style-name="P46"><text:span text:style-name="T13">typedef</text:span><text:span text:style-name="T3"> </text:span><text:span text:style-name="T13">struct</text:span><text:span text:style-name="T3"> </text:span><text:span text:style-name="T18">Ephemeris_M</text:span></text:p>
      <text:p text:style-name="P42">{</text:p>
      <text:p text:style-name="P39"><text:span text:style-name="T3"><text:tab/></text:span><text:span text:style-name="T13">double</text:span><text:span text:style-name="T10"> </text:span><text:span text:style-name="T15">tgd</text:span><text:span text:style-name="T3">;<text:tab/><text:tab/><text:tab/></text:span><text:span text:style-name="T22">//!&lt; Group delay parameter.</text:span></text:p>
      <text:p text:style-name="P39"><text:span text:style-name="T3"><text:tab/></text:span><text:span text:style-name="T13">double</text:span><text:span text:style-name="T3"> </text:span><text:span text:style-name="T15">toc</text:span><text:span text:style-name="T3">;<text:tab/><text:tab/><text:tab/></text:span><text:span text:style-name="T22">//!&lt; Reference time of clock data parameter set.</text:span></text:p>
      <text:p text:style-name="P39"><text:span text:style-name="T3"><text:tab/></text:span><text:span text:style-name="T13">double</text:span><text:span text:style-name="T3"> </text:span><text:span text:style-name="T15">af0</text:span><text:span text:style-name="T3">;<text:tab/><text:tab/><text:tab/></text:span><text:span text:style-name="T22">//!&lt; Clock correction polynomial coefficient.</text:span></text:p>
      <text:p text:style-name="P39"><text:span text:style-name="T3"><text:tab/></text:span><text:span text:style-name="T13">double</text:span><text:span text:style-name="T3"> </text:span><text:span text:style-name="T15">af1</text:span><text:span text:style-name="T3">;<text:tab/><text:tab/><text:tab/></text:span><text:span text:style-name="T22">//!&lt; Clock correction polynomial coefficient.</text:span></text:p>
      <text:p text:style-name="P39"><text:span text:style-name="T3"><text:tab/></text:span><text:span text:style-name="T13">double</text:span><text:span text:style-name="T3"> </text:span><text:span text:style-name="T15">af2</text:span><text:span text:style-name="T3">;<text:tab/><text:tab/><text:tab/></text:span><text:span text:style-name="T22">//!&lt; Clock correction polynomial coefficient.</text:span></text:p>
      <text:p text:style-name="P39"><text:span text:style-name="T3"><text:tab/></text:span><text:span text:style-name="T13">double</text:span><text:span text:style-name="T3"> </text:span><text:span text:style-name="T15">crs</text:span><text:span text:style-name="T3">;<text:tab/><text:tab/><text:tab/></text:span><text:span text:style-name="T22">//!&lt; Sine </text:span><text:span text:style-name="T24">harmonic</text:span><text:span text:style-name="T22"> correction to orbital radius.</text:span></text:p>
      <text:p text:style-name="P39"><text:span text:style-name="T3"><text:tab/></text:span><text:span text:style-name="T13">double</text:span><text:span text:style-name="T3"> </text:span><text:span text:style-name="T15">deltan</text:span><text:span text:style-name="T3">;<text:tab/><text:tab/></text:span><text:span text:style-name="T22">//!&lt; Mean motion delta from computed value.</text:span></text:p>
      <text:p text:style-name="P39"><text:span text:style-name="T3"><text:tab/></text:span><text:span text:style-name="T13">double</text:span><text:span text:style-name="T3"> </text:span><text:span text:style-name="T15">m0</text:span><text:span text:style-name="T3">;<text:tab/><text:tab/><text:tab/></text:span><text:span text:style-name="T22">//!&lt; Mean anomaly at TOE.</text:span></text:p>
      <text:p text:style-name="P39"><text:span text:style-name="T3"><text:tab/></text:span><text:span text:style-name="T13">double</text:span><text:span text:style-name="T3"> </text:span><text:span text:style-name="T15">cuc</text:span><text:span text:style-name="T3">;<text:tab/><text:tab/><text:tab/></text:span><text:span text:style-name="T22">//!&lt; Cosine </text:span><text:span text:style-name="T24">harmonic</text:span><text:span text:style-name="T22"> correction to orbital radius.</text:span></text:p>
      <text:p text:style-name="P39"><text:span text:style-name="T3"><text:tab/></text:span><text:span text:style-name="T13">double</text:span><text:span text:style-name="T3"> </text:span><text:span text:style-name="T15">ecc</text:span><text:span text:style-name="T3">;<text:tab/><text:tab/><text:tab/></text:span><text:span text:style-name="T22">//!&lt; Eccentricity.</text:span></text:p>
      <text:p text:style-name="P39"><text:span text:style-name="T3"><text:tab/></text:span><text:span text:style-name="T13">double</text:span><text:span text:style-name="T3"> </text:span><text:span text:style-name="T15">cus</text:span><text:span text:style-name="T3">;<text:tab/><text:tab/><text:tab/></text:span><text:span text:style-name="T22">//!&lt; Sine </text:span><text:span text:style-name="T24">harmonic</text:span><text:span text:style-name="T22"> </text:span><text:span text:style-name="T24">corr</text:span><text:span text:style-name="T22"> to argument of latitude.</text:span></text:p>
      <text:p text:style-name="P39"><text:span text:style-name="T3"><text:tab/></text:span><text:span text:style-name="T13">double</text:span><text:span text:style-name="T3"> </text:span><text:span text:style-name="T15">sqrta</text:span><text:span text:style-name="T3">;<text:tab/><text:tab/></text:span><text:span text:style-name="T22">//!&lt; Square root of </text:span><text:span text:style-name="T24">semimajor</text:span><text:span text:style-name="T22"> axis.</text:span></text:p>
      <text:p text:style-name="P39"><text:span text:style-name="T3"><text:tab/></text:span><text:span text:style-name="T13">double</text:span><text:span text:style-name="T3"> </text:span><text:span text:style-name="T15">toe</text:span><text:span text:style-name="T3">;<text:tab/><text:tab/><text:tab/></text:span><text:span text:style-name="T22">//!&lt; Reference time of </text:span><text:span text:style-name="T24">ephemeris</text:span><text:span text:style-name="T22"> data set.</text:span></text:p>
      <text:p text:style-name="P39"><text:span text:style-name="T3"><text:tab/></text:span><text:span text:style-name="T13">double</text:span><text:span text:style-name="T3"> </text:span><text:span text:style-name="T15">cic</text:span><text:span text:style-name="T3">; <text:tab/><text:tab/></text:span><text:span text:style-name="T22">//!&lt; Cosine </text:span><text:span text:style-name="T24">harmonic</text:span><text:span text:style-name="T22"> </text:span><text:span text:style-name="T24">corr</text:span><text:span text:style-name="T22"> to inclination.</text:span></text:p>
      <text:p text:style-name="P39"><text:span text:style-name="T3"><text:tab/></text:span><text:span text:style-name="T13">double</text:span><text:span text:style-name="T3"> </text:span><text:span text:style-name="T15">om0</text:span><text:span text:style-name="T3">; <text:tab/><text:tab/></text:span><text:span text:style-name="T22">//!&lt; Right ascension at TOE.</text:span></text:p>
      <text:p text:style-name="P39"><text:span text:style-name="T3"><text:tab/></text:span><text:span text:style-name="T13">double</text:span><text:span text:style-name="T3"> </text:span><text:span text:style-name="T15">cis</text:span><text:span text:style-name="T3">;<text:tab/><text:tab/><text:tab/></text:span><text:span text:style-name="T22">//!&lt; Sine </text:span><text:span text:style-name="T24">harmonic</text:span><text:span text:style-name="T22"> </text:span><text:span text:style-name="T24">corr</text:span><text:span text:style-name="T22"> to inclination.</text:span></text:p>
      <text:p text:style-name="P39"><text:span text:style-name="T3"><text:tab/></text:span><text:span text:style-name="T13">double</text:span><text:span text:style-name="T3"> </text:span><text:span text:style-name="T15">in0</text:span><text:span text:style-name="T3">; <text:tab/><text:tab/></text:span><text:span text:style-name="T22">//!&lt; Inclination at TOE.</text:span></text:p>
      <text:p text:style-name="P39"><text:span text:style-name="T3"><text:tab/></text:span><text:span text:style-name="T13">double</text:span><text:span text:style-name="T3"> </text:span><text:span text:style-name="T15">crc</text:span><text:span text:style-name="T3">; <text:tab/><text:tab/></text:span><text:span text:style-name="T22">//!&lt; Cosine </text:span><text:span text:style-name="T24">harmonic</text:span><text:span text:style-name="T22"> correction to orbital radius.</text:span></text:p>
      <text:p text:style-name="P39"><text:span text:style-name="T3"><text:tab/></text:span><text:span text:style-name="T13">double</text:span><text:span text:style-name="T3"> </text:span><text:span text:style-name="T15">argp</text:span><text:span text:style-name="T3">; <text:tab/><text:tab/></text:span><text:span text:style-name="T22">//!&lt; Argument of </text:span><text:span text:style-name="T24">perigee</text:span><text:span text:style-name="T22"> at TOE.</text:span></text:p>
      <text:p text:style-name="P39"><text:span text:style-name="T3"><text:tab/></text:span><text:span text:style-name="T13">double</text:span><text:span text:style-name="T3"> </text:span><text:span text:style-name="T15">omd</text:span><text:span text:style-name="T3">; <text:tab/><text:tab/></text:span><text:span text:style-name="T22">//!&lt; Rate of right ascension.</text:span></text:p>
      <text:p text:style-name="P39"><text:span text:style-name="T3"><text:tab/></text:span><text:span text:style-name="T13">double</text:span><text:span text:style-name="T3"> </text:span><text:span text:style-name="T15">idot</text:span><text:span text:style-name="T3">; <text:tab/><text:tab/></text:span><text:span text:style-name="T22">//!&lt; Rate of inclination.</text:span></text:p>
      <text:p text:style-name="P39"><text:span text:style-name="T3"><text:tab/></text:span><text:span text:style-name="T13">double</text:span><text:span text:style-name="T3"> </text:span><text:span text:style-name="T15">a</text:span><text:span text:style-name="T3">; <text:tab/><text:tab/><text:tab/></text:span><text:span text:style-name="T22">//!&lt; Derived </text:span><text:span text:style-name="T24">qty</text:span><text:span text:style-name="T22">: a = </text:span><text:span text:style-name="T24">sqrta</text:span><text:span text:style-name="T22">**2.</text:span></text:p>
      <text:p text:style-name="P39"><text:span text:style-name="T3"><text:tab/></text:span><text:span text:style-name="T13">double</text:span><text:span text:style-name="T3"> </text:span><text:span text:style-name="T15">n0</text:span><text:span text:style-name="T3">; <text:tab/><text:tab/><text:tab/></text:span><text:span text:style-name="T22">//!&lt; Derived </text:span><text:span text:style-name="T24">qty</text:span><text:span text:style-name="T22">: n0 = </text:span><text:span text:style-name="T24">sqrt</text:span><text:span text:style-name="T22">(GravConstant/(a*a*a)).</text:span></text:p>
      <text:p text:style-name="P39"><text:span text:style-name="T3"><text:tab/></text:span><text:span text:style-name="T13">double</text:span><text:span text:style-name="T3"> </text:span><text:span text:style-name="T15">relativistic</text:span><text:span text:style-name="T3">; <text:tab/></text:span><text:span text:style-name="T22">//!&lt; Relativistic correction</text:span></text:p>
      <text:p text:style-name="P39"><text:span text:style-name="T3"><text:tab/>uint32 </text:span><text:span text:style-name="T15">sv</text:span><text:span text:style-name="T3">; <text:tab/><text:tab/><text:tab/></text:span><text:span text:style-name="T22">//!&lt; SV #</text:span></text:p>
      <text:p text:style-name="P39"><text:span text:style-name="T3"><text:tab/>uint32 </text:span><text:span text:style-name="T15">zcount</text:span><text:span text:style-name="T3">; <text:tab/><text:tab/></text:span><text:span text:style-name="T22">//!&lt; </text:span><text:span text:style-name="T24">zcount</text:span><text:span text:style-name="T22">?</text:span></text:p>
      <text:p text:style-name="P39"><text:span text:style-name="T3"><text:tab/>uint32 </text:span><text:span text:style-name="T15">toewk</text:span><text:span text:style-name="T3">; <text:tab/><text:tab/></text:span><text:span text:style-name="T22">//!&lt; GPS week corresponding to toe.</text:span></text:p>
      <text:p text:style-name="P39"><text:span text:style-name="T3"><text:tab/>uint32 </text:span><text:span text:style-name="T15">fti</text:span><text:span text:style-name="T3">; <text:tab/><text:tab/></text:span><text:span text:style-name="T22">//!&lt; Fit interval.</text:span></text:p>
      <text:p text:style-name="P39"><text:span text:style-name="T3"><text:tab/>uint32 </text:span><text:span text:style-name="T15">iode</text:span><text:span text:style-name="T3">; <text:tab/><text:tab/></text:span><text:span text:style-name="T22">//!&lt; Issue of data, </text:span><text:span text:style-name="T24">ephemeris</text:span><text:span text:style-name="T22">.</text:span></text:p>
      <text:p text:style-name="P39"><text:span text:style-name="T3"><text:tab/>uint32 </text:span><text:span text:style-name="T15">tocwk</text:span><text:span text:style-name="T3">; <text:tab/><text:tab/></text:span><text:span text:style-name="T22">//!&lt; GPS week corresponding to </text:span><text:span text:style-name="T24">toc</text:span><text:span text:style-name="T22">.</text:span></text:p>
      <text:p text:style-name="P39"><text:span text:style-name="T3"><text:tab/>uint32 </text:span><text:span text:style-name="T15">valid</text:span><text:span text:style-name="T3">; <text:tab/><text:tab/></text:span><text:span text:style-name="T22">//!&lt; 0=No valid data.</text:span></text:p>
      <text:p text:style-name="P39"><text:span text:style-name="T3"><text:tab/>uint32 </text:span><text:span text:style-name="T15">tofxmission</text:span><text:span text:style-name="T3">; <text:tab/>/</text:span><text:span text:style-name="T22">/!&lt; Time of </text:span><text:span text:style-name="T24">subframe</text:span><text:span text:style-name="T22"> 1 transmission, </text:span><text:span text:style-name="T24">sec</text:span><text:span text:style-name="T22"> of week.</text:span></text:p>
      <text:p text:style-name="P39"><text:span text:style-name="T3"><text:tab/>uint32 </text:span><text:span text:style-name="T15">tow</text:span><text:span text:style-name="T3">; <text:tab/><text:tab/></text:span><text:span text:style-name="T22">//!&lt; Truncated TOW count</text:span></text:p>
      <text:p text:style-name="P39"><text:span text:style-name="T3"><text:tab/>uint32 </text:span><text:span text:style-name="T15">subframe_1_health</text:span><text:span text:style-name="T3">; <text:tab/></text:span><text:span text:style-name="T22">//!&lt; </text:span><text:span text:style-name="T24">Subframe</text:span><text:span text:style-name="T22"> 1 health code.</text:span></text:p>
      <text:p text:style-name="P39"><text:span text:style-name="T3"><text:tab/>uint32 </text:span><text:span text:style-name="T15">code_on_L2</text:span><text:span text:style-name="T3">; <text:tab/></text:span><text:span text:style-name="T22">//!&lt; Code on L2 flag.</text:span></text:p>
      <text:p text:style-name="P39"><text:span text:style-name="T3"><text:tab/>uint32 </text:span><text:span text:style-name="T15">week_number</text:span><text:span text:style-name="T3">;<text:tab/></text:span><text:span text:style-name="T22">//!&lt; GPS week at time of </text:span><text:span text:style-name="T24">subframe</text:span><text:span text:style-name="T22"> 1 reception.</text:span></text:p>
      <text:p text:style-name="P39"><text:span text:style-name="T3"><text:tab/>uint32 </text:span><text:span text:style-name="T15">L2pdata</text:span><text:span text:style-name="T3">; <text:tab/><text:tab/></text:span><text:span text:style-name="T22">//!&lt; L2 P data flag.</text:span></text:p>
      <text:p text:style-name="P39"><text:span text:style-name="T3"><text:tab/>uint32 </text:span><text:span text:style-name="T15">ura</text:span><text:span text:style-name="T3">; <text:tab/><text:tab/></text:span><text:span text:style-name="T22">//!&lt; Satellite's URA code.</text:span></text:p>
      <text:p text:style-name="P39"><text:span text:style-name="T3"><text:tab/>uint32 </text:span><text:span text:style-name="T15">iodc</text:span><text:span text:style-name="T3">; <text:tab/><text:tab/></text:span><text:span text:style-name="T22">//!&lt; Issue of data, clock.</text:span></text:p>
      <text:p text:style-name="P39"><text:span text:style-name="T3">} </text:span><text:span text:style-name="T18">Ephemeris_M</text:span><text:span text:style-name="T3">;</text:span></text:p>
      <text:p text:style-name="P39"><text:span text:style-name="T3"/></text:p>
      <text:p text:style-name="Standard">The decoded ephemeris, read IS-GPS-200D for more specific information.</text:p>
      <text:p text:style-name="Standard"/>
      <text:p text:style-name="Standard"/>
      <text:p text:style-name="Standard"/>
      <text:p text:style-name="Standard"/>
      <text:h text:style-name="Heading_20_2" text:outline-level="2"><text:soft-page-break/>ALMANAC_M_ID</text:h>
      <text:p text:style-name="P94"><text:span text:style-name="T13">typedef</text:span> <text:span text:style-name="T13">struct</text:span> <text:span text:style-name="T18">Almanac_M</text:span></text:p>
      <text:p text:style-name="P95">{</text:p>
      <text:p text:style-name="P96"><text:span text:style-name="T3"><text:tab/></text:span><text:span text:style-name="T13">double</text:span><text:span text:style-name="T3"> </text:span><text:span text:style-name="T15">ecc</text:span><text:span text:style-name="T3">;<text:tab/><text:tab/><text:tab/></text:span><text:span text:style-name="T22">//!&lt; Eccentricity</text:span></text:p>
      <text:p text:style-name="P96"><text:span text:style-name="T3"><text:tab/></text:span><text:span text:style-name="T13">double</text:span><text:span text:style-name="T3"> </text:span><text:span text:style-name="T15">toa</text:span><text:span text:style-name="T3">; <text:tab/><text:tab/>/</text:span><text:span text:style-name="T22">/!&lt; Time of Almanac</text:span></text:p>
      <text:p text:style-name="P96"><text:span text:style-name="T3"><text:tab/></text:span><text:span text:style-name="T13">double</text:span><text:span text:style-name="T3"> </text:span><text:span text:style-name="T15">in0</text:span><text:span text:style-name="T3">; <text:tab/><text:tab/></text:span><text:span text:style-name="T22">//!&lt; Inclination</text:span></text:p>
      <text:p text:style-name="P96"><text:span text:style-name="T3"><text:tab/></text:span><text:span text:style-name="T13">double</text:span><text:span text:style-name="T3"> </text:span><text:span text:style-name="T15">omd</text:span><text:span text:style-name="T3">; <text:tab/><text:tab/></text:span><text:span text:style-name="T22">//!&lt; Rate of right </text:span><text:span text:style-name="T24">ascention</text:span></text:p>
      <text:p text:style-name="P96"><text:span text:style-name="T3"><text:tab/></text:span><text:span text:style-name="T13">double</text:span><text:span text:style-name="T3"> </text:span><text:span text:style-name="T15">sqrta</text:span><text:span text:style-name="T3">; <text:tab/><text:tab/></text:span><text:span text:style-name="T22">//!&lt; </text:span><text:span text:style-name="T24">Sqrt</text:span><text:span text:style-name="T22"> of </text:span><text:span text:style-name="T24">Semi</text:span><text:span text:style-name="T22">-Major Axis</text:span></text:p>
      <text:p text:style-name="P96"><text:span text:style-name="T3"><text:tab/></text:span><text:span text:style-name="T13">double</text:span><text:span text:style-name="T3"> </text:span><text:span text:style-name="T15">om0</text:span><text:span text:style-name="T3">; <text:tab/><text:tab/></text:span><text:span text:style-name="T22">//!&lt; Longitude of Ascending Node</text:span></text:p>
      <text:p text:style-name="P96"><text:span text:style-name="T3"><text:tab/></text:span><text:span text:style-name="T13">double</text:span><text:span text:style-name="T3"> </text:span><text:span text:style-name="T15">argp</text:span><text:span text:style-name="T3">; <text:tab/><text:tab/></text:span><text:span text:style-name="T22">//!&lt; Argument of </text:span><text:span text:style-name="T24">perigee</text:span></text:p>
      <text:p text:style-name="P96"><text:span text:style-name="T3"><text:tab/></text:span><text:span text:style-name="T13">double</text:span><text:span text:style-name="T3"> </text:span><text:span text:style-name="T15">m0</text:span><text:span text:style-name="T3">; <text:tab/><text:tab/><text:tab/></text:span><text:span text:style-name="T22">//!&lt; Mean Anomaly</text:span></text:p>
      <text:p text:style-name="P96"><text:span text:style-name="T3"><text:tab/></text:span><text:span text:style-name="T13">double</text:span><text:span text:style-name="T3"> </text:span><text:span text:style-name="T15">af0</text:span><text:span text:style-name="T3">; <text:tab/><text:tab/></text:span><text:span text:style-name="T22">//!&lt; Clock parameter 0</text:span></text:p>
      <text:p text:style-name="P96"><text:span text:style-name="T3"><text:tab/></text:span><text:span text:style-name="T13">double</text:span><text:span text:style-name="T3"> </text:span><text:span text:style-name="T15">af1</text:span><text:span text:style-name="T3">; <text:tab/><text:tab/></text:span><text:span text:style-name="T22">//!&lt; Clock parameter 1</text:span></text:p>
      <text:p text:style-name="P96"><text:span text:style-name="T3"><text:tab/>uint32 </text:span><text:span text:style-name="T15">sv</text:span><text:span text:style-name="T3">;<text:tab/><text:tab/><text:tab/></text:span><text:span text:style-name="T22">//!&lt; SV #</text:span></text:p>
      <text:p text:style-name="P96"><text:span text:style-name="T3"><text:tab/>uint32 </text:span><text:span text:style-name="T15">week</text:span><text:span text:style-name="T3">; <text:tab/><text:tab/></text:span><text:span text:style-name="T22">//!&lt; Week number</text:span></text:p>
      <text:p text:style-name="P96"><text:span text:style-name="T3"><text:tab/>uint32 </text:span><text:span text:style-name="T15">decoded</text:span><text:span text:style-name="T3">; <text:tab/><text:tab/></text:span><text:span text:style-name="T22">//!&lt; Has this been decoded yet</text:span></text:p>
      <text:p text:style-name="P96"><text:span text:style-name="T3"><text:tab/>uint32 </text:span><text:span text:style-name="T15">health</text:span><text:span text:style-name="T3">; <text:tab/><text:tab/></text:span><text:span text:style-name="T22">//!&lt; Health code</text:span></text:p>
      <text:p text:style-name="P96"><text:span text:style-name="T3">} </text:span><text:span text:style-name="T18">Almanac_M</text:span><text:span text:style-name="T3">;</text:span></text:p>
      <text:p text:style-name="P93"/>
      <text:p text:style-name="P86">The decoded almanac, read IS-GPS-200D for more specific information.</text:p>
      <text:p text:style-name="P86"/>
      <text:h text:style-name="Heading_20_2" text:outline-level="2">EPHEMERIS_VALID_M_ID</text:h>
      <text:p text:style-name="P94"><text:span text:style-name="T13">typedef</text:span> <text:span text:style-name="T13">struct</text:span> <text:span text:style-name="T18">Ephemeris_Status_M</text:span></text:p>
      <text:p text:style-name="P95">{</text:p>
      <text:p text:style-name="P96"><text:span text:style-name="T3"><text:tab/>uint32 </text:span><text:span text:style-name="T15">valid</text:span><text:span text:style-name="T3">[NUM_CODES];<text:tab/></text:span><text:span text:style-name="T22">//!&lt; Valid </text:span><text:span text:style-name="T24">ephemeris</text:span></text:p>
      <text:p text:style-name="P96"><text:span text:style-name="T3"><text:tab/>uint32 </text:span><text:span text:style-name="T15">iode</text:span><text:span text:style-name="T3">[NUM_CODES];<text:tab/><text:tab/></text:span><text:span text:style-name="T22">//!&lt; Corresponding IODE</text:span></text:p>
      <text:p text:style-name="P96"><text:span text:style-name="T3"><text:tab/>uint32 </text:span><text:span text:style-name="T15">avalid</text:span><text:span text:style-name="T3">[NUM_CODES];<text:tab/></text:span><text:span text:style-name="T22">//!&lt; Valid almanac</text:span></text:p>
      <text:p text:style-name="P96"><text:span text:style-name="T3">} </text:span><text:span text:style-name="T18">Ephemeris_Status_M</text:span><text:span text:style-name="T3">;</text:span></text:p>
      <text:p text:style-name="P91"/>
      <text:p text:style-name="P92">Provides insight into the status of the Ephemeris object, indicating which ephemerides and almanacs have been decoded.</text:p>
      <text:h text:style-name="Heading_20_2" text:outline-level="2">COMMAND_ACK_M_ID</text:h>
      <text:p text:style-name="P39"><text:span text:style-name="T14">typedef</text:span><text:span text:style-name="T9"> </text:span><text:span text:style-name="T14">struct</text:span><text:span text:style-name="T9"> </text:span><text:span text:style-name="T21">Command_Ack_M</text:span></text:p>
      <text:p text:style-name="P95">{</text:p>
      <text:p text:style-name="P96"><text:span text:style-name="T3"><text:tab/>uint32 </text:span><text:span text:style-name="T15">command_id</text:span><text:span text:style-name="T3">;<text:tab/><text:tab/></text:span><text:span text:style-name="T22">//!&lt; ID of command received</text:span></text:p>
      <text:p text:style-name="P96"><text:span text:style-name="T3"><text:tab/>uint32 </text:span><text:span text:style-name="T15">command_tic</text:span><text:span text:style-name="T3">;<text:tab/><text:tab/></text:span><text:span text:style-name="T22">//!&lt; Command sequence count</text:span></text:p>
      <text:p text:style-name="P96"><text:span text:style-name="T3"><text:tab/>uint32 </text:span><text:span text:style-name="T15">command_status</text:span><text:span text:style-name="T3">;<text:tab/><text:tab/></text:span><text:span text:style-name="T22">//!&lt; Status (0 for FAIL, 1 for SUCCESS)</text:span></text:p>
      <text:p text:style-name="P96"><text:span text:style-name="T3">} </text:span><text:span text:style-name="T18">Command_Ack_M</text:span><text:span text:style-name="T3">;</text:span></text:p>
      <text:p text:style-name="P93"/>
      <text:p text:style-name="P86">This message will be sent upon completion of each command sent to the receiver. The <text:span text:style-name="T1">command_status</text:span> will indicate success or a rejection of the command.</text:p>
      <text:p text:style-name="P86"/>
      <text:p text:style-name="P86"/>
      <text:p text:style-name="P86"/>
      <text:h text:style-name="Heading_20_2" text:outline-level="2"><text:soft-page-break/>SV_PREDICTION_M_ID</text:h>
      <text:p text:style-name="P94"><text:span text:style-name="T13">typedef</text:span> <text:span text:style-name="T13">struct</text:span> <text:span text:style-name="T18">_SV_Prediction_M</text:span></text:p>
      <text:p text:style-name="P95">{</text:p>
      <text:p text:style-name="P96"><text:span text:style-name="T8"><text:tab/>int32 </text:span><text:span text:style-name="T17">sv</text:span><text:span text:style-name="T8">;<text:tab/><text:tab/><text:tab/></text:span><text:span text:style-name="T23">//!&lt; SV number</text:span></text:p>
      <text:p text:style-name="P98"><text:span text:style-name="T3"><text:tab/>int32 </text:span><text:span text:style-name="T15">visible</text:span><text:span text:style-name="T3">;<text:tab/><text:tab/></text:span><text:span text:style-name="T22">//!&lt; Should the SV be visible?</text:span></text:p>
      <text:p text:style-name="P98"><text:span text:style-name="T3"><text:tab/>int32 </text:span><text:span text:style-name="T15">tracked</text:span><text:span text:style-name="T3">;<text:tab/><text:tab/></text:span><text:span text:style-name="T22">//!&lt; Is it being tracked?</text:span></text:p>
      <text:p text:style-name="P98"><text:span text:style-name="T3"><text:tab/></text:span><text:span text:style-name="T13">float</text:span><text:span text:style-name="T3"> </text:span><text:span text:style-name="T15">elev</text:span><text:span text:style-name="T3">;<text:tab/><text:tab/><text:tab/></text:span><text:span text:style-name="T22">//!&lt; Predicted </text:span><text:span text:style-name="T22">elev</text:span><text:span text:style-name="T22"> (degrees)</text:span></text:p>
      <text:p text:style-name="P98"><text:span text:style-name="T3"><text:tab/></text:span><text:span text:style-name="T13">float</text:span><text:span text:style-name="T3"> </text:span><text:span text:style-name="T15">azim</text:span><text:span text:style-name="T3">;<text:tab/><text:tab/><text:tab/></text:span><text:span text:style-name="T22">//!&lt; Predicted </text:span><text:span text:style-name="T22">azim</text:span><text:span text:style-name="T22"> (degrees)</text:span></text:p>
      <text:p text:style-name="P98"><text:span text:style-name="T3"><text:tab/></text:span><text:span text:style-name="T13">float</text:span><text:span text:style-name="T3"> </text:span><text:span text:style-name="T15">v_elev</text:span><text:span text:style-name="T3">;<text:tab/><text:tab/></text:span><text:span text:style-name="T22">//!&lt; Elevation of vehicle relative to SV</text:span></text:p>
      <text:p text:style-name="P98"><text:span text:style-name="T3"><text:tab/></text:span><text:span text:style-name="T13">float</text:span><text:span text:style-name="T3"> </text:span><text:span text:style-name="T15">v_azim</text:span><text:span text:style-name="T3">;<text:tab/><text:tab/></text:span><text:span text:style-name="T22">//!&lt; Azimuth of vehicle relative to SV</text:span></text:p>
      <text:p text:style-name="P98"><text:span text:style-name="T3"><text:tab/></text:span><text:span text:style-name="T13">float</text:span><text:span text:style-name="T3"> </text:span><text:span text:style-name="T15">delay</text:span><text:span text:style-name="T3">;<text:tab/><text:tab/></text:span><text:span text:style-name="T22">//!&lt; Predicted delay (seconds)</text:span></text:p>
      <text:p text:style-name="P98"><text:span text:style-name="T3"><text:tab/></text:span><text:span text:style-name="T13">float</text:span><text:span text:style-name="T3"> </text:span><text:span text:style-name="T15">doppler</text:span><text:span text:style-name="T3">;<text:tab/><text:tab/></text:span><text:span text:style-name="T22">//!&lt; Predicted </text:span><text:span text:style-name="T22">Doppler</text:span><text:span text:style-name="T22"> (Hz)</text:span></text:p>
      <text:p text:style-name="P98"><text:span text:style-name="T3"><text:tab/></text:span><text:span text:style-name="T13">float</text:span><text:span text:style-name="T3"> </text:span><text:span text:style-name="T15">doppler_rate</text:span><text:span text:style-name="T3">;<text:tab/></text:span><text:span text:style-name="T22">//!&lt; Predicted </text:span><text:span text:style-name="T22">Doppler</text:span><text:span text:style-name="T22"> rate (Hz/</text:span><text:span text:style-name="T22">sec</text:span><text:span text:style-name="T22">)</text:span></text:p>
      <text:p text:style-name="P96"><text:span text:style-name="T3">} </text:span><text:span text:style-name="T18">SV_Prediction_M</text:span><text:span text:style-name="T3">;</text:span></text:p>
      <text:p text:style-name="P96"><text:span text:style-name="T11"/></text:p>
      <text:p text:style-name="P96"><text:span text:style-name="T11">The predicted state of the given SV. This information is updated in the SV_Select thread using the PVT's output and the almanac.</text:span></text:p>
      <text:p text:style-name="P91"/>
      <text:h text:style-name="Heading_20_2" text:outline-level="2">ACQ_COMMAND_M_ID</text:h>
      <text:p text:style-name="P94"><text:span text:style-name="T13">typedef</text:span> <text:span text:style-name="T13">struct</text:span> <text:span text:style-name="T18">_Acq_Command_M</text:span></text:p>
      <text:p text:style-name="P95">{</text:p>
      <text:p text:style-name="P96"><text:span text:style-name="T8"><text:tab/>int32 </text:span><text:span text:style-name="T17">chan</text:span><text:span text:style-name="T8">;<text:tab/><text:tab/><text:tab/></text:span><text:span text:style-name="T23">//!&lt; Which channel this will be mapped to</text:span></text:p>
      <text:p text:style-name="P98"><text:span text:style-name="T3"><text:tab/>int32 </text:span><text:span text:style-name="T15">sv</text:span><text:span text:style-name="T3">;<text:tab/><text:tab/><text:tab/></text:span><text:span text:style-name="T22">//!&lt; Look for this SV</text:span></text:p>
      <text:p text:style-name="P98"><text:span text:style-name="T3"><text:tab/>int32 </text:span><text:span text:style-name="T15">type</text:span><text:span text:style-name="T3">;<text:tab/><text:tab/><text:tab/></text:span><text:span text:style-name="T22">//!&lt; Type (STRONG/MEDIUM/WEAK)</text:span></text:p>
      <text:p text:style-name="P98"><text:span text:style-name="T3"><text:tab/>int32 </text:span><text:span text:style-name="T15">mindopp</text:span><text:span text:style-name="T3">;<text:tab/><text:tab/></text:span><text:span text:style-name="T22">//!&lt; Minimum </text:span><text:span text:style-name="T22">Doppler</text:span></text:p>
      <text:p text:style-name="P98"><text:span text:style-name="T3"><text:tab/>int32 </text:span><text:span text:style-name="T15">maxdopp</text:span><text:span text:style-name="T3">;<text:tab/><text:tab/></text:span><text:span text:style-name="T22">//!&lt; Maximum </text:span><text:span text:style-name="T22">Doppler</text:span></text:p>
      <text:p text:style-name="P98"><text:span text:style-name="T3"><text:tab/>int32 </text:span><text:span text:style-name="T15">antenna</text:span><text:span text:style-name="T3">;<text:tab/><text:tab/></text:span><text:span text:style-name="T22">//!&lt; Antenna number</text:span></text:p>
      <text:p text:style-name="P98"><text:span text:style-name="T3"><text:tab/>int32 </text:span><text:span text:style-name="T15">count</text:span><text:span text:style-name="T3">;<text:tab/><text:tab/></text:span><text:span text:style-name="T22">//!&lt; Packet tag</text:span></text:p>
      <text:p text:style-name="P98"><text:span text:style-name="T3"><text:tab/>int32 </text:span><text:span text:style-name="T15">state</text:span><text:span text:style-name="T3">;<text:tab/><text:tab/></text:span><text:span text:style-name="T22">//!&lt; Request state</text:span></text:p>
      <text:p text:style-name="P98"><text:span text:style-name="T3"><text:tab/>int32 </text:span><text:span text:style-name="T15">success</text:span><text:span text:style-name="T3">;<text:tab/><text:tab/></text:span><text:span text:style-name="T22">//!&lt; Was the SV detected?</text:span></text:p>
      <text:p text:style-name="P98"><text:span text:style-name="T3"><text:tab/></text:span><text:span text:style-name="T13">float</text:span><text:span text:style-name="T3"> </text:span><text:span text:style-name="T15">delay</text:span><text:span text:style-name="T3">;<text:tab/><text:tab/></text:span><text:span text:style-name="T22">//!&lt; Delay in chips</text:span></text:p>
      <text:p text:style-name="P98"><text:span text:style-name="T3"><text:tab/></text:span><text:span text:style-name="T13">float</text:span><text:span text:style-name="T3"> </text:span><text:span text:style-name="T15">doppler</text:span><text:span text:style-name="T3">;<text:tab/><text:tab/></text:span><text:span text:style-name="T22">//!&lt; </text:span><text:span text:style-name="T22">Doppler</text:span><text:span text:style-name="T22"> in Hz</text:span></text:p>
      <text:p text:style-name="P98"><text:span text:style-name="T3"><text:tab/></text:span><text:span text:style-name="T13">float</text:span><text:span text:style-name="T3"> </text:span><text:span text:style-name="T15">magnitude</text:span><text:span text:style-name="T3">;<text:tab/><text:tab/></text:span><text:span text:style-name="T22">//!&lt; Magnitude</text:span></text:p>
      <text:p text:style-name="P96"><text:span text:style-name="T3">} </text:span><text:span text:style-name="T18">Acq_Command_M</text:span><text:span text:style-name="T3">;</text:span></text:p>
      <text:p text:style-name="P91"/>
      <text:p text:style-name="P45">This message gives insight into the acquisition engine's status. Each acquisition attempt is emitted by the receiver.</text:p>
      <text:p text:style-name="P45"/>
      <text:p text:style-name="P45"/>
      <text:p text:style-name="P45"/>
      <text:p text:style-name="P45"/>
      <text:p text:style-name="P45"/>
      <text:p text:style-name="P45"/>
      <text:p text:style-name="P45"/>
      <text:p text:style-name="P45"/>
      <text:h text:style-name="P66" text:outline-level="2"><text:soft-page-break/>MESSAGE BYTEWISE TABLE</text:h>
      <text:p text:style-name="P20"><text:span text:style-name="T26"/></text:p>
      <table:table table:name="Table7" table:style-name="Table7">
        <table:table-column table:style-name="Table7.A"/>
        <table:table-column table:style-name="Table7.B"/>
        <table:table-column table:style-name="Table7.C" table:number-columns-repeated="2"/>
        <table:table-column table:style-name="Table7.E"/>
        <table:table-row>
          <table:table-cell table:style-name="Table7.A1" office:value-type="string">
            <text:p text:style-name="P37">Command</text:p>
          </table:table-cell>
          <table:table-cell table:style-name="Table7.A1" office:value-type="string">
            <text:p text:style-name="P37">Element</text:p>
          </table:table-cell>
          <table:table-cell table:style-name="Table7.A1" office:value-type="string">
            <text:p text:style-name="P37">Type</text:p>
          </table:table-cell>
          <table:table-cell table:style-name="Table7.A1" office:value-type="string">
            <text:p text:style-name="P37">Offset</text:p>
          </table:table-cell>
          <table:table-cell table:style-name="Table7.E1" office:value-type="string">
            <text:p text:style-name="P37">Size</text:p>
          </table:table-cell>
        </table:table-row>
        <table:table-row>
          <table:table-cell table:style-name="Table7.A2" office:value-type="string">
            <text:p text:style-name="P33">BOARD_HEALTH_M_ID</text:p>
          </table:table-cell>
          <table:table-cell table:style-name="Table7.A2" office:value-type="string">
            <text:p text:style-name="P33">trk_version</text:p>
          </table:table-cell>
          <table:table-cell table:style-name="Table7.A2" office:value-type="string">
            <text:p text:style-name="P33">uint32</text:p>
          </table:table-cell>
          <table:table-cell table:style-name="Table7.A2" office:value-type="string">
            <text:p text:style-name="P33">0x0</text:p>
          </table:table-cell>
          <table:table-cell table:style-name="Table7.E2"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acq_version</text:p>
          </table:table-cell>
          <table:table-cell table:style-name="Table7.A3" office:value-type="string">
            <text:p text:style-name="P33">uint32</text:p>
          </table:table-cell>
          <table:table-cell table:style-name="Table7.A3" office:value-type="string">
            <text:p text:style-name="P33">0x4</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dsa0</text:p>
          </table:table-cell>
          <table:table-cell table:style-name="Table7.A3" office:value-type="string">
            <text:p text:style-name="P33">uint32</text:p>
          </table:table-cell>
          <table:table-cell table:style-name="Table7.A3" office:value-type="string">
            <text:p text:style-name="P33">0x8</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dsa1</text:p>
          </table:table-cell>
          <table:table-cell table:style-name="Table7.A3" office:value-type="string">
            <text:p text:style-name="P33">uint32</text:p>
          </table:table-cell>
          <table:table-cell table:style-name="Table7.A3" office:value-type="string">
            <text:p text:style-name="P33">0xC</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dsa2</text:p>
          </table:table-cell>
          <table:table-cell table:style-name="Table7.A3" office:value-type="string">
            <text:p text:style-name="P33">uint32</text:p>
          </table:table-cell>
          <table:table-cell table:style-name="Table7.A3" office:value-type="string">
            <text:p text:style-name="P33">0x10</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dsa3</text:p>
          </table:table-cell>
          <table:table-cell table:style-name="Table7.A3" office:value-type="string">
            <text:p text:style-name="P33">uint32</text:p>
          </table:table-cell>
          <table:table-cell table:style-name="Table7.A3" office:value-type="string">
            <text:p text:style-name="P33">0x14</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ovrflw0</text:p>
          </table:table-cell>
          <table:table-cell table:style-name="Table7.A3" office:value-type="string">
            <text:p text:style-name="P33">uint32</text:p>
          </table:table-cell>
          <table:table-cell table:style-name="Table7.A3" office:value-type="string">
            <text:p text:style-name="P33">0x18</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ovrflw1</text:p>
          </table:table-cell>
          <table:table-cell table:style-name="Table7.A3" office:value-type="string">
            <text:p text:style-name="P33">uint32</text:p>
          </table:table-cell>
          <table:table-cell table:style-name="Table7.A3" office:value-type="string">
            <text:p text:style-name="P33">0x1C</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ovrflw2</text:p>
          </table:table-cell>
          <table:table-cell table:style-name="Table7.A3" office:value-type="string">
            <text:p text:style-name="P33">uint32</text:p>
          </table:table-cell>
          <table:table-cell table:style-name="Table7.A3" office:value-type="string">
            <text:p text:style-name="P33">0x20</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ovrflw3</text:p>
          </table:table-cell>
          <table:table-cell table:style-name="Table7.A3" office:value-type="string">
            <text:p text:style-name="P33">uint32</text:p>
          </table:table-cell>
          <table:table-cell table:style-name="Table7.A3" office:value-type="string">
            <text:p text:style-name="P33">0x24</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lo_locked</text:p>
          </table:table-cell>
          <table:table-cell table:style-name="Table7.A3" office:value-type="string">
            <text:p text:style-name="P33">uint32</text:p>
          </table:table-cell>
          <table:table-cell table:style-name="Table7.A3" office:value-type="string">
            <text:p text:style-name="P33">0x28</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sram_bad_mem</text:p>
          </table:table-cell>
          <table:table-cell table:style-name="Table7.A3" office:value-type="string">
            <text:p text:style-name="P33">uint32</text:p>
          </table:table-cell>
          <table:table-cell table:style-name="Table7.A3" office:value-type="string">
            <text:p text:style-name="P33">0x2C</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sram_bad_hi</text:p>
          </table:table-cell>
          <table:table-cell table:style-name="Table7.A3" office:value-type="string">
            <text:p text:style-name="P33">uint32</text:p>
          </table:table-cell>
          <table:table-cell table:style-name="Table7.A3" office:value-type="string">
            <text:p text:style-name="P33">0x30</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sram_bad_lo</text:p>
          </table:table-cell>
          <table:table-cell table:style-name="Table7.A3" office:value-type="string">
            <text:p text:style-name="P33">uint32</text:p>
          </table:table-cell>
          <table:table-cell table:style-name="Table7.A3" office:value-type="string">
            <text:p text:style-name="P33">0x34</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missed_interrupts</text:p>
          </table:table-cell>
          <table:table-cell table:style-name="Table7.A3" office:value-type="string">
            <text:p text:style-name="P33">uint32</text:p>
          </table:table-cell>
          <table:table-cell table:style-name="Table7.A3" office:value-type="string">
            <text:p text:style-name="P33">0x38</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software_major</text:p>
          </table:table-cell>
          <table:table-cell table:style-name="Table7.A3" office:value-type="string">
            <text:p text:style-name="P33">uint32</text:p>
          </table:table-cell>
          <table:table-cell table:style-name="Table7.A3" office:value-type="string">
            <text:p text:style-name="P33">0x3C</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software_minor</text:p>
          </table:table-cell>
          <table:table-cell table:style-name="Table7.A3" office:value-type="string">
            <text:p text:style-name="P33">uint32</text:p>
          </table:table-cell>
          <table:table-cell table:style-name="Table7.A3" office:value-type="string">
            <text:p text:style-name="P33">0x40</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software_postfix</text:p>
          </table:table-cell>
          <table:table-cell table:style-name="Table7.A3" office:value-type="string">
            <text:p text:style-name="P33">uint32</text:p>
          </table:table-cell>
          <table:table-cell table:style-name="Table7.A3" office:value-type="string">
            <text:p text:style-name="P33">0x44</text:p>
          </table:table-cell>
          <table:table-cell table:style-name="Table7.E3" office:value-type="float" office:value="4">
            <text:p text:style-name="P33">4</text:p>
          </table:table-cell>
        </table:table-row>
        <table:table-row>
          <table:table-cell table:style-name="Table7.A3" office:value-type="string">
            <text:p text:style-name="P33"/>
          </table:table-cell>
          <table:table-cell table:style-name="Table7.A3" office:value-type="string">
            <text:p text:style-name="P33"/>
          </table:table-cell>
          <table:table-cell table:style-name="Table7.A3" office:value-type="string">
            <text:p text:style-name="P33"/>
          </table:table-cell>
          <table:table-cell table:style-name="Table7.A3" office:value-type="string">
            <text:p text:style-name="P33"/>
          </table:table-cell>
          <table:table-cell table:style-name="Table7.E3">
            <text:p text:style-name="P33"/>
          </table:table-cell>
        </table:table-row>
        <table:table-row>
          <table:table-cell table:style-name="Table7.A2" office:value-type="string">
            <text:p text:style-name="P33">TASK_HEALTH_M_ID</text:p>
          </table:table-cell>
          <table:table-cell table:style-name="Table7.A2" office:value-type="string">
            <text:p text:style-name="P33">execution_tic</text:p>
          </table:table-cell>
          <table:table-cell table:style-name="Table7.A2" office:value-type="string">
            <text:p text:style-name="P33">uint32</text:p>
          </table:table-cell>
          <table:table-cell table:style-name="Table7.A2" office:value-type="string">
            <text:p text:style-name="P33">0x0</text:p>
          </table:table-cell>
          <table:table-cell table:style-name="Table7.E2" office:value-type="float" office:value="128">
            <text:p text:style-name="P33">128</text:p>
          </table:table-cell>
        </table:table-row>
        <table:table-row>
          <table:table-cell table:style-name="Table7.A3" office:value-type="string">
            <text:p text:style-name="P33"/>
          </table:table-cell>
          <table:table-cell table:style-name="Table7.A3" office:value-type="string">
            <text:p text:style-name="P33">start_tic</text:p>
          </table:table-cell>
          <table:table-cell table:style-name="Table7.A3" office:value-type="string">
            <text:p text:style-name="P33">uint32</text:p>
          </table:table-cell>
          <table:table-cell table:style-name="Table7.A3" office:value-type="string">
            <text:p text:style-name="P33">0x80</text:p>
          </table:table-cell>
          <table:table-cell table:style-name="Table7.E3" office:value-type="float" office:value="128">
            <text:p text:style-name="P33">128</text:p>
          </table:table-cell>
        </table:table-row>
        <table:table-row>
          <table:table-cell table:style-name="Table7.A23" office:value-type="string">
            <text:p text:style-name="P33"/>
          </table:table-cell>
          <table:table-cell table:style-name="Table7.A23" office:value-type="string">
            <text:p text:style-name="P33">stop_tic</text:p>
          </table:table-cell>
          <table:table-cell table:style-name="Table7.A23" office:value-type="string">
            <text:p text:style-name="P33">uint32</text:p>
          </table:table-cell>
          <table:table-cell table:style-name="Table7.A23" office:value-type="string">
            <text:p text:style-name="P33">0x100</text:p>
          </table:table-cell>
          <table:table-cell table:style-name="Table7.E23" office:value-type="float" office:value="128">
            <text:p text:style-name="P33">128</text:p>
          </table:table-cell>
        </table:table-row>
        <table:table-row>
          <table:table-cell table:style-name="Table7.A23" office:value-type="string">
            <text:p text:style-name="P33"/>
          </table:table-cell>
          <table:table-cell table:style-name="Table7.A23" office:value-type="string">
            <text:p text:style-name="P33"/>
          </table:table-cell>
          <table:table-cell table:style-name="Table7.A23" office:value-type="string">
            <text:p text:style-name="P33"/>
          </table:table-cell>
          <table:table-cell table:style-name="Table7.A23" office:value-type="string">
            <text:p text:style-name="P33"/>
          </table:table-cell>
          <table:table-cell table:style-name="Table7.E24" office:value-type="string">
            <text:p text:style-name="P33"/>
          </table:table-cell>
        </table:table-row>
        <table:table-row>
          <table:table-cell table:style-name="Table7.A23" office:value-type="string">
            <text:p text:style-name="P33"/>
          </table:table-cell>
          <table:table-cell table:style-name="Table7.A23" office:value-type="string">
            <text:p text:style-name="P33"/>
          </table:table-cell>
          <table:table-cell table:style-name="Table7.A23" office:value-type="string">
            <text:p text:style-name="P33"/>
          </table:table-cell>
          <table:table-cell table:style-name="Table7.A23" office:value-type="string">
            <text:p text:style-name="P33"/>
          </table:table-cell>
          <table:table-cell table:style-name="Table7.E24" office:value-type="string">
            <text:p text:style-name="P33"/>
          </table:table-cell>
        </table:table-row>
        <table:table-row>
          <table:table-cell table:style-name="Table7.A23" office:value-type="string">
            <text:p text:style-name="P33"/>
          </table:table-cell>
          <table:table-cell table:style-name="Table7.A23" office:value-type="string">
            <text:p text:style-name="P33"/>
          </table:table-cell>
          <table:table-cell table:style-name="Table7.A23" office:value-type="string">
            <text:p text:style-name="P33"/>
          </table:table-cell>
          <table:table-cell table:style-name="Table7.A23" office:value-type="string">
            <text:p text:style-name="P33"/>
          </table:table-cell>
          <table:table-cell table:style-name="Table7.E24" office:value-type="string">
            <text:p text:style-name="P33"/>
          </table:table-cell>
        </table:table-row>
        <table:table-row>
          <table:table-cell table:style-name="Table7.A23" office:value-type="string">
            <text:p text:style-name="P33"/>
          </table:table-cell>
          <table:table-cell table:style-name="Table7.A23" office:value-type="string">
            <text:p text:style-name="P33"/>
          </table:table-cell>
          <table:table-cell table:style-name="Table7.A23" office:value-type="string">
            <text:p text:style-name="P33"/>
          </table:table-cell>
          <table:table-cell table:style-name="Table7.A23" office:value-type="string">
            <text:p text:style-name="P33"/>
          </table:table-cell>
          <table:table-cell table:style-name="Table7.E24" office:value-type="string">
            <text:p text:style-name="P33"/>
          </table:table-cell>
        </table:table-row>
        <table:table-row>
          <table:table-cell table:style-name="Table7.A23" office:value-type="string">
            <text:p text:style-name="P33"/>
          </table:table-cell>
          <table:table-cell table:style-name="Table7.A23" office:value-type="string">
            <text:p text:style-name="P33"/>
          </table:table-cell>
          <table:table-cell table:style-name="Table7.A23" office:value-type="string">
            <text:p text:style-name="P33"/>
          </table:table-cell>
          <table:table-cell table:style-name="Table7.A23" office:value-type="string">
            <text:p text:style-name="P33"/>
          </table:table-cell>
          <table:table-cell table:style-name="Table7.E24" office:value-type="string">
            <text:p text:style-name="P33"/>
          </table:table-cell>
        </table:table-row>
      </table:table>
      <text:p text:style-name="P83"/>
      <text:p text:style-name="P83"/>
      <text:p text:style-name="P83"/>
      <text:p text:style-name="P83"/>
      <text:p text:style-name="P25"/>
      <text:p text:style-name="P25"><text:soft-page-break/>The application process identifier (APID) will be linked to two enums found in commands.h and messages.h. For commands the relevant enum is CCSDS_COMMAND_IDS, for messages CCSDS_MESSAGES_IDS. Externally the application process identifier will be equal to the command or message enum, plus the #define CCSDS_APID_BASE:</text:p>
      <text:p text:style-name="P28"/>
      <text:p text:style-name="P28">Message APID = CCSDS_MESSAGES_IDS(Message type) + CCSDS_APID_BASE + MESSAGE_APID_OFFSET;</text:p>
      <text:p text:style-name="P28">Command APID = CCSDS_COMMANDS_IDS(Command type) + CCSDS_APID_BASE + COMMAND_APID_OFFSET;</text:p>
      <text:p text:style-name="P28"/>
      <text:p text:style-name="P28"/>
      <text:p text:style-name="P28"/>
      <text:p text:style-name="P28"/>
      <text:p text:style-name="P28"/>
      <text:p text:style-name="P28"/>
      <text:p text:style-name="P28"/>
      <text:p text:style-name="P28"/>
      <text:p text:style-name="P28"/>
      <text:p text:style-name="P28">CCSDS_COMMAND_IDS and CCSDS_MESSAGES_IDS will contain two dummy enumerations in the first and last place: </text:p>
      <text:p text:style-name="P28"/>
      <text:p text:style-name="P87"><text:span text:style-name="T27"><text:tab/><text:tab/>/* </text:span><text:span text:style-name="T25">Enum</text:span><text:span text:style-name="T27"> the packet ID #s */<text:tab/><text:tab/>/* </text:span><text:span text:style-name="T25">Enum</text:span><text:span text:style-name="T27"> the command #s */</text:span></text:p>
      <text:p text:style-name="P100"><text:span text:style-name="T13"><text:tab/><text:tab/>enum</text:span><text:span text:style-name="T3"> CCSDS_MESSAGES_IDS<text:tab/><text:tab/><text:tab/></text:span><text:span text:style-name="T13">enum</text:span><text:span text:style-name="T3"> CCSDS_COMMAND_IDS</text:span></text:p>
      <text:p text:style-name="P89"><text:tab/><text:tab/>{<text:tab/><text:tab/><text:tab/><text:tab/><text:tab/><text:tab/>{</text:p>
      <text:p text:style-name="P100"><text:span text:style-name="T3"><text:tab/><text:tab/><text:tab/></text:span><text:span text:style-name="T16">FIRST_M_ID</text:span><text:span text:style-name="T3">,<text:tab/><text:tab/><text:tab/><text:tab/></text:span><text:span text:style-name="T16">FIRST_C_ID</text:span><text:span text:style-name="T3">,</text:span></text:p>
      <text:p text:style-name="P100"><text:span text:style-name="T3"><text:tab/><text:tab/><text:tab/></text:span><text:span text:style-name="T16">BOARD_HEALTH_M_ID</text:span><text:span text:style-name="T3">,<text:tab/><text:tab/></text:span><text:span text:style-name="T16">RESET_PVT_C_ID</text:span><text:span text:style-name="T3">,</text:span></text:p>
      <text:p text:style-name="P89"><text:tab/><text:tab/><text:tab/>…<text:tab/><text:tab/><text:tab/><text:tab/><text:tab/>...</text:p>
      <text:p text:style-name="P100"><text:span text:style-name="T3"><text:tab/><text:tab/><text:tab/></text:span><text:span text:style-name="T16">ACQ_COMMAND_M_ID</text:span><text:span text:style-name="T3">,<text:tab/><text:tab/><text:tab/></text:span><text:span text:style-name="T16">CLOCK_CONFIG_C_ID</text:span><text:span text:style-name="T3">,</text:span></text:p>
      <text:p text:style-name="P100"><text:span text:style-name="T3"><text:tab/><text:tab/><text:tab/></text:span><text:span text:style-name="T16">LAST_M_ID<text:tab/><text:tab/><text:tab/><text:tab/>LAST_C_ID</text:span></text:p>
      <text:p text:style-name="P89"><text:tab/><text:tab/>};<text:tab/><text:tab/><text:tab/><text:tab/><text:tab/><text:tab/>};</text:p>
      <text:p text:style-name="P89"/>
      <text:p text:style-name="P89"/>
      <text:p text:style-name="P73">FIRST_M_ID and FIRST_C_ID will take the 0th position, and LAST_M_ID and LAST_C_ID the last. Hence the APID, minus <text:span text:style-name="T2">CCSDS_APID_BASE, will always be larger than zero and less than LAST_M_ID or LAST_C_ID.</text:span></text:p>
      <text:p text:style-name="P10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ARial1" svg:font-family="ARial" style:font-family-generic="roman"/>
    <style:font-face style:name="Liberation Sans1" svg:font-family="'Liberation Sans'" style:font-family-generic="roman"/>
    <style:font-face style:name="Arial1" svg:font-family="Arial" style:font-family-generic="swiss"/>
    <style:font-face style:name="Monospace" svg:font-family="Monospace" style:font-pitch="fixed"/>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paragraph-properties fo:orphans="0" fo:widows="0"/>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6pt" fo:font-style="italic" style:text-underline-style="solid" style:text-underline-width="auto" style:text-underline-color="font-color" fo:font-weight="bold" style:font-size-asian="16pt" style:font-style-asian="italic"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mid_20_category" style:display-name="table mid category" style:family="paragraph" style:parent-style-name="Standard">
      <style:paragraph-properties fo:margin-top="0.028in" fo:margin-bottom="0.028in" fo:text-align="center" style:justify-single-word="false" fo:keep-together="always" fo:keep-with-next="always"/>
      <style:text-properties style:font-name="Times" fo:font-weight="bold"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ab-stops>
          <style:tab-stop style:position="0.3in"/>
        </style:tab-stops>
      </style:paragraph-properties>
      <style:text-properties style:font-name="Arial" fo:font-size="16pt" fo:font-style="italic" style:text-underline-style="solid" style:text-underline-width="auto" style:text-underline-color="font-color" fo:font-weight="bold" style:letter-kerning="true" style:font-size-asian="16pt" style:font-style-asian="italic"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Header">
      <style:paragraph-properties fo:text-align="start" style:justify-single-word="false">
        <style:tab-stops>
          <style:tab-stop style:position="4.5in"/>
          <style:tab-stop style:position="6in" style:type="right"/>
        </style:tab-stops>
      </style:paragraph-properties>
      <style:text-properties fo:font-style="italic" style:font-style-asian="italic" style:font-style-complex="italic"/>
    </style:style>
    <style:page-layout style:name="Mpm1">
      <style:page-layout-properties fo:page-width="8.5in" fo:page-height="11in" style:num-format="1" style:print-orientation="portrait" fo:margin-top="0.75in" fo:margin-bottom="0.75in" fo:margin-left="0.75in" fo:margin-right="0.75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IS-GPS-SDR-1.0</text:p>
      </style:header>
      <style:footer>
        <text:p text:style-name="Footer"><text:date style:data-style-name="N37" text:date-value="2008-10-27T12:53:46.95" text:fixed="true">10/27/08</text:date><text:tab/><text:tab/><text:page-number text:select-page="current">24</text:page-number>/<text:page-count>24</text:page-count></text:p>
      </style:footer>
    </style:master-page>
    <style:master-page style:name="First_20_Page" style:display-name="First Page" style:page-layout-name="Mpm2" style:next-style-name="Standard">
      <style:header>
        <text:p text:style-name="MP2">IS-GPS-SDR-1.0</text:p>
      </style:header>
      <style:footer>
        <text:p text:style-name="Footer"><text:date style:data-style-name="N37" text:date-value="2008-10-27T12:50:37.95" text:fixed="true">10/27/08</text:date><text:tab/><text:tab/><text:page-number text:select-page="current">24</text:page-number>/<text:page-count>24</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regory Heckler</meta:initial-creator>
    <meta:creation-date>2008-10-27T12:08:23</meta:creation-date>
    <meta:generator>OpenOffice.org/3.0$Linux OpenOffice.org_project/300m9$Build-9358</meta:generator>
    <dc:date>2008-12-01T16:28:45</dc:date>
    <dc:creator>Gregory Heckler</dc:creator>
    <meta:editing-duration>PT08H41M13S</meta:editing-duration>
    <meta:editing-cycles>298</meta:editing-cycles>
    <meta:printed-by>Gregory Heckler</meta:printed-by>
    <meta:print-date>2008-12-01T13:29:38</meta:print-date>
    <meta:document-statistic meta:table-count="7" meta:image-count="0" meta:object-count="0" meta:page-count="24" meta:paragraph-count="752" meta:word-count="4015" meta:character-count="26332"/>
    <meta:user-defined meta:name="Info 1"/>
    <meta:user-defined meta:name="Info 2"/>
    <meta:user-defined meta:name="Info 3"/>
    <meta:user-defined meta:name="Info 4"/>
  </office:meta>
</office:document-meta>
</file>